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" style:font-family-generic="swiss" style:font-pitch="variable"/>
    <style:font-face style:name="Arial1" svg:font-family="Arial, Tahoma, Verdan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1.355cm" fo:text-align="center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Text_20_body">
      <style:paragraph-properties fo:margin-left="1cm" fo:margin-right="1.355cm" fo:margin-top="0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officeooo:paragraph-rsid="000a1975"/>
    </style:style>
    <style:style style:name="P5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officeooo:paragraph-rsid="0010d430"/>
    </style:style>
    <style:style style:name="P6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officeooo:paragraph-rsid="0012a833"/>
    </style:style>
    <style:style style:name="P7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en" fo:country="US" style:font-size-asian="10pt" style:font-size-complex="10pt"/>
    </style:style>
    <style:style style:name="P8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000000" loext:opacity="100%" fo:font-size="10pt" style:font-size-asian="10pt" style:font-size-complex="10pt"/>
    </style:style>
    <style:style style:name="P9" style:family="paragraph" style:parent-style-name="Standard">
      <style:paragraph-properties fo:margin-left="1cm" fo:margin-right="1.355cm" fo:text-indent="0cm" style:auto-text-indent="false">
        <style:tab-stops/>
      </style:paragraph-properties>
      <style:text-properties fo:color="#000000" loext:opacity="100%" fo:font-size="10pt" style:font-size-asian="10pt" style:font-size-complex="10pt"/>
    </style:style>
    <style:style style:name="P10" style:family="paragraph" style:parent-style-name="Standard">
      <style:paragraph-properties fo:margin-left="1cm" fo:margin-right="1.355cm" fo:text-align="center" style:justify-single-word="false" fo:text-indent="0cm" style:auto-text-indent="false">
        <style:tab-stops/>
      </style:paragraph-properties>
      <style:text-properties fo:color="#000000" loext:opacity="100%" fo:font-size="10pt" fo:font-weight="bold" fo:background-color="#ffffd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1cm" fo:margin-right="1.355cm" fo:text-indent="0cm" style:auto-text-indent="false">
        <style:tab-stops/>
      </style:paragraph-properties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left="1cm" fo:margin-right="1.355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Arial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ext_20_body">
      <style:paragraph-properties fo:margin-left="1cm" fo:margin-right="1.355cm" fo:margin-top="0cm" fo:margin-bottom="0cm" style:contextual-spacing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margin-left="1cm" fo:margin-right="1.355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Text_20_body">
      <style:paragraph-properties fo:margin-left="1cm" fo:margin-right="1.355cm" fo:margin-top="0cm" fo:margin-bottom="0cm" style:contextual-spacing="false" fo:text-indent="0cm" style:auto-text-indent="false">
        <style:tab-stops/>
      </style:paragraph-properties>
    </style:style>
    <style:style style:name="P17" style:family="paragraph" style:parent-style-name="Table_20_Contents">
      <style:paragraph-properties fo:margin-left="1cm" fo:margin-right="1.355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1cm" fo:margin-right="1.355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c9211e" loext:opacity="100%" fo:font-size="10pt" style:font-size-asian="10pt" style:font-size-complex="10pt"/>
    </style:style>
    <style:style style:name="P20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3465a4" loext:opacity="100%" fo:font-size="10pt" fo:language="en" fo:country="US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1cm" fo:margin-right="1.355cm" fo:text-align="justify" style:justify-single-word="false" fo:text-indent="0cm" style:auto-text-indent="false">
        <style:tab-stops/>
      </style:paragraph-properties>
      <style:text-properties fo:color="#5983b0" loext:opacity="100%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1cm" fo:margin-right="1.355cm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#ffff00" style:font-weight-asian="bold" style:font-weight-complex="bold"/>
    </style:style>
    <style:style style:name="P24" style:family="paragraph" style:parent-style-name="Standard" style:master-page-name="MP0">
      <style:paragraph-properties fo:margin-left="1cm" fo:margin-right="1.355cm" fo:text-align="center" style:justify-single-word="false" fo:text-indent="0cm" style:auto-text-indent="false" style:page-number="auto" fo:break-before="page">
        <style:tab-stops/>
      </style:paragraph-properties>
    </style:style>
    <style:style style:name="P25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officeooo:paragraph-rsid="0015b234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officeooo:rsid="007cf327" officeooo:paragraph-rsid="0015b234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Standard" style:master-page-name="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style:page-number="auto" fo:background-color="transparent"/>
      <style:text-properties fo:font-variant="normal" fo:text-transform="none" fo:color="#2c2d2e" loext:opacity="100%" style:font-name="Arial1" fo:font-size="11pt" fo:letter-spacing="normal" fo:font-style="normal" fo:font-weight="normal" officeooo:rsid="006a7289" officeooo:paragraph-rsid="0015b234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fo:font-variant="normal" fo:text-transform="none" fo:color="#2c2d2e" loext:opacity="100%" style:font-name="Arial1" fo:font-size="11pt" fo:letter-spacing="normal" fo:font-style="normal" fo:font-weight="normal" officeooo:rsid="006a7289" officeooo:paragraph-rsid="0015b234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fo:font-variant="normal" fo:text-transform="none" fo:color="#2c2d2e" loext:opacity="100%" style:font-name="Arial1" fo:font-size="11pt" fo:letter-spacing="normal" fo:language="en" fo:country="US" fo:font-style="normal" fo:font-weight="normal" officeooo:rsid="006b22d5" officeooo:paragraph-rsid="0015b234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officeooo:rsid="007b6c55" officeooo:paragraph-rsid="0015b234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.9cm" fo:margin-right="1.3cm" fo:text-align="justify" style:justify-single-word="false" fo:hyphenation-ladder-count="no-limit" fo:text-indent="0cm" style:auto-text-indent="false" fo:background-color="transparent"/>
      <style:text-properties officeooo:rsid="007c0db9" officeooo:paragraph-rsid="0015b234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color="#000000" loext:opacity="100%" style:font-name="Arial" fo:font-size="10pt" fo:language="en" fo:country="US" fo:background-color="#ffffd7" loext:char-shading-value="0" style:font-size-asian="10pt" style:font-size-complex="10pt"/>
    </style:style>
    <style:style style:name="T2" style:family="text">
      <style:text-properties fo:color="#000000" loext:opacity="100%" style:font-name="Arial" fo:font-size="10pt" fo:background-color="#ffffd7" loext:char-shading-value="0" style:font-size-asian="10pt" style:font-size-complex="10pt"/>
    </style:style>
    <style:style style:name="T3" style:family="text">
      <style:text-properties fo:color="#000000" loext:opacity="100%" fo:font-size="10pt" fo:language="en" fo:country="US" fo:font-weight="bold" fo:background-color="#ffffd7" loext:char-shading-value="0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0pt" fo:language="en" fo:country="US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fo:font-size="10pt" fo:language="en" fo:country="US" fo:font-weight="bold" fo:background-color="#ffff00" loext:char-shading-value="0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10pt" fo:language="en" fo:country="US" fo:font-weight="bold" fo:background-color="#81d41a" loext:char-shading-value="0" style:font-size-asian="10pt" style:font-weight-asian="bold" style:font-size-complex="10pt" style:font-weight-complex="bold"/>
    </style:style>
    <style:style style:name="T7" style:family="text">
      <style:text-properties fo:color="#000000" loext:opacity="100%" fo:font-size="10pt" fo:language="en" fo:country="US" style:font-size-asian="10pt" style:font-size-complex="10pt"/>
    </style:style>
    <style:style style:name="T8" style:family="text">
      <style:text-properties fo:color="#000000" loext:opacity="100%" fo:font-size="10pt" fo:language="en" fo:country="US" fo:background-color="#ffffd7" loext:char-shading-value="0" style:font-size-asian="10pt" style:font-size-complex="10pt"/>
    </style:style>
    <style:style style:name="T9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fo:font-size="10pt" fo:font-weight="bold" fo:background-color="#ffff00" loext:char-shading-value="0" style:font-size-asian="10pt" style:font-weight-asian="bold" style:font-size-complex="10pt" style:font-weight-complex="bold"/>
    </style:style>
    <style:style style:name="T11" style:family="text">
      <style:text-properties fo:color="#000000" loext:opacity="100%" fo:font-size="10pt" fo:font-weight="bold" fo:background-color="#81d41a" loext:char-shading-value="0" style:font-size-asian="10pt" style:font-weight-asian="bold" style:font-size-complex="10pt" style:font-weight-complex="bold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fo:color="#000000" loext:opacity="100%" fo:font-size="10pt" officeooo:rsid="0015a01f" style:font-size-asian="10pt" style:font-size-complex="10pt"/>
    </style:style>
    <style:style style:name="T14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loext:opacity="100%" fo:font-size="10pt" fo:background-color="#ffffd7" loext:char-shading-value="0" style:font-size-asian="10pt" style:font-size-complex="10pt"/>
    </style:style>
    <style:style style:name="T16" style:family="text">
      <style:text-properties fo:color="#000000" loext:opacity="100%" fo:font-size="9pt" fo:font-style="italic" style:font-size-asian="9pt" style:font-style-asian="italic" style:font-size-complex="9pt" style:font-style-complex="italic"/>
    </style:style>
    <style:style style:name="T17" style:family="text">
      <style:text-properties fo:color="#2c2d2e" loext:opacity="100%" style:font-name="Arial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2c2d2e" loext:opacity="100%" style:font-name="Arial" fo:font-size="10pt" fo:language="en" fo:country="US" style:font-size-asian="10pt" style:font-size-complex="10pt"/>
    </style:style>
    <style:style style:name="T19" style:family="text">
      <style:text-properties fo:color="#2c2d2e" loext:opacity="100%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T20" style:family="text">
      <style:text-properties fo:color="#2c2d2e" loext:opacity="100%" style:font-name="Arial" fo:font-size="10pt" fo:language="en" fo:country="US" fo:font-style="italic" style:font-size-asian="10pt" style:font-style-asian="italic" style:font-size-complex="10pt" style:font-style-complex="italic"/>
    </style:style>
    <style:style style:name="T21" style:family="text">
      <style:text-properties fo:color="#2c2d2e" loext:opacity="100%" style:font-name="Arial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2c2d2e" loext:opacity="100%" style:font-name="Arial" fo:font-size="10pt" style:font-size-asian="10pt" style:font-size-complex="10pt"/>
    </style:style>
    <style:style style:name="T23" style:family="text">
      <style:text-properties fo:color="#2c2d2e" loext:opacity="100%"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2c2d2e" loext:opacity="100%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2c2d2e" loext:opacity="100%" fo:font-size="10pt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color="#c9211e" loext:opacity="100%" style:font-name="Arial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c9211e" loext:opacity="100%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color="#c9211e" loext:opacity="100%" style:font-name="Arial" fo:font-size="10pt" fo:language="en" fo:country="US" style:font-size-asian="10pt" style:font-size-complex="10pt"/>
    </style:style>
    <style:style style:name="T31" style:family="text">
      <style:text-properties fo:color="#c9211e" loext:opacity="100%" style:font-name="Arial" fo:font-size="10pt" style:font-size-asian="10pt" style:font-size-complex="10pt"/>
    </style:style>
    <style:style style:name="T32" style:family="text">
      <style:text-properties fo:color="#c9211e" loext:opacity="100%" fo:font-size="10pt" style:font-size-asian="10pt" style:font-size-complex="10pt"/>
    </style:style>
    <style:style style:name="T33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34" style:family="text">
      <style:text-properties fo:color="#c9211e" loext:opacity="100%" fo:font-size="10pt" fo:language="en" fo:country="US" fo:font-weight="bold" style:font-size-asian="10pt" style:font-weight-asian="bold" style:font-size-complex="10pt" style:font-weight-complex="bold"/>
    </style:style>
    <style:style style:name="T35" style:family="text">
      <style:text-properties fo:color="#c9211e" loext:opacity="100%" fo:font-size="10pt" fo:language="en" fo:country="US" style:font-size-asian="10pt" style:font-size-complex="10pt"/>
    </style:style>
    <style:style style:name="T36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7" style:family="text">
      <style:text-properties fo:color="#c9211e" loext:opacity="100%" fo:font-size="9pt" fo:font-style="italic" style:font-size-asian="9pt" style:font-style-asian="italic" style:font-size-complex="9pt" style:font-style-complex="italic"/>
    </style:style>
    <style:style style:name="T38" style:family="text">
      <style:text-properties fo:color="#c9211e" loext:opacity="100%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fo:color="#c9211e" loext:opacity="100%" fo:language="ru" fo:country="RU"/>
    </style:style>
    <style:style style:name="T40" style:family="text">
      <style:text-properties fo:color="#c9211e" loext:opacity="100%" fo:language="ru" fo:country="RU" officeooo:rsid="0074a66c"/>
    </style:style>
    <style:style style:name="T41" style:family="text">
      <style:text-properties fo:color="#c9211e" loext:opacity="100%" fo:language="ru" fo:country="RU" officeooo:rsid="006b22d5"/>
    </style:style>
    <style:style style:name="T42" style:family="text">
      <style:text-properties fo:color="#c9211e" loext:opacity="100%" fo:language="en" fo:country="US" officeooo:rsid="006b22d5"/>
    </style:style>
    <style:style style:name="T43" style:family="text">
      <style:text-properties fo:color="#c9211e" loext:opacity="100%" officeooo:rsid="006c3591"/>
    </style:style>
    <style:style style:name="T44" style:family="text">
      <style:text-properties style:font-name="Arial" fo:font-size="10pt" style:font-size-asian="10pt" style:font-size-complex="10pt"/>
    </style:style>
    <style:style style:name="T45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46" style:family="text">
      <style:text-properties style:font-name="Arial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4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48" style:family="text">
      <style:text-properties style:font-name="Arial" fo:font-size="10pt" fo:language="en" fo:country="US" style:font-size-asian="10pt" style:font-size-complex="10pt"/>
    </style:style>
    <style:style style:name="T4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5983b0" loext:opacity="100%" fo:font-size="10pt" style:font-size-asian="10pt" style:font-size-complex="10pt"/>
    </style:style>
    <style:style style:name="T51" style:family="text">
      <style:text-properties fo:color="#5983b0" loext:opacity="100%" fo:font-size="10pt" fo:language="en" fo:country="US" fo:font-style="italic" style:font-size-asian="10pt" style:font-style-asian="italic" style:font-size-complex="10pt" style:font-style-complex="italic"/>
    </style:style>
    <style:style style:name="T52" style:family="text">
      <style:text-properties fo:color="#5983b0" loext:opacity="100%" fo:font-size="10pt" fo:font-style="italic" style:font-size-asian="10pt" style:font-style-asian="italic" style:font-size-complex="10pt" style:font-style-complex="italic"/>
    </style:style>
    <style:style style:name="T53" style:family="text">
      <style:text-properties fo:color="#3465a4" loext:opacity="100%" fo:font-size="10pt" fo:language="en" fo:country="US" fo:font-weight="bold" style:font-size-asian="10pt" style:font-weight-asian="bold" style:font-size-complex="10pt" style:font-weight-complex="bold"/>
    </style:style>
    <style:style style:name="T54" style:family="text">
      <style:text-properties fo:color="#3465a4" loext:opacity="100%" fo:font-size="10pt" fo:language="en" fo:country="US" style:font-size-asian="10pt" style:font-size-complex="10pt"/>
    </style:style>
    <style:style style:name="T55" style:family="text">
      <style:text-properties fo:color="#3465a4" loext:opacity="100%" fo:font-size="10pt" style:font-size-asian="10pt" style:font-size-complex="10pt"/>
    </style:style>
    <style:style style:name="T56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weight="bold" fo:background-color="#81d41a" loext:char-shading-value="0" style:font-weight-asian="bold" style:font-weight-complex="bold"/>
    </style:style>
    <style:style style:name="T58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style:font-size-asian="11pt" style:font-size-complex="11pt"/>
    </style:style>
    <style:style style:name="T59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e1a91" style:font-size-asian="11pt" style:font-size-complex="11pt"/>
    </style:style>
    <style:style style:name="T60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f02c6" style:font-size-asian="11pt" style:font-size-complex="11pt"/>
    </style:style>
    <style:style style:name="T61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05c1b" style:font-size-asian="11pt" style:font-size-complex="11pt"/>
    </style:style>
    <style:style style:name="T62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0786b" style:font-size-asian="11pt" style:font-size-complex="11pt"/>
    </style:style>
    <style:style style:name="T63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59566" style:font-size-asian="11pt" style:font-size-complex="11pt"/>
    </style:style>
    <style:style style:name="T64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5b911" style:font-size-asian="11pt" style:font-size-complex="11pt"/>
    </style:style>
    <style:style style:name="T65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77fb6" style:font-size-asian="11pt" style:font-size-complex="11pt"/>
    </style:style>
    <style:style style:name="T66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8cd7f" style:font-size-asian="11pt" style:font-size-complex="11pt"/>
    </style:style>
    <style:style style:name="T67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89914a" style:font-size-asian="11pt" style:font-size-complex="11pt"/>
    </style:style>
    <style:style style:name="T68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6c3591" style:font-size-asian="11pt" style:font-size-complex="11pt"/>
    </style:style>
    <style:style style:name="T69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6c6920" style:font-size-asian="11pt" style:font-size-complex="11pt"/>
    </style:style>
    <style:style style:name="T70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0d575" style:font-size-asian="11pt" style:font-size-complex="11pt"/>
    </style:style>
    <style:style style:name="T71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6df7a5" style:font-size-asian="11pt" style:font-size-complex="11pt"/>
    </style:style>
    <style:style style:name="T72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78e39" style:font-size-asian="11pt" style:font-size-complex="11pt"/>
    </style:style>
    <style:style style:name="T73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1d47b" style:font-size-asian="11pt" style:font-size-complex="11pt"/>
    </style:style>
    <style:style style:name="T74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6e74de" style:font-size-asian="11pt" style:font-size-complex="11pt"/>
    </style:style>
    <style:style style:name="T75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normal" officeooo:rsid="007386c6" style:font-size-asian="11pt" style:font-size-complex="11pt"/>
    </style:style>
    <style:style style:name="T76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bold" officeooo:rsid="007e1a91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bold" officeooo:rsid="007f02c6" style:font-size-asian="11pt" style:font-weight-asian="bold" style:font-size-complex="11pt" style:font-weight-complex="bold"/>
    </style:style>
    <style:style style:name="T78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bold" officeooo:rsid="006c6920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2c2d2e" loext:opacity="100%" style:font-name="Arial1" fo:font-size="11pt" fo:letter-spacing="normal" fo:language="ru" fo:country="RU" fo:font-style="normal" fo:font-weight="bold" officeooo:rsid="006df7a5" style:font-size-asian="11pt" style:font-weight-asian="bold" style:font-size-complex="11pt" style:font-weight-complex="bold"/>
    </style:style>
    <style:style style:name="T80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bold" style:font-size-asian="11pt" style:font-weight-asian="bold" style:font-size-complex="11pt" style:font-weight-complex="bold"/>
    </style:style>
    <style:style style:name="T81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bold" officeooo:rsid="007e1a91" style:font-size-asian="11pt" style:font-weight-asian="bold" style:font-size-complex="11pt" style:font-weight-complex="bold"/>
    </style:style>
    <style:style style:name="T82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bold" officeooo:rsid="007f02c6" style:font-size-asian="11pt" style:font-weight-asian="bold" style:font-size-complex="11pt" style:font-weight-complex="bold"/>
    </style:style>
    <style:style style:name="T83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bold" officeooo:rsid="006df7a5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normal" style:font-size-asian="11pt" style:font-size-complex="11pt"/>
    </style:style>
    <style:style style:name="T85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normal" officeooo:rsid="007e1a91" style:font-size-asian="11pt" style:font-size-complex="11pt"/>
    </style:style>
    <style:style style:name="T86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normal" officeooo:rsid="006c6920" style:font-size-asian="11pt" style:font-size-complex="11pt"/>
    </style:style>
    <style:style style:name="T87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normal" officeooo:rsid="006df7a5" style:font-size-asian="11pt" style:font-size-complex="11pt"/>
    </style:style>
    <style:style style:name="T88" style:family="text">
      <style:text-properties fo:font-variant="normal" fo:text-transform="none" fo:color="#2c2d2e" loext:opacity="100%" style:font-name="Arial1" fo:font-size="11pt" fo:letter-spacing="normal" fo:language="en" fo:country="US" fo:font-style="normal" fo:font-weight="normal" officeooo:rsid="007386c6" style:font-size-asian="11pt" style:font-size-complex="11pt"/>
    </style:style>
    <style:style style:name="T89" style:family="text">
      <style:text-properties fo:font-variant="normal" fo:text-transform="none" fo:color="#c9211e" loext:opacity="100%" style:font-name="Arial1" fo:font-size="11pt" fo:letter-spacing="normal" fo:language="ru" fo:country="RU" fo:font-style="normal" fo:font-weight="normal" style:font-size-asian="11pt" style:font-size-complex="11pt"/>
    </style:style>
    <style:style style:name="T90" style:family="text">
      <style:text-properties fo:font-variant="normal" fo:text-transform="none" fo:color="#c9211e" loext:opacity="100%" style:font-name="Arial1" fo:font-size="11pt" fo:letter-spacing="normal" fo:language="ru" fo:country="RU" fo:font-style="normal" fo:font-weight="normal" officeooo:rsid="0071d47b" style:font-size-asian="11pt" style:font-size-complex="11pt"/>
    </style:style>
    <style:style style:name="T91" style:family="text">
      <style:text-properties fo:font-variant="normal" fo:text-transform="none" fo:color="#c9211e" loext:opacity="100%" style:font-name="Arial1" fo:font-size="11pt" fo:letter-spacing="normal" fo:language="en" fo:country="US" fo:font-style="normal" fo:font-weight="normal" officeooo:rsid="006c6920" style:font-size-asian="11pt" style:font-size-complex="11pt"/>
    </style:style>
    <style:style style:name="T92" style:family="text">
      <style:text-properties fo:font-variant="normal" fo:text-transform="none" fo:color="#c9211e" loext:opacity="100%" style:font-name="Arial1" fo:font-size="11pt" fo:letter-spacing="normal" fo:language="en" fo:country="US" fo:font-style="normal" fo:font-weight="normal" officeooo:rsid="006e8ce1" style:font-size-asian="11pt" style:font-size-complex="11pt"/>
    </style:style>
    <style:style style:name="T93" style:family="text">
      <style:text-properties fo:font-variant="normal" fo:text-transform="none" fo:color="#c9211e" loext:opacity="100%" style:font-name="Arial1" fo:font-size="11pt" fo:letter-spacing="normal" fo:language="en" fo:country="US" fo:font-style="normal" fo:font-weight="normal" officeooo:rsid="0075ef0e" style:font-size-asian="11pt" style:font-size-complex="11pt"/>
    </style:style>
    <style:style style:name="T94" style:family="text">
      <style:text-properties fo:language="ru" fo:country="RU"/>
    </style:style>
    <style:style style:name="T95" style:family="text">
      <style:text-properties fo:language="ru" fo:country="RU" officeooo:rsid="0074a66c"/>
    </style:style>
    <style:style style:name="T96" style:family="text">
      <style:text-properties fo:language="ru" fo:country="RU" officeooo:rsid="006c3591"/>
    </style:style>
    <style:style style:name="T97" style:family="text">
      <style:text-properties fo:language="en" fo:country="US" officeooo:rsid="006b22d5"/>
    </style:style>
    <style:style style:name="T98" style:family="text">
      <style:text-properties officeooo:rsid="006c3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1">HTML</text:span></text:span><text:span text:style-name="Strong_20_Emphasis"><text:span text:style-name="T2">, </text:span></text:span><text:span text:style-name="Strong_20_Emphasis"><text:span text:style-name="T1">CSS</text:span></text:span></text:p>
      <text:p text:style-name="P2"><text:span text:style-name="Strong_20_Emphasis"><text:span text:style-name="T17">- </text:span></text:span><text:span text:style-name="Strong_20_Emphasis"><text:span text:style-name="T18">HTML</text:span></text:span><text:span text:style-name="Strong_20_Emphasis"><text:span text:style-name="T22">5 отличается от предыдущих версий </text:span></text:span><text:span text:style-name="Strong_20_Emphasis"><text:span text:style-name="T18">HTML</text:span></text:span><text:span text:style-name="Strong_20_Emphasis"><text:span text:style-name="T22">:</text:span></text:span><text:span text:style-name="Strong_20_Emphasis"><text:span text:style-name="T17"> </text:span></text:span><text:span text:style-name="Strong_20_Emphasis"><text:span text:style-name="T22">семантичесике тэги</text:span></text:span><text:span text:style-name="Strong_20_Emphasis"><text:span text:style-name="T17">, </text:span></text:span><text:span text:style-name="Strong_20_Emphasis"><text:span text:style-name="T22">возможность вставлять аудио и видео-файлы</text:span></text:span><text:span text:style-name="Strong_20_Emphasis"><text:span text:style-name="T17">: &lt;</text:span></text:span><text:span text:style-name="Strong_20_Emphasis"><text:span text:style-name="T19">audio</text:span></text:span><text:span text:style-name="Strong_20_Emphasis"><text:span text:style-name="T17">&gt; — для встраивания аудиофайлов.&lt;</text:span></text:span><text:span text:style-name="Strong_20_Emphasis"><text:span text:style-name="T19">video</text:span></text:span><text:span text:style-name="Strong_20_Emphasis"><text:span text:style-name="T17">&gt; — для встраивания видеофайлов, </text:span></text:span><text:span text:style-name="Strong_20_Emphasis"><text:span text:style-name="T22">Новое </text:span></text:span><text:span text:style-name="Strong_20_Emphasis"><text:span text:style-name="T18">API</text:span></text:span><text:span text:style-name="Strong_20_Emphasis"><text:span text:style-name="T22"> для работы с графикой и анимацией</text:span></text:span><text:span text:style-name="Strong_20_Emphasis"><text:span text:style-name="T17">: &lt;</text:span></text:span><text:span text:style-name="Strong_20_Emphasis"><text:span text:style-name="T19">canvas</text:span></text:span><text:span text:style-name="Strong_20_Emphasis"><text:span text:style-name="T17">&gt; — новый элемент </text:span></text:span><text:span text:style-name="Strong_20_Emphasis"><text:span text:style-name="T19">HTML</text:span></text:span><text:span text:style-name="Strong_20_Emphasis"><text:span text:style-name="T17">5, который позволяет рисовать и анимировать графику с помощью </text:span></text:span><text:span text:style-name="Strong_20_Emphasis"><text:span text:style-name="T19">JS</text:span></text:span><text:span text:style-name="Strong_20_Emphasis"><text:span text:style-name="T17">, подддержка &lt;svg&gt; - векторной графики, <text:s/></text:span></text:span><text:span text:style-name="Strong_20_Emphasis"><text:span text:style-name="T22">Новые типы полей</text:span></text:span><text:span text:style-name="Strong_20_Emphasis"><text:span text:style-name="T17">: &lt;input type="email"&gt;, &lt;input type="url"&gt;, &lt;input type="date"&gt;, &lt;input type="range"&gt; и другие. Эти элементы упрощают создание форм и улучшают пользовательский опыт, так как они предоставляют встроенные проверки данных. </text:span></text:span><text:span text:style-name="Strong_20_Emphasis"><text:span text:style-name="T22">Атрибуты автозаполнения и валидации:</text:span></text:span><text:span text:style-name="Strong_20_Emphasis"><text:span text:style-name="T17"> такие атрибуты, как required, placeholder, pattern, и другие, позволяют упростить валидацию данных на стороне клиента без использования </text:span></text:span><text:span text:style-name="Strong_20_Emphasis"><text:span text:style-name="T19">JS</text:span></text:span><text:span text:style-name="Strong_20_Emphasis"><text:span text:style-name="T17">.</text:span></text:span></text:p>
      <text:p text:style-name="P2"><text:span text:style-name="Strong_20_Emphasis"><text:span text:style-name="T17">- </text:span></text:span><text:span text:style-name="Strong_20_Emphasis"><text:span text:style-name="T18">SEO</text:span></text:span><text:span text:style-name="Strong_20_Emphasis"><text:span text:style-name="T17"> - процесс оптимизации сайта для повышения его видимости в результатах поиска для привлечения целевого трафика на сайт путем улучшения его позиций в поисковой выдаче.</text:span></text:span></text:p>
      <text:p text:style-name="P2"><text:span text:style-name="Strong_20_Emphasis"><text:span text:style-name="T28">Факторы влияющие на </text:span></text:span><text:span text:style-name="Strong_20_Emphasis"><text:span text:style-name="T29">SEO</text:span></text:span><text:span text:style-name="Strong_20_Emphasis"><text:span text:style-name="T28">: </text:span></text:span><text:span text:style-name="Strong_20_Emphasis"><text:span text:style-name="T17">Мобильная адаптивность, Скорость загрузки, Семантика, Ключевые слова, регулярные обновления, пользовательский опыт (время пребывания на саите).</text:span></text:span></text:p>
      <text:p text:style-name="P3"><text:span text:style-name="Strong_20_Emphasis"><text:span text:style-name="T22">Метатеги</text:span></text:span><text:span text:style-name="Strong_20_Emphasis"><text:span text:style-name="T17"> — <text:s/></text:span></text:span><text:span text:style-name="Strong_20_Emphasis"><text:span text:style-name="T22"><text:s/></text:span></text:span><text:span text:style-name="Strong_20_Emphasis"><text:span text:style-name="T17">необязательные теги, размещенные внтури тэга </text:span></text:span><text:span text:style-name="Strong_20_Emphasis"><text:span text:style-name="T22">head</text:span></text:span><text:span text:style-name="Strong_20_Emphasis"><text:span text:style-name="T17">, не видные пользователю, которые </text:span></text:span><text:span text:style-name="Strong_20_Emphasis"><text:span text:style-name="T22">представляют поисковым роботам дополнительную информацию о <text:s/>сайте</text:span></text:span><text:span text:style-name="Strong_20_Emphasis"><text:span text:style-name="T17">, например механизмы поисковых систем обращаются к мега-тегам для получения описания сайта, кодировки, автора, ключевых слов и других данных предназначенных не для посетителя</text:span></text:span></text:p>
      <text:p text:style-name="P3"><text:span text:style-name="Strong_20_Emphasis"><text:span text:style-name="T17">Вот основные метатеги и их назначение: &lt;</text:span></text:span><text:span text:style-name="Strong_20_Emphasis"><text:span text:style-name="T19">title</text:span></text:span><text:span text:style-name="Strong_20_Emphasis"><text:span text:style-name="T17">&gt; - Указывает заголовок страницы, который отображается в поисковой выдаче и на вкладке браузера. </text:span></text:span><text:span text:style-name="Strong_20_Emphasis"><text:span text:style-name="T19">Description</text:span></text:span><text:span text:style-name="Strong_20_Emphasis"><text:span text:style-name="T17"> – описание страницы, ключевые слова, <text:s/></text:span></text:span><text:span text:style-name="Strong_20_Emphasis"><text:span text:style-name="T19">viewport</text:span></text:span><text:span text:style-name="Strong_20_Emphasis"><text:span text:style-name="T17"> — для адаптива, кодировку страницы, автора, для улучшения отображения в соц сетях и тд.</text:span></text:span></text:p>
      <text:p text:style-name="P3"><text:span text:style-name="Strong_20_Emphasis"><text:span text:style-name="T18">ARIA</text:span></text:span><text:span text:style-name="Strong_20_Emphasis"><text:span text:style-name="T17"> - набор атрибутов, для улучшения доступности для людей с ограничениями, помогает сделать современные интерфейсы доступными даже в браузерах, которые не полностью поддерживают современные стандарты </text:span></text:span><text:span text:style-name="Strong_20_Emphasis"><text:span text:style-name="T19">HTML</text:span></text:span><text:span text:style-name="Strong_20_Emphasis"><text:span text:style-name="T17">, Обозначаем роль и поведение элементов на странице и делаем их доступными для озвучивания скринридерами для людей с ограниченными возможностями: указываем роли элементам, обозначаем навигационные элементы, описываем состояние интерфеиса: открыто или закрыто меню, видимость элемента </text:span></text:span><text:span text:style-name="Strong_20_Emphasis"><text:span text:style-name="T19">aria</text:span></text:span><text:span text:style-name="Strong_20_Emphasis"><text:span text:style-name="T17">-</text:span></text:span><text:span text:style-name="Strong_20_Emphasis"><text:span text:style-name="T19">hidden</text:span></text:span><text:span text:style-name="Strong_20_Emphasis"><text:span text:style-name="T17">(). </text:span></text:span><text:span text:style-name="Strong_20_Emphasis"><text:span text:style-name="T19">Tabindex</text:span></text:span><text:span text:style-name="Strong_20_Emphasis"><text:span text:style-name="T17">="0" – элемент станет активным при перемещении Табом с клавы, на </text:span></text:span><text:span text:style-name="Strong_20_Emphasis"><text:span text:style-name="T19">button</text:span></text:span><text:span text:style-name="Strong_20_Emphasis"><text:span text:style-name="T17">, </text:span></text:span><text:span text:style-name="Strong_20_Emphasis"><text:span text:style-name="T19">a</text:span></text:span><text:span text:style-name="Strong_20_Emphasis"><text:span text:style-name="T17"> – автоматически скринридер останавливается(«табиндекс» им делать не надо).</text:span></text:span></text:p>
      <text:p text:style-name="P3"><text:span text:style-name="Strong_20_Emphasis"><text:span text:style-name="T23">Ограничения </text:span></text:span><text:span text:style-name="Strong_20_Emphasis"><text:span text:style-name="T20">ARIA</text:span></text:span><text:span text:style-name="Strong_20_Emphasis"><text:span text:style-name="T24"> - если доступность можно обеспечить с помощью стандартных </text:span></text:span><text:span text:style-name="Strong_20_Emphasis"><text:span text:style-name="T21">HTML</text:span></text:span><text:span text:style-name="Strong_20_Emphasis"><text:span text:style-name="T24">-элементов, лучше использовать их, </text:span></text:span><text:span text:style-name="Strong_20_Emphasis"><text:span text:style-name="T21">aria</text:span></text:span><text:span text:style-name="Strong_20_Emphasis"><text:span text:style-name="T24"> - <text:s/>не исправляет плохую семантику, добавляет доступность, но не заменяет правильную разметку</text:span></text:span></text:p>
      <text:p text:style-name="P3"><text:span text:style-name="Strong_20_Emphasis"><text:span text:style-name="T22">Инструменты для анализа доступности:</text:span></text:span><text:span text:style-name="Strong_20_Emphasis"><text:span text:style-name="T17"> </text:span></text:span><text:span text:style-name="Strong_20_Emphasis"><text:span text:style-name="T19">LightHouse</text:span></text:span><text:span text:style-name="Strong_20_Emphasis"><text:span text:style-name="T17">, расширения браузера</text:span></text:span></text:p>
      <text:p text:style-name="P3"><text:span text:style-name="Strong_20_Emphasis"><text:span text:style-name="T22">Семантика: </text:span></text:span><text:span text:style-name="Strong_20_Emphasis"><text:span text:style-name="T17">— использование HTML-тегов в соответствии с их предназначением для обозначения структуры и смысла контента на веб-странице и подсказка скринридерам как интерпритировать структуру страницы, уменьшение необходимости в </text:span></text:span><text:span text:style-name="Strong_20_Emphasis"><text:span text:style-name="T19">ARIA</text:span></text:span><text:span text:style-name="Strong_20_Emphasis"><text:span text:style-name="T17">-атрибутах. Такие теги не только описывают внешний вид элемента, но и передают его смысл (семантику), помогая браузерам, поисковым системам и технологиям доступности (например, экранным читалкам) лучше интерпретировать содержание: </text:span></text:span><text:span text:style-name="Strong_20_Emphasis"><text:span text:style-name="T22">header</text:span></text:span><text:span text:style-name="Strong_20_Emphasis"><text:span text:style-name="T17">, </text:span></text:span><text:span text:style-name="Strong_20_Emphasis"><text:span text:style-name="T22">main</text:span></text:span><text:span text:style-name="Strong_20_Emphasis"><text:span text:style-name="T17">,f </text:span></text:span><text:span text:style-name="Strong_20_Emphasis"><text:span text:style-name="T22">ooter</text:span></text:span><text:span text:style-name="Strong_20_Emphasis"><text:span text:style-name="T17">, </text:span></text:span><text:span text:style-name="Strong_20_Emphasis"><text:span text:style-name="T22">nav</text:span></text:span><text:span text:style-name="Strong_20_Emphasis"><text:span text:style-name="T17">(1 раз на сайте), </text:span></text:span><text:span text:style-name="Strong_20_Emphasis"><text:span text:style-name="T18">aside</text:span></text:span><text:span text:style-name="Strong_20_Emphasis"><text:span text:style-name="T17"> (Сайдбары, не внутри </text:span></text:span><text:span text:style-name="Strong_20_Emphasis"><text:span text:style-name="T19">main</text:span></text:span><text:span text:style-name="Strong_20_Emphasis"><text:span text:style-name="T17">), </text:span></text:span><text:span text:style-name="Strong_20_Emphasis"><text:span text:style-name="T22">article</text:span></text:span><text:span text:style-name="Strong_20_Emphasis"><text:span text:style-name="T17">(самостоятельный блок контента: пост в блоге), </text:span></text:span><text:span text:style-name="Strong_20_Emphasis"><text:span text:style-name="T22">section</text:span></text:span><text:span text:style-name="Strong_20_Emphasis"><text:span text:style-name="T17">, заголовки: </text:span></text:span><text:span text:style-name="Strong_20_Emphasis"><text:span text:style-name="T18">h</text:span></text:span><text:span text:style-name="Strong_20_Emphasis"><text:span text:style-name="T22">1</text:span></text:span><text:span text:style-name="Strong_20_Emphasis"><text:span text:style-name="T17"> (должен быть только 1 на стр. После тега </text:span></text:span><text:span text:style-name="Strong_20_Emphasis"><text:span text:style-name="T18">title</text:span></text:span><text:span text:style-name="Strong_20_Emphasis"><text:span text:style-name="T17"> для </text:span></text:span><text:span text:style-name="Strong_20_Emphasis"><text:span text:style-name="T19">SEO</text:span></text:span><text:span text:style-name="Strong_20_Emphasis"><text:span text:style-name="T17"> </text:span></text:span><text:span text:style-name="Strong_20_Emphasis"><text:span text:style-name="T22"><text:tab/></text:span></text:span><text:span text:style-name="Strong_20_Emphasis"><text:span text:style-name="T17"> является самым важным тегом.)</text:span></text:span></text:p>
      <text:p text:style-name="P2"><text:span text:style-name="Strong_20_Emphasis"><text:span text:style-name="T22">Атрибут «alt» для изображений </text:span></text:span><text:span text:style-name="Strong_20_Emphasis"><text:span text:style-name="T17">- <text:s/>Доступность для экранных читалок. </text:span></text:span><text:span text:style-name="Strong_20_Emphasis"><text:span text:style-name="T22">alt</text:span></text:span><text:span text:style-name="Strong_20_Emphasis"><text:span text:style-name="T17"> передаёт текстовое описание изображения скринридерам для людей с ОВ, Когда изображение не может быть загружено текст из alt будет отображён вместо изображения.SEO (Поисковая оптимизация)-Поисковые системы используют alt, чтобы понять содержание изображения и включить его в поисковую выдачу по картинкам. Для декоративных картинок оставляем </text:span></text:span><text:span text:style-name="Strong_20_Emphasis"><text:span text:style-name="T19">alt</text:span></text:span><text:span text:style-name="Strong_20_Emphasis"><text:span text:style-name="T17"> пустой строкой, не использовать </text:span></text:span><text:span text:style-name="Strong_20_Emphasis"><text:span text:style-name="T19">alt</text:span></text:span><text:span text:style-name="Strong_20_Emphasis"><text:span text:style-name="T17"> для фоновых изображений вставленных через </text:span></text:span><text:span text:style-name="Strong_20_Emphasis"><text:span text:style-name="T19">background</text:span></text:span><text:span text:style-name="Strong_20_Emphasis"><text:span text:style-name="T17">-</text:span></text:span><text:span text:style-name="Strong_20_Emphasis"><text:span text:style-name="T19">image</text:span></text:span><text:span text:style-name="Strong_20_Emphasis"><text:span text:style-name="T17">: </text:span></text:span><text:span text:style-name="Strong_20_Emphasis"><text:span text:style-name="T19">url</text:span></text:span><text:span text:style-name="Strong_20_Emphasis"><text:span text:style-name="T17">('путь до картинки');</text:span></text:span></text:p>
      <text:p text:style-name="P2"><text:span text:style-name="Strong_20_Emphasis"><text:span text:style-name="T22">Для чего нужны data-атрибуты? </text:span></text:span><text:span text:style-name="Strong_20_Emphasis"><text:span text:style-name="T17"><text:s/>это специальные пользовательские атрибуты, которые можно добавлять к HTML-элементам для хранения дополнительной информации, которая не влияет на внешний вид страницы, но может быть использована JavaScript-кодом для динамической работы с данными.</text:span></text:span></text:p>
      <text:p text:style-name="P2"><text:span text:style-name="Strong_20_Emphasis"><text:span text:style-name="T17">Они начинаются с префикса data- и могут быть произвольными. Например прописать data=value=123 и при клике получать этот value – использовал data-test-id. Эти данные увидим в инспекторе.</text:span></text:span></text:p>
      <text:p text:style-name="P2"><text:span text:style-name="Strong_20_Emphasis"><text:span text:style-name="T22">CSS сложные своиства:</text:span></text:span></text:p>
      <text:p text:style-name="P2"><text:span text:style-name="Strong_20_Emphasis"><text:span text:style-name="T22">background-size: cover </text:span></text:span><text:span text:style-name="Strong_20_Emphasis"><text:span text:style-name="T17">- Масштабирует изображение с сохранением пропорций чт</text:span></text:span><text:span text:style-name="Strong_20_Emphasis"><text:span text:style-name="T26">об</text:span></text:span><text:span text:style-name="Strong_20_Emphasis"><text:span text:style-name="T17">ы его ширина или высота равнялась ширине или высоте блока. </text:span></text:span><text:span text:style-name="Strong_20_Emphasis"><text:span text:style-name="T22">Contain - </text:span></text:span><text:span text:style-name="Strong_20_Emphasis"><text:span text:style-name="T17">Масштабирует изображение с сохранением пропорций, чтобы картинка целиком поместилась внутрь блока.</text:span></text:span></text:p>
      <text:p text:style-name="P2"><text:span text:style-name="Strong_20_Emphasis"><text:span text:style-name="T22">text-wrap: balance</text:span></text:span><text:span text:style-name="Strong_20_Emphasis"><text:span text:style-name="T17"> – перенос текста</text:span></text:span></text:p>
      <text:p text:style-name="P2"><text:span text:style-name="Strong_20_Emphasis"><text:span text:style-name="T22">clip-path</text:span></text:span><text:span text:style-name="Strong_20_Emphasis"><text:span text:style-name="T17"> - <text:s/>обрезать элемент по определеннои форме «круг, звездочка и тд...»,</text:span></text:span></text:p>
      <text:p text:style-name="P2"><text:span text:style-name="Strong_20_Emphasis"><text:span text:style-name="T22">scroll-timeline и animation-timeline с функцией scroll() </text:span></text:span><text:span text:style-name="Strong_20_Emphasis"><text:span text:style-name="T17">– отледить позицию скролла средствами CSS</text:span></text:span></text:p>
      <text:p text:style-name="P2"><text:soft-page-break/><text:span text:style-name="Strong_20_Emphasis"><text:span text:style-name="T18">scroll</text:span></text:span><text:span text:style-name="Strong_20_Emphasis"><text:span text:style-name="T22">-</text:span></text:span><text:span text:style-name="Strong_20_Emphasis"><text:span text:style-name="T18">behavior</text:span></text:span><text:span text:style-name="Strong_20_Emphasis"><text:span text:style-name="T17"> – как будет вести себя анимация скролла после нажатия на якорную ссылку</text:span></text:span></text:p>
      <text:p text:style-name="P2"><text:span text:style-name="Strong_20_Emphasis"><text:span text:style-name="T22">скролл-бар: scrollbar-thumb</text:span></text:span><text:span text:style-name="Strong_20_Emphasis"><text:span text:style-name="T17"> — параметры бегунка, </text:span></text:span><text:span text:style-name="Strong_20_Emphasis"><text:span text:style-name="T22">scrollbar-track</text:span></text:span><text:span text:style-name="Strong_20_Emphasis"><text:span text:style-name="T17"> — параметры дорожки, </text:span></text:span><text:span text:style-name="Strong_20_Emphasis"><text:span text:style-name="T22">scrollbar-color </text:span></text:span><text:span text:style-name="Strong_20_Emphasis"><text:span text:style-name="T17">— для управления цветом; </text:span></text:span><text:span text:style-name="Strong_20_Emphasis"><text:span text:style-name="T22">scrollbar-width</text:span></text:span><text:span text:style-name="Strong_20_Emphasis"><text:span text:style-name="T17"> — для управления шириной</text:span></text:span></text:p>
      <text:p text:style-name="P2"><text:span text:style-name="Strong_20_Emphasis"><text:span text:style-name="T22">user-select</text:span></text:span><text:span text:style-name="Strong_20_Emphasis"><text:span text:style-name="T17"> – чтоб не выделялся мышкой для копирования текст на кнопках и лейблах</text:span></text:span></text:p>
      <text:p text:style-name="P2"><text:span text:style-name="Strong_20_Emphasis"><text:span text:style-name="T22">pointer-events </text:span></text:span><text:span text:style-name="Strong_20_Emphasis"><text:span text:style-name="T17">– отключает возможность нажать на элемент</text:span></text:span></text:p>
      <text:p text:style-name="P2"><text:span text:style-name="Strong_20_Emphasis"><text:span text:style-name="T22">с visibility: hidden </text:span></text:span><text:span text:style-name="Strong_20_Emphasis"><text:span text:style-name="T17">нельзя взаимодеиствовать и нельзя добавить плавный переход из одного состояния в другое.</text:span></text:span></text:p>
      <text:p text:style-name="P2"><text:span text:style-name="Strong_20_Emphasis"><text:span text:style-name="T22">Mask-image </text:span></text:span><text:span text:style-name="Strong_20_Emphasis"><text:span text:style-name="T17">– маску сделать, например градиент на внешнии контур</text:span></text:span></text:p>
      <text:p text:style-name="P2"><text:span text:style-name="Strong_20_Emphasis"><text:span text:style-name="T22">:has()</text:span></text:span><text:span text:style-name="Strong_20_Emphasis"><text:span text:style-name="T17"> - Например: “Карточки без картинок покрась в др.цвет”, чтобы не навешивать лишние стили, модификатор, надо применить стиль к родителю (карточке) - идем в обратную сторону: справа на лево «та дочка которая в классе .</text:span></text:span><text:span text:style-name="Strong_20_Emphasis"><text:span text:style-name="T19">card</text:span></text:span><text:span text:style-name="Strong_20_Emphasis"><text:span text:style-name="T17">»</text:span></text:span></text:p>
      <text:p text:style-name="P2"><text:span text:style-name="Strong_20_Emphasis"><text:span text:style-name="T28">.card:has(.card-media):</text:span></text:span><text:span text:style-name="Strong_20_Emphasis"><text:span text:style-name="T17"><text:line-break/>Выбирает все элементы с классом .card, внутри которых есть хотя бы один дочерний элемент с классом .card-media</text:span></text:span></text:p>
      <text:p text:style-name="P2"><text:span text:style-name="Strong_20_Emphasis"><text:span text:style-name="T22">:is()</text:span></text:span><text:span text:style-name="Strong_20_Emphasis"><text:span text:style-name="T17"> - чтобы не дублировать много селекторов через запятую - стили применяются к </text:span></text:span><text:span text:style-name="Source_20_Text"><text:span text:style-name="T25">&lt;a&gt;</text:span></text:span><text:span text:style-name="Strong_20_Emphasis"><text:span text:style-name="T17"> внутри элементов </text:span></text:span><text:span text:style-name="Source_20_Text"><text:span text:style-name="T25">&lt;nav&gt;</text:span></text:span><text:span text:style-name="Strong_20_Emphasis"><text:span text:style-name="T17">, </text:span></text:span><text:span text:style-name="Source_20_Text"><text:span text:style-name="T25">&lt;footer&gt;</text:span></text:span><text:span text:style-name="Strong_20_Emphasis"><text:span text:style-name="T17"> и </text:span></text:span><text:span text:style-name="Source_20_Text"><text:span text:style-name="T25">&lt;form&gt;</text:span></text:span><text:span text:style-name="Strong_20_Emphasis"><text:span text:style-name="T17">:</text:span></text:span></text:p>
      <text:p text:style-name="P2"><text:span text:style-name="Strong_20_Emphasis"><text:span text:style-name="T19">/* </text:span></text:span><text:span text:style-name="Strong_20_Emphasis"><text:span text:style-name="T17">Обычный</text:span></text:span><text:span text:style-name="Strong_20_Emphasis"><text:span text:style-name="T19"> </text:span></text:span><text:span text:style-name="Strong_20_Emphasis"><text:span text:style-name="T17">способ</text:span></text:span><text:span text:style-name="Strong_20_Emphasis"><text:span text:style-name="T19">, </text:span></text:span><text:span text:style-name="Strong_20_Emphasis"><text:span text:style-name="T22">без</text:span></text:span><text:span text:style-name="Strong_20_Emphasis"><text:span text:style-name="T18"> :is()</text:span></text:span><text:span text:style-name="Strong_20_Emphasis"><text:span text:style-name="T19"> </text:span></text:span><text:span text:style-name="Strong_20_Emphasis"><text:span text:style-name="T29">*/ nav a, footer a, form a { text-decoration: underline; } /*</text:span></text:span></text:p>
      <text:p text:style-name="P2"><text:span text:style-name="Strong_20_Emphasis"><text:span text:style-name="T22">С</text:span></text:span><text:span text:style-name="Strong_20_Emphasis"><text:span text:style-name="T18"> </text:span></text:span><text:span text:style-name="Strong_20_Emphasis"><text:span text:style-name="T22">использованием</text:span></text:span><text:span text:style-name="Strong_20_Emphasis"><text:span text:style-name="T18"> :is() </text:span></text:span><text:span text:style-name="Strong_20_Emphasis"><text:span text:style-name="T19">*/ </text:span></text:span><text:span text:style-name="Strong_20_Emphasis"><text:span text:style-name="T29">:is(nav, footer, form) a { text-decoration: underline; }</text:span></text:span></text:p>
      <text:p text:style-name="P7">________________________________________________________________________________________________________________</text:p>
      <text:p text:style-name="P2"><text:span text:style-name="Strong_20_Emphasis"><text:span text:style-name="T22">В</text:span></text:span><text:span text:style-name="Strong_20_Emphasis"><text:span text:style-name="T18"> </text:span></text:span><text:span text:style-name="Strong_20_Emphasis"><text:span text:style-name="T22">чем</text:span></text:span><text:span text:style-name="Strong_20_Emphasis"><text:span text:style-name="T18"> </text:span></text:span><text:span text:style-name="Strong_20_Emphasis"><text:span text:style-name="T22">разница</text:span></text:span><text:span text:style-name="Strong_20_Emphasis"><text:span text:style-name="T18"> </text:span></text:span><text:span text:style-name="Strong_20_Emphasis"><text:span text:style-name="T22">между</text:span></text:span><text:span text:style-name="Strong_20_Emphasis"><text:span text:style-name="T18"> visibility:hidden </text:span></text:span><text:span text:style-name="Strong_20_Emphasis"><text:span text:style-name="T22">и</text:span></text:span><text:span text:style-name="Strong_20_Emphasis"><text:span text:style-name="T18"> display:none </text:span></text:span><text:span text:style-name="Strong_20_Emphasis"><text:span text:style-name="T22">и</text:span></text:span><text:span text:style-name="Strong_20_Emphasis"><text:span text:style-name="T18"> opacity: 0?</text:span></text:span></text:p>
      <text:p text:style-name="P4"><text:span text:style-name="Strong_20_Emphasis"><text:span text:style-name="T28">display:none</text:span></text:span><text:span text:style-name="Strong_20_Emphasis"><text:span text:style-name="T17"> удаляет физически элемент из нормального потока страницы из ДОМ, позволяя другим элементам заполнить его. </text:span></text:span></text:p>
      <text:p text:style-name="P4"><text:span text:style-name="Strong_20_Emphasis"><text:span text:style-name="T28">visibility:hidden</text:span></text:span><text:span text:style-name="Strong_20_Emphasis"><text:span text:style-name="T17"> - оставляет элемент в нормальном потоке страницы таким, что он все еще занимает место в ДОМ </text:span></text:span><text:span text:style-name="Strong_20_Emphasis"><text:span text:style-name="T28">но с ним юзер не может взаимодеиствовать</text:span></text:span><text:span text:style-name="Strong_20_Emphasis"><text:span text:style-name="T17"> + </text:span></text:span><text:span text:style-name="Strong_20_Emphasis"><text:span text:style-name="T28">opacity: 0</text:span></text:span><text:span text:style-name="Strong_20_Emphasis"><text:span text:style-name="T17"> (с ним можно взаимодеиствовать и не удаляется из ДОМ)</text:span></text:span></text:p>
      <text:p text:style-name="P8">________________________________________________________________________________________________________________</text:p>
      <text:p text:style-name="P2"><text:span text:style-name="Strong_20_Emphasis"><text:span text:style-name="T22">Чем отличается border от outline ?</text:span></text:span></text:p>
      <text:p text:style-name="P2"><text:span text:style-name="Strong_20_Emphasis"><text:span text:style-name="T28">border</text:span></text:span><text:span text:style-name="Strong_20_Emphasis"><text:span text:style-name="T17"> - это линия вокруг элемента и занимающая место в потоке документа. И влияющая на его размеры если стоит content-box то размер элемента увеличиться (размеры + падинги + бордер)</text:span></text:span></text:p>
      <text:p text:style-name="P2"><text:span text:style-name="Strong_20_Emphasis"><text:span text:style-name="T28">outline</text:span></text:span><text:span text:style-name="Strong_20_Emphasis"><text:span text:style-name="T17"> - это линия вокруг элемента, не занимающая место в потоке и не влияющая на размеры элемента.</text:span></text:span></text:p>
      <text:p text:style-name="P8">________________________________________________________________________________________________________________</text:p>
      <text:p text:style-name="P3"><text:span text:style-name="Strong_20_Emphasis"><text:span text:style-name="T22">Существует 5 видов позиционирования:</text:span></text:span></text:p>
      <text:p text:style-name="P3"><text:span text:style-name="Strong_20_Emphasis"><text:span text:style-name="T17">- </text:span></text:span><text:span text:style-name="Strong_20_Emphasis"><text:span text:style-name="T18">static</text:span></text:span><text:span text:style-name="Strong_20_Emphasis"><text:span text:style-name="T17"> - стандартное позиционирование всех элементов; - </text:span></text:span><text:span text:style-name="Strong_20_Emphasis"><text:span text:style-name="T18">relative</text:span></text:span><text:span text:style-name="Strong_20_Emphasis"><text:span text:style-name="T17"> - положение элемента задается относительно своего исходного расположения. Сам элемент становится родительским для всех дочерних, абсолютно спозиционировнных элементов</text:span></text:span></text:p>
      <text:p text:style-name="P3"><text:span text:style-name="Strong_20_Emphasis"><text:span text:style-name="T17">- </text:span></text:span><text:span text:style-name="Strong_20_Emphasis"><text:span text:style-name="T18">absolute</text:span></text:span><text:span text:style-name="Strong_20_Emphasis"><text:span text:style-name="T17"> - позиционирование относительно его ближайшего относительно позиционированного предка, положение элемента задается относительно границ родительского элемента (тот у которого </text:span></text:span><text:span text:style-name="Strong_20_Emphasis"><text:span text:style-name="T19">position</text:span></text:span><text:span text:style-name="Strong_20_Emphasis"><text:span text:style-name="T17">: </text:span></text:span><text:span text:style-name="Strong_20_Emphasis"><text:span text:style-name="T19">relative</text:span></text:span><text:span text:style-name="Strong_20_Emphasis"><text:span text:style-name="T17">), элемент выпадает из изначального потока + задаем </text:span></text:span><text:span text:style-name="Strong_20_Emphasis"><text:span text:style-name="T19">z</text:span></text:span><text:span text:style-name="Strong_20_Emphasis"><text:span text:style-name="T17">-</text:span></text:span><text:span text:style-name="Strong_20_Emphasis"><text:span text:style-name="T19">index</text:span></text:span><text:span text:style-name="Strong_20_Emphasis"><text:span text:style-name="T17"> таким элементам</text:span></text:span></text:p>
      <text:p text:style-name="P3"><text:span text:style-name="Strong_20_Emphasis"><text:span text:style-name="T17">- </text:span></text:span><text:span text:style-name="Strong_20_Emphasis"><text:span text:style-name="T18">fixed</text:span></text:span><text:span text:style-name="Strong_20_Emphasis"><text:span text:style-name="T17"> - позиционирование относительно </text:span></text:span><text:span text:style-name="Strong_20_Emphasis"><text:span text:style-name="T19">viewport</text:span></text:span><text:span text:style-name="Strong_20_Emphasis"><text:span text:style-name="T17"> (окна браузера, не прибегая к прокрутке), положение элемента</text:span></text:span></text:p>
      <text:p text:style-name="P3"><text:span text:style-name="Strong_20_Emphasis"><text:span text:style-name="T17">привязывается к свойствами </text:span></text:span><text:span text:style-name="Strong_20_Emphasis"><text:span text:style-name="T19">left</text:span></text:span><text:span text:style-name="Strong_20_Emphasis"><text:span text:style-name="T17">=0, </text:span></text:span><text:span text:style-name="Strong_20_Emphasis"><text:span text:style-name="T19">top</text:span></text:span><text:span text:style-name="Strong_20_Emphasis"><text:span text:style-name="T17">=0, </text:span></text:span><text:span text:style-name="Strong_20_Emphasis"><text:span text:style-name="T19">right</text:span></text:span><text:span text:style-name="Strong_20_Emphasis"><text:span text:style-name="T17">=0 и </text:span></text:span><text:span text:style-name="Strong_20_Emphasis"><text:span text:style-name="T19">bottom</text:span></text:span><text:span text:style-name="Strong_20_Emphasis"><text:span text:style-name="T17">=0 (</text:span></text:span><text:span text:style-name="Strong_20_Emphasis"><text:span text:style-name="T19">inset</text:span></text:span><text:span text:style-name="Strong_20_Emphasis"><text:span text:style-name="T17">: 0) и не меняет своего положения</text:span></text:span></text:p>
      <text:p text:style-name="P3"><text:span text:style-name="Strong_20_Emphasis"><text:span text:style-name="T17">при прокрутке страницы + задаем </text:span></text:span><text:span text:style-name="Strong_20_Emphasis"><text:span text:style-name="T19">z</text:span></text:span><text:span text:style-name="Strong_20_Emphasis"><text:span text:style-name="T17">-</text:span></text:span><text:span text:style-name="Strong_20_Emphasis"><text:span text:style-name="T19">index</text:span></text:span><text:span text:style-name="Strong_20_Emphasis"><text:span text:style-name="T17"> таким элементам</text:span></text:span></text:p>
      <text:p text:style-name="P3"><text:span text:style-name="Strong_20_Emphasis"><text:span text:style-name="T17">- </text:span></text:span><text:span text:style-name="Strong_20_Emphasis"><text:span text:style-name="T18">sticky</text:span></text:span><text:span text:style-name="Strong_20_Emphasis"><text:span text:style-name="T17"> - липкое позиционирование, которое изменяет свое значение из </text:span></text:span><text:span text:style-name="Strong_20_Emphasis"><text:span text:style-name="T19">relative</text:span></text:span><text:span text:style-name="Strong_20_Emphasis"><text:span text:style-name="T17"> на </text:span></text:span><text:span text:style-name="Strong_20_Emphasis"><text:span text:style-name="T19">fixed</text:span></text:span><text:span text:style-name="Strong_20_Emphasis"><text:span text:style-name="T17"> во время прокрутки страницы.</text:span></text:span></text:p>
      <text:p text:style-name="P3"><text:span text:style-name="Strong_20_Emphasis"><text:span text:style-name="T17">Похож на фиксед - но при прокрутке страницы он скроллиться вместе с элементом.</text:span></text:span></text:p>
      <text:p text:style-name="P8">________________________________________________________________________________________________________________</text:p>
      <text:p text:style-name="P3"><text:span text:style-name="Strong_20_Emphasis"><text:span text:style-name="T22">В чём разница между резиновой, адаптивной и отзывчивой вёрсткой?</text:span></text:span></text:p>
      <text:p text:style-name="P3"><text:span text:style-name="Strong_20_Emphasis"><text:span text:style-name="T22">В резиновой </text:span></text:span><text:span text:style-name="Strong_20_Emphasis"><text:span text:style-name="T17">верстке блоки меняют свою ширину (размеры) в зависимости от размера окна браузера. <text:line-break/></text:span></text:span><text:span text:style-name="Strong_20_Emphasis"><text:span text:style-name="T18">Адаптивная верстка</text:span></text:span><text:span text:style-name="Strong_20_Emphasis"><text:span text:style-name="T19"> реализуется с помощью @media или контеинерных запросов. </text:span></text:span><text:span text:style-name="Strong_20_Emphasis"><text:span text:style-name="T17">Это позволяет для каждого отдельного размера экрана показывать разную верстку. Любое изменение размера окна происходит рывками, после достижения одного из указанных точек перелома.<text:line-break/></text:span></text:span><text:span text:style-name="Strong_20_Emphasis"><text:span text:style-name="T18">Отзывчивая верстка</text:span></text:span><text:span text:style-name="Strong_20_Emphasis"><text:span text:style-name="T19"> это объединение резиновой и адаптивной вёрстки. </text:span></text:span><text:span text:style-name="Strong_20_Emphasis"><text:span text:style-name="T17">В итоге, отзывчивая страница не «прыгает» по контрольным точкам, а плавно изменяется между ними. <text:s text:c="3"/></text:span></text:span></text:p>
      <text:p text:style-name="P8">__________________________________________________________________________________________________________________</text:p>
      <text:p text:style-name="P3"><text:soft-page-break/><text:span text:style-name="Strong_20_Emphasis"><text:span text:style-name="T22">отличия </text:span></text:span><text:span text:style-name="Strong_20_Emphasis"><text:span text:style-name="T18">CSS</text:span></text:span><text:span text:style-name="Strong_20_Emphasis"><text:span text:style-name="T22"> </text:span></text:span><text:span text:style-name="Strong_20_Emphasis"><text:span text:style-name="T18">Grid</text:span></text:span><text:span text:style-name="Strong_20_Emphasis"><text:span text:style-name="T22"> </text:span></text:span><text:span text:style-name="Strong_20_Emphasis"><text:span text:style-name="T17">– <text:s/>для создания двумерных макетов, где элементы располагаются в двух направлениях (горизонтально и вертикально), </text:span></text:span><text:span text:style-name="Strong_20_Emphasis"><text:span text:style-name="T22"><text:s/>от </text:span></text:span><text:span text:style-name="Strong_20_Emphasis"><text:span text:style-name="T18">Flex</text:span></text:span><text:span text:style-name="Strong_20_Emphasis"><text:span text:style-name="T22"> -</text:span></text:span><text:span text:style-name="Strong_20_Emphasis"><text:span text:style-name="T17"> для создания одномерных макетов, где элементы располагаются в одном направлении (горизонтально или вертикально)</text:span></text:span></text:p>
      <text:p text:style-name="P3"><text:span text:style-name="Strong_20_Emphasis"><text:span text:style-name="T27">Грид -Grid Container</text:span></text:span><text:span text:style-name="Основной_20_шрифт_20_абзаца"><text:span text:style-name="T27">:</text:span></text:span></text:p>
      <text:p text:style-name="P3"><text:span text:style-name="Source_20_Text"><text:span text:style-name="T31">display: grid;</text:span></text:span><text:span text:style-name="Основной_20_шрифт_20_абзаца"><text:span text:style-name="T31"> </text:span></text:span><text:span text:style-name="Основной_20_шрифт_20_абзаца"><text:span text:style-name="T44">– превращает блок в контейнер для сетки.</text:span></text:span></text:p>
      <text:p text:style-name="P3"><text:span text:style-name="Source_20_Text"><text:span text:style-name="T31">grid-template-columns</text:span></text:span><text:span text:style-name="Основной_20_шрифт_20_абзаца"><text:span text:style-name="T31"> и </text:span></text:span><text:span text:style-name="Source_20_Text"><text:span text:style-name="T31">grid-template-rows</text:span></text:span><text:span text:style-name="Основной_20_шрифт_20_абзаца"><text:span text:style-name="T44"> – задают количество и ширину колонок и строк сетки. Например, </text:span></text:span><text:span text:style-name="Source_20_Text"><text:span text:style-name="T44">grid-</text:span></text:span><text:span text:style-name="Source_20_Text"><text:span text:style-name="T31">template-columns: repeat(3, 1fr);</text:span></text:span><text:span text:style-name="Основной_20_шрифт_20_абзаца"><text:span text:style-name="T44"> создаст три равные колонки.</text:span></text:span></text:p>
      <text:p text:style-name="P3"><text:span text:style-name="Source_20_Text"><text:span text:style-name="T31">grid-gap</text:span></text:span><text:span text:style-name="Основной_20_шрифт_20_абзаца"><text:span text:style-name="T31"> или </text:span></text:span><text:span text:style-name="Source_20_Text"><text:span text:style-name="T31">gap</text:span></text:span><text:span text:style-name="Основной_20_шрифт_20_абзаца"><text:span text:style-name="T31"> </text:span></text:span><text:span text:style-name="Основной_20_шрифт_20_абзаца"><text:span text:style-name="T44">– задает расстояние между ячейками (колонками и строками).</text:span></text:span></text:p>
      <text:p text:style-name="P3"><text:span text:style-name="Source_20_Text"><text:span text:style-name="T31">grid-auto-rows</text:span></text:span><text:span text:style-name="Основной_20_шрифт_20_абзаца"><text:span text:style-name="T31"> и </text:span></text:span><text:span text:style-name="Source_20_Text"><text:span text:style-name="T31">grid-auto-columns</text:span></text:span><text:span text:style-name="Основной_20_шрифт_20_абзаца"><text:span text:style-name="T31"> </text:span></text:span><text:span text:style-name="Основной_20_шрифт_20_абзаца"><text:span text:style-name="T44">– размеры автоматически создаваемых колонок и строк.</text:span></text:span></text:p>
      <text:p text:style-name="P3"><text:span text:style-name="Source_20_Text"><text:span text:style-name="T31">align-items</text:span></text:span><text:span text:style-name="Основной_20_шрифт_20_абзаца"><text:span text:style-name="T31">, </text:span></text:span><text:span text:style-name="Source_20_Text"><text:span text:style-name="T31">align-content</text:span></text:span><text:span text:style-name="Основной_20_шрифт_20_абзаца"><text:span text:style-name="T31">, </text:span></text:span><text:span text:style-name="Source_20_Text"><text:span text:style-name="T31">justify-items</text:span></text:span><text:span text:style-name="Основной_20_шрифт_20_абзаца"><text:span text:style-name="T31">, </text:span></text:span><text:span text:style-name="Source_20_Text"><text:span text:style-name="T31">justify-content</text:span></text:span><text:span text:style-name="Основной_20_шрифт_20_абзаца"><text:span text:style-name="T31"> </text:span></text:span><text:span text:style-name="Основной_20_шрифт_20_абзаца"><text:span text:style-name="T44">– свойства для вертикального и горизонтального выравнивания элементов в контейнере.</text:span></text:span></text:p>
      <text:p text:style-name="P3"><text:span text:style-name="Source_20_Text"><text:span text:style-name="T31">Auto-fit</text:span></text:span><text:span text:style-name="Source_20_Text"><text:span text:style-name="T44">(Лишние колонки схлопываются, Все доступное пространство используется)</text:span></text:span><text:span text:style-name="Основной_20_шрифт_20_абзаца"><text:span text:style-name="T44"> и </text:span></text:span><text:span text:style-name="Source_20_Text"><text:span text:style-name="T44">auto-fill</text:span></text:span><text:span text:style-name="Основной_20_шрифт_20_абзаца"><text:span text:style-name="T44"> — это свойства, используемые в CSS Grid для автоматического управления количеством колонок, заполняющих контейнер, в зависимости от доступного пространства.</text:span></text:span></text:p>
      <text:p text:style-name="P13">.grid-container { display: grid; grid-template-columns: repeat(auto-fill, minmax(200px, 1fr)); }</text:p>
      <text:p text:style-name="P3"><text:span text:style-name="Strong_20_Emphasis"><text:span text:style-name="T44">Grid Items</text:span></text:span><text:span text:style-name="Основной_20_шрифт_20_абзаца"><text:span text:style-name="T44">:</text:span></text:span></text:p>
      <text:p text:style-name="P3"><text:span text:style-name="Source_20_Text"><text:span text:style-name="T31">grid-column</text:span></text:span><text:span text:style-name="Основной_20_шрифт_20_абзаца"><text:span text:style-name="T31"> и </text:span></text:span><text:span text:style-name="Source_20_Text"><text:span text:style-name="T31">grid-row</text:span></text:span><text:span text:style-name="Основной_20_шрифт_20_абзаца"><text:span text:style-name="T44"> – определяют, в каких колонках и строках элемент будет находиться. Например, </text:span></text:span><text:span text:style-name="Source_20_Text"><text:span text:style-name="T44">grid-</text:span></text:span><text:span text:style-name="Source_20_Text"><text:span text:style-name="T31">column: 2 / 4;</text:span></text:span><text:span text:style-name="Основной_20_шрифт_20_абзаца"><text:span text:style-name="T44"> означает, что элемент займет вторую, третью и четвертую колонки.</text:span></text:span></text:p>
      <text:p text:style-name="P3"><text:span text:style-name="Source_20_Text"><text:span text:style-name="T31">align-self</text:span></text:span><text:span text:style-name="Основной_20_шрифт_20_абзаца"><text:span text:style-name="T31"> и </text:span></text:span><text:span text:style-name="Source_20_Text"><text:span text:style-name="T31">justify-self</text:span></text:span><text:span text:style-name="Основной_20_шрифт_20_абзаца"><text:span text:style-name="T31"> </text:span></text:span><text:span text:style-name="Основной_20_шрифт_20_абзаца"><text:span text:style-name="T44">– свойства для выравнивания элемента в пределах своей ячейки сетки.</text:span></text:span></text:p>
      <text:p text:style-name="P3"><text:span text:style-name="Source_20_Text"><text:span text:style-name="T31">Order</text:span></text:span><text:span text:style-name="Основной_20_шрифт_20_абзаца"><text:span text:style-name="T44"> – порядок элементов в сетке. Меньшие значения выдвигают элементы вперед, большие — уводят назад.</text:span></text:span></text:p>
      <text:p text:style-name="P3"><text:span text:style-name="Основной_20_шрифт_20_абзаца"><text:span text:style-name="T45">Флекс </text:span></text:span><text:span text:style-name="Основной_20_шрифт_20_абзаца"><text:span text:style-name="T46">Flex</text:span></text:span><text:span text:style-name="Основной_20_шрифт_20_абзаца"><text:span text:style-name="T45">:</text:span></text:span></text:p>
      <text:p text:style-name="P14">display: flex - контейнер как флекс-контейнер. Дочерние элементы становятся флекс-элементами.</text:p>
      <text:p text:style-name="P16"><text:span text:style-name="Основной_20_шрифт_20_абзаца"><text:span text:style-name="T49">Flex-direction </text:span></text:span><text:span text:style-name="Основной_20_шрифт_20_абзаца"><text:span text:style-name="T44">Определяет направление флекс-элементов внутри контейнера.<text:line-break/></text:span></text:span><text:span text:style-name="Основной_20_шрифт_20_абзаца"><text:span text:style-name="T31">row</text:span></text:span><text:span text:style-name="Основной_20_шрифт_20_абзаца"><text:span text:style-name="T44">: элементы идут слева направо (по умолчанию). </text:span></text:span><text:span text:style-name="Основной_20_шрифт_20_абзаца"><text:span text:style-name="T31">row-reverse</text:span></text:span><text:span text:style-name="Основной_20_шрифт_20_абзаца"><text:span text:style-name="T44">: элементы идут справа налево.</text:span></text:span></text:p>
      <text:p text:style-name="P16"><text:span text:style-name="Основной_20_шрифт_20_абзаца"><text:span text:style-name="T31">column</text:span></text:span><text:span text:style-name="Основной_20_шрифт_20_абзаца"><text:span text:style-name="T44">: элементы идут сверху вниз.</text:span></text:span><text:span text:style-name="Основной_20_шрифт_20_абзаца"><text:span text:style-name="T31"> column-reverse:</text:span></text:span><text:span text:style-name="Основной_20_шрифт_20_абзаца"><text:span text:style-name="T44"> элементы идут снизу вверх.<text:line-break/></text:span></text:span><text:span text:style-name="Основной_20_шрифт_20_абзаца"><text:span text:style-name="T49">Flex-wrap</text:span></text:span><text:span text:style-name="Основной_20_шрифт_20_абзаца"><text:span text:style-name="T44"> - Определяет, должны ли флексы переноситься на новую строку.<text:line-break/></text:span></text:span><text:span text:style-name="Основной_20_шрифт_20_абзаца"><text:span text:style-name="T31">wrap</text:span></text:span><text:span text:style-name="Основной_20_шрифт_20_абзаца"><text:span text:style-name="T44">: флексы переносятся на следующую строку.<text:line-break/></text:span></text:span><text:span text:style-name="Основной_20_шрифт_20_абзаца"><text:span text:style-name="T49">Justify-content </text:span></text:span><text:span text:style-name="Основной_20_шрифт_20_абзаца"><text:span text:style-name="T44">- Управляет горизонтальным выравниванием флекс-элементов.<text:line-break/></text:span></text:span><text:span text:style-name="Основной_20_шрифт_20_абзаца"><text:span text:style-name="T31">flex-start: </text:span></text:span><text:span text:style-name="Основной_20_шрифт_20_абзаца"><text:span text:style-name="T44">по началу (по умолчанию). flex-end: по концу. center: по центру.<text:line-break/></text:span></text:span><text:span text:style-name="Основной_20_шрифт_20_абзаца"><text:span text:style-name="T31">space-between:</text:span></text:span><text:span text:style-name="Основной_20_шрифт_20_абзаца"><text:span text:style-name="T44"> между флекс-элементами равное пространство. space-around: вокруг каждого флекс-элемента равное пространство. Align-items -Управляет вертикальным выравниванием флекс-элементов.<text:line-break/></text:span></text:span><text:span text:style-name="Основной_20_шрифт_20_абзаца"><text:span text:style-name="T49">Align-self</text:span></text:span><text:span text:style-name="Основной_20_шрифт_20_абзаца"><text:span text:style-name="T44"> - Перезаписывает значение align-items для отдельного флекс-элемента.<text:line-break/></text:span></text:span><text:span text:style-name="Основной_20_шрифт_20_абзаца"><text:span text:style-name="T31">Flex-basis</text:span></text:span><text:span text:style-name="Основной_20_шрифт_20_абзаца"><text:span text:style-name="T44"> – ширина флекс элемента</text:span></text:span></text:p>
      <text:p text:style-name="P16"><text:span text:style-name="Основной_20_шрифт_20_абзаца"><text:span text:style-name="T31">Flex-grow</text:span></text:span><text:span text:style-name="Основной_20_шрифт_20_абзаца"><text:span text:style-name="T44"> (жадность) позволяет указать, какую долю свободного пространства во flex-контейнере может занимать</text:span></text:span></text:p>
      <text:p text:style-name="P14">флекс-элемент, или, другими словами, в какой степени он может «расти» вдоль главной оси.</text:p>
      <text:p text:style-name="P16"><text:span text:style-name="Основной_20_шрифт_20_абзаца"><text:span text:style-name="T31">flex-shrink</text:span></text:span><text:span text:style-name="Основной_20_шрифт_20_абзаца"><text:span text:style-name="T44"> (быстрота сжатия элемента при уменьшении размера экрана), в противоположность flex-grow,</text:span></text:span></text:p>
      <text:p text:style-name="P16"><text:span text:style-name="Основной_20_шрифт_20_абзаца"><text:span text:style-name="T44">позволяет указать, насколько сильно и быстро элемент должен сжиматься, если суммарная ширина элементов превышает размер контейнера </text:span></text:span><text:span text:style-name="Основной_20_шрифт_20_абзаца"><text:span text:style-name="T47">Order</text:span></text:span><text:span text:style-name="Основной_20_шрифт_20_абзаца"><text:span text:style-name="T44"> - порядок элементов в сетке. Меньшие значения выдвигают элементы вперед, большие — уводят назад.</text:span></text:span></text:p>
      <text:p text:style-name="P15">__________________________________________________________________________________________</text:p>
      <text:p text:style-name="P3"><text:span text:style-name="Основной_20_шрифт_20_абзаца"><text:span text:style-name="T47">Critical</text:span></text:span><text:span text:style-name="Основной_20_шрифт_20_абзаца"><text:span text:style-name="T49"> </text:span></text:span><text:span text:style-name="Основной_20_шрифт_20_абзаца"><text:span text:style-name="T47">Rendering</text:span></text:span><text:span text:style-name="Основной_20_шрифт_20_абзаца"><text:span text:style-name="T49"> </text:span></text:span><text:span text:style-name="Основной_20_шрифт_20_абзаца"><text:span text:style-name="T47">Path</text:span></text:span><text:span text:style-name="Основной_20_шрифт_20_абзаца"><text:span text:style-name="T49"> («Критический путь рендеринга») </text:span></text:span><text:span text:style-name="Основной_20_шрифт_20_абзаца"><text:span text:style-name="T44">— последовательность шагов, через которые браузер проходит, чтобы преобразовать </text:span></text:span><text:span text:style-name="Основной_20_шрифт_20_абзаца"><text:span text:style-name="T48">HTML</text:span></text:span><text:span text:style-name="Основной_20_шрифт_20_абзаца"><text:span text:style-name="T44">, </text:span></text:span><text:span text:style-name="Основной_20_шрифт_20_абзаца"><text:span text:style-name="T48">CSS</text:span></text:span><text:span text:style-name="Основной_20_шрифт_20_абзаца"><text:span text:style-name="T44"> и </text:span></text:span><text:span text:style-name="Основной_20_шрифт_20_абзаца"><text:span text:style-name="T48">JavaScript</text:span></text:span><text:span text:style-name="Основной_20_шрифт_20_абзаца"><text:span text:style-name="T44"> в пиксели на экране.</text:span></text:span></text:p>
      <text:p text:style-name="P3"><text:span text:style-name="Основной_20_шрифт_20_абзаца"><text:span text:style-name="T31">Этапы:</text:span></text:span><text:span text:style-name="Основной_20_шрифт_20_абзаца"><text:span text:style-name="T44"><text:line-break/>- <text:s/>парсится </text:span></text:span><text:span text:style-name="Основной_20_шрифт_20_абзаца"><text:span text:style-name="T48">html</text:span></text:span><text:span text:style-name="Основной_20_шрифт_20_абзаца"><text:span text:style-name="T44"> и преобразуется в ДОМ дерево, загружаются и парсятся </text:span></text:span><text:span text:style-name="Основной_20_шрифт_20_абзаца"><text:span text:style-name="T48">CSS</text:span></text:span><text:span text:style-name="Основной_20_шрифт_20_абзаца"><text:span text:style-name="T44"> стили, формируется </text:span></text:span><text:span text:style-name="Основной_20_шрифт_20_абзаца"><text:span text:style-name="T48">CSSOM</text:span></text:span><text:span text:style-name="Основной_20_шрифт_20_абзаца"><text:span text:style-name="T44"> дерево если при парсинге встречается </text:span></text:span><text:span text:style-name="Основной_20_шрифт_20_абзаца"><text:span text:style-name="T48">js</text:span></text:span><text:span text:style-name="Основной_20_шрифт_20_абзаца"><text:span text:style-name="T44"> код он может заблокировать рендер, чтобы избежать: </text:span></text:span><text:span text:style-name="Основной_20_шрифт_20_абзаца"><text:span text:style-name="T48">async</text:span></text:span><text:span text:style-name="Основной_20_шрифт_20_абзаца"><text:span text:style-name="T44">, </text:span></text:span><text:span text:style-name="Основной_20_шрифт_20_абзаца"><text:span text:style-name="T48">defer</text:span></text:span><text:span text:style-name="Основной_20_шрифт_20_абзаца"><text:span text:style-name="T44"> использовать, на основе </text:span></text:span><text:span text:style-name="Основной_20_шрифт_20_абзаца"><text:span text:style-name="T48">DOM</text:span></text:span><text:span text:style-name="Основной_20_шрифт_20_абзаца"><text:span text:style-name="T44"> дерева и <text:s/></text:span></text:span><text:span text:style-name="Основной_20_шрифт_20_абзаца"><text:span text:style-name="T48">CSSOM</text:span></text:span><text:span text:style-name="Основной_20_шрифт_20_абзаца"><text:span text:style-name="T44"> дерева формируется </text:span></text:span><text:span text:style-name="Основной_20_шрифт_20_абзаца"><text:span text:style-name="T49">рендер </text:span></text:span><text:span text:style-name="Основной_20_шрифт_20_абзаца"><text:span text:style-name="T47">tree</text:span></text:span><text:span text:style-name="Основной_20_шрифт_20_абзаца"><text:span text:style-name="T44"> – дерево обьектов рендера, на его основе для каждого элемента расчитывается положение и размеры (стадия Лайаута), далее отрисовка (</text:span></text:span><text:span text:style-name="Основной_20_шрифт_20_абзаца"><text:span text:style-name="T48">Painting</text:span></text:span><text:span text:style-name="Основной_20_шрифт_20_абзаца"><text:span text:style-name="T44">), <text:s/>стадия </text:span></text:span><text:span text:style-name="Основной_20_шрифт_20_абзаца"><text:span text:style-name="T48">composition</text:span></text:span><text:span text:style-name="Основной_20_шрифт_20_абзаца"><text:span text:style-name="T44"> – конечная отрисовка, браузер группирует компоненты по слоям. </text:span></text:span><text:span text:style-name="Основной_20_шрифт_20_абзаца"><text:span text:style-name="T49">директива @</text:span></text:span><text:span text:style-name="Основной_20_шрифт_20_абзаца"><text:span text:style-name="T47">layer</text:span></text:span><text:span text:style-name="Основной_20_шрифт_20_абзаца"><text:span text:style-name="T49"> </text:span></text:span><text:span text:style-name="Основной_20_шрифт_20_абзаца"><text:span text:style-name="T44"><text:s/>- выносим вычисления в отдельныи слой чтобы они выполнялись на стороне видеокарты. <text:line-break/></text:span></text:span><text:span text:style-name="Основной_20_шрифт_20_абзаца"><text:span text:style-name="T49">Будут ли в «рендертри» присутствовать элементы у которых </text:span></text:span><text:span text:style-name="Основной_20_шрифт_20_абзаца"><text:span text:style-name="T47">display</text:span></text:span><text:span text:style-name="Основной_20_шрифт_20_абзаца"><text:span text:style-name="T49">: </text:span></text:span><text:span text:style-name="Основной_20_шрифт_20_абзаца"><text:span text:style-name="T47">none</text:span></text:span><text:span text:style-name="Основной_20_шрифт_20_абзаца"><text:span text:style-name="T49">_?</text:span></text:span></text:p>
      <text:p text:style-name="P3"><text:span text:style-name="Основной_20_шрифт_20_абзаца"><text:span text:style-name="T44">Элементы с </text:span></text:span><text:span text:style-name="Основной_20_шрифт_20_абзаца"><text:span text:style-name="T48">display</text:span></text:span><text:span text:style-name="Основной_20_шрифт_20_абзаца"><text:span text:style-name="T44">: </text:span></text:span><text:span text:style-name="Основной_20_шрифт_20_абзаца"><text:span text:style-name="T48">none</text:span></text:span><text:span text:style-name="Основной_20_шрифт_20_абзаца"><text:span text:style-name="T44"> не включаются в </text:span></text:span><text:span text:style-name="Основной_20_шрифт_20_абзаца"><text:span text:style-name="T48">render</text:span></text:span><text:span text:style-name="Основной_20_шрифт_20_абзаца"><text:span text:style-name="T44"> </text:span></text:span><text:span text:style-name="Основной_20_шрифт_20_абзаца"><text:span text:style-name="T48">tree</text:span></text:span><text:span text:style-name="Основной_20_шрифт_20_абзаца"><text:span text:style-name="T44"> и не оказывают никакого визуального влияния на страницу. </text:span></text:span><text:span text:style-name="Основной_20_шрифт_20_абзаца"><text:span text:style-name="T48">Однако они остаются частью DOM и доступны для скриптов.</text:span></text:span></text:p>
      <text:p text:style-name="P3"><text:soft-page-break/><text:span text:style-name="Основной_20_шрифт_20_абзаца"><text:span text:style-name="T49">В чем разница работы рендер-флоу если будм менять позицию элемента через: </text:span></text:span><text:span text:style-name="Основной_20_шрифт_20_абзаца"><text:span text:style-name="T47">top</text:span></text:span><text:span text:style-name="Основной_20_шрифт_20_абзаца"><text:span text:style-name="T49">, </text:span></text:span><text:span text:style-name="Основной_20_шрифт_20_абзаца"><text:span text:style-name="T47">left</text:span></text:span><text:span text:style-name="Основной_20_шрифт_20_абзаца"><text:span text:style-name="T49"> и через </text:span></text:span><text:span text:style-name="Основной_20_шрифт_20_абзаца"><text:span text:style-name="T47">transform</text:span></text:span><text:span text:style-name="Основной_20_шрифт_20_абзаца"><text:span text:style-name="T49">:</text:span></text:span><text:span text:style-name="Основной_20_шрифт_20_абзаца"><text:span text:style-name="T44"> </text:span></text:span><text:span text:style-name="Основной_20_шрифт_20_абзаца"><text:span text:style-name="T47">translate</text:span></text:span><text:span text:style-name="Основной_20_шрифт_20_абзаца"><text:span text:style-name="T49">.</text:span></text:span><text:span text:style-name="Основной_20_шрифт_20_абзаца"><text:span text:style-name="T44">_ Для анимаций рекомендуется использовать </text:span></text:span><text:span text:style-name="Основной_20_шрифт_20_абзаца"><text:span text:style-name="T31">трансформ</text:span></text:span><text:span text:style-name="Основной_20_шрифт_20_абзаца"><text:span text:style-name="T44">, он более производтельныи — если с помощью </text:span></text:span><text:span text:style-name="Основной_20_шрифт_20_абзаца"><text:span text:style-name="T48">top</text:span></text:span><text:span text:style-name="Основной_20_шрифт_20_абзаца"><text:span text:style-name="T44"> </text:span></text:span><text:span text:style-name="Основной_20_шрифт_20_абзаца"><text:span text:style-name="T48">left</text:span></text:span><text:span text:style-name="Основной_20_шрифт_20_абзаца"><text:span text:style-name="T44"> изменяем эти своиства то у нас происход рефлоу (</text:span></text:span><text:span text:style-name="Основной_20_шрифт_20_абзаца"><text:span text:style-name="T48">reflow</text:span></text:span><text:span text:style-name="Основной_20_шрифт_20_абзаца"><text:span text:style-name="T44">), потом репейнт (</text:span></text:span><text:span text:style-name="Основной_20_шрифт_20_абзаца"><text:span text:style-name="T48">repaint</text:span></text:span><text:span text:style-name="Основной_20_шрифт_20_абзаца"><text:span text:style-name="T44">) , потом композиция (</text:span></text:span><text:span text:style-name="Основной_20_шрифт_20_абзаца"><text:span text:style-name="T48">composition</text:span></text:span><text:span text:style-name="Основной_20_шрифт_20_абзаца"><text:span text:style-name="T44">) — финальная сборка слоёв для отображения, </text:span></text:span><text:span text:style-name="Основной_20_шрифт_20_абзаца"><text:span text:style-name="T31">а при изменении </text:span></text:span><text:span text:style-name="Основной_20_шрифт_20_абзаца"><text:span text:style-name="T30">transform</text:span></text:span><text:span text:style-name="Основной_20_шрифт_20_абзаца"><text:span text:style-name="T31"> только композишн</text:span></text:span><text:span text:style-name="Основной_20_шрифт_20_абзаца"><text:span text:style-name="T44"> и за счет этого можно более производительные анимации делать, расчеты производятся на стороне процессора а композишн на стороне видеокарты.</text:span></text:span></text:p>
      <text:p text:style-name="P3"><text:span text:style-name="Основной_20_шрифт_20_абзаца"><text:span text:style-name="T49">Почему </text:span></text:span><text:span text:style-name="Основной_20_шрифт_20_абзаца"><text:span text:style-name="T47">transform</text:span></text:span><text:span text:style-name="Основной_20_шрифт_20_абзаца"><text:span text:style-name="T49"> предпочтителен для анимаций:</text:span></text:span></text:p>
      <text:p text:style-name="P3"><text:span text:style-name="Основной_20_шрифт_20_абзаца"><text:span text:style-name="T44">1. Меньше этапов рендеринга: Изменяется только композиция, что сокращает нагрузку на процессор</text:span></text:span></text:p>
      <text:p text:style-name="P3"><text:span text:style-name="Основной_20_шрифт_20_абзаца"><text:span text:style-name="T44"><text:s/>2. Обработка через видеокарту позволяет достичь более плавной анимации.</text:span></text:span></text:p>
      <text:p text:style-name="P3"><text:span text:style-name="Основной_20_шрифт_20_абзаца"><text:span text:style-name="T44">3. Минимизация влияния на другие элементы: При изменении </text:span></text:span><text:span text:style-name="Основной_20_шрифт_20_абзаца"><text:span text:style-name="T48">transform</text:span></text:span><text:span text:style-name="Основной_20_шрифт_20_абзаца"><text:span text:style-name="T44"> браузер не пересчитывает позиции и размеры соседних элементов, в отличие от </text:span></text:span><text:span text:style-name="Основной_20_шрифт_20_абзаца"><text:span text:style-name="T48">top</text:span></text:span><text:span text:style-name="Основной_20_шрифт_20_абзаца"><text:span text:style-name="T44">/</text:span></text:span><text:span text:style-name="Основной_20_шрифт_20_абзаца"><text:span text:style-name="T48">left</text:span></text:span><text:span text:style-name="Основной_20_шрифт_20_абзаца"><text:span text:style-name="T44">.</text:span></text:span></text:p>
      <text:p text:style-name="P8">_________________________________________________________________________________________________________________</text:p>
      <text:p text:style-name="P3"><text:span text:style-name="Основной_20_шрифт_20_абзаца"><text:span text:style-name="T49">Центрирование </text:span></text:span><text:span text:style-name="Основной_20_шрифт_20_абзаца"><text:span text:style-name="T47">CSS</text:span></text:span><text:span text:style-name="Основной_20_шрифт_20_абзаца"><text:span text:style-name="T49">_</text:span></text:span></text:p>
      <text:p text:style-name="P3"><text:span text:style-name="Основной_20_шрифт_20_абзаца"><text:span text:style-name="T44">- </text:span></text:span><text:span text:style-name="Основной_20_шрифт_20_абзаца"><text:span text:style-name="T31">Для горизонтального центрирования блочных элементов</text:span></text:span><text:span text:style-name="Основной_20_шрифт_20_абзаца"><text:span text:style-name="T44"> <text:s/></text:span></text:span><text:span text:style-name="Основной_20_шрифт_20_абзаца"><text:span text:style-name="T48">margin</text:span></text:span><text:span text:style-name="Основной_20_шрифт_20_абзаца"><text:span text:style-name="T44">: 0 </text:span></text:span><text:span text:style-name="Основной_20_шрифт_20_абзаца"><text:span text:style-name="T48">auto</text:span></text:span><text:span text:style-name="Основной_20_шрифт_20_абзаца"><text:span text:style-name="T44"> (при условии, что известна ширина блока и что элемент не абсолютно спозиционирован</text:span></text:span></text:p>
      <text:p text:style-name="P3"><text:span text:style-name="Основной_20_шрифт_20_абзаца"><text:span text:style-name="T48">- </text:span></text:span><text:span text:style-name="Основной_20_шрифт_20_абзаца"><text:span text:style-name="T44">для</text:span></text:span><text:span text:style-name="Основной_20_шрифт_20_абзаца"><text:span text:style-name="T48"> </text:span></text:span><text:span text:style-name="Основной_20_шрифт_20_абзаца"><text:span text:style-name="T44">флексов</text:span></text:span><text:span text:style-name="Основной_20_шрифт_20_абзаца"><text:span text:style-name="T48">: </text:span></text:span><text:span text:style-name="Основной_20_шрифт_20_абзаца"><text:span text:style-name="T30">display: flex, justify-content: center; align-items: center</text:span></text:span><text:span text:style-name="Основной_20_шрифт_20_абзаца"><text:span text:style-name="T48"> (на гридах тоже самое)</text:span></text:span></text:p>
      <text:p text:style-name="P3"><text:span text:style-name="Основной_20_шрифт_20_абзаца"><text:span text:style-name="T48">- </text:span></text:span><text:span text:style-name="Основной_20_шрифт_20_абзаца"><text:span text:style-name="T30">через position: absolute, top: 50% left: 50% transform-translate: (-50%, -50%)</text:span></text:span></text:p>
      <text:p text:style-name="P3"><text:span text:style-name="Основной_20_шрифт_20_абзаца"><text:span text:style-name="T44">- </text:span></text:span><text:span text:style-name="Основной_20_шрифт_20_абзаца"><text:span text:style-name="T31">текстовые элементы:</text:span></text:span><text:span text:style-name="Основной_20_шрифт_20_абзаца"><text:span text:style-name="T44"> </text:span></text:span><text:span text:style-name="Основной_20_шрифт_20_абзаца"><text:span text:style-name="T48">text</text:span></text:span><text:span text:style-name="Основной_20_шрифт_20_абзаца"><text:span text:style-name="T44">-</text:span></text:span><text:span text:style-name="Основной_20_шрифт_20_абзаца"><text:span text:style-name="T48">align</text:span></text:span><text:span text:style-name="Основной_20_шрифт_20_абзаца"><text:span text:style-name="T44">: </text:span></text:span><text:span text:style-name="Основной_20_шрифт_20_абзаца"><text:span text:style-name="T48">center</text:span></text:span><text:span text:style-name="Основной_20_шрифт_20_абзаца"><text:span text:style-name="T44"> - элементу — если элемент не центрировался - то задаем родителю </text:span></text:span><text:span text:style-name="Основной_20_шрифт_20_абзаца"><text:span text:style-name="T48">text</text:span></text:span><text:span text:style-name="Основной_20_шрифт_20_абзаца"><text:span text:style-name="T44">-</text:span></text:span><text:span text:style-name="Основной_20_шрифт_20_абзаца"><text:span text:style-name="T48">align</text:span></text:span><text:span text:style-name="Основной_20_шрифт_20_абзаца"><text:span text:style-name="T44">: </text:span></text:span><text:span text:style-name="Основной_20_шрифт_20_абзаца"><text:span text:style-name="T48">center</text:span></text:span></text:p>
      <text:p text:style-name="P3"><text:span text:style-name="Основной_20_шрифт_20_абзаца"><text:span text:style-name="T44">- Выравнивание текста и элементов внутри тэга с </text:span></text:span><text:span text:style-name="Основной_20_шрифт_20_абзаца"><text:span text:style-name="T48">inline</text:span></text:span><text:span text:style-name="Основной_20_шрифт_20_абзаца"><text:span text:style-name="T44">-</text:span></text:span><text:span text:style-name="Основной_20_шрифт_20_абзаца"><text:span text:style-name="T48">block</text:span></text:span><text:span text:style-name="Основной_20_шрифт_20_абзаца"><text:span text:style-name="T44">_ом:</text:span></text:span><text:span text:style-name="Основной_20_шрифт_20_абзаца"><text:span text:style-name="T31"> vertical-align: middle</text:span></text:span></text:p>
      <text:p text:style-name="P3"><text:span text:style-name="Основной_20_шрифт_20_абзаца"><text:span text:style-name="T44"><text:s/>- </text:span></text:span><text:span text:style-name="Основной_20_шрифт_20_абзаца"><text:span text:style-name="T31">Для вертикального центрирования текстовых элементов внутри блока</text:span></text:span><text:span text:style-name="Основной_20_шрифт_20_абзаца"><text:span text:style-name="T44">, можно задать родительскому блоку свойство</text:span></text:span><text:span text:style-name="Основной_20_шрифт_20_абзаца"><text:span text:style-name="T31"> </text:span></text:span><text:span text:style-name="Основной_20_шрифт_20_абзаца"><text:span text:style-name="T30">line</text:span></text:span><text:span text:style-name="Основной_20_шрифт_20_абзаца"><text:span text:style-name="T31">-</text:span></text:span><text:span text:style-name="Основной_20_шрифт_20_абзаца"><text:span text:style-name="T30">height</text:span></text:span><text:span text:style-name="Основной_20_шрифт_20_абзаца"><text:span text:style-name="T44"> - равному высоте самому блоку (Этот метод подходит, если текст является единственным элементом в блоке )</text:span></text:span></text:p>
      <text:p text:style-name="P8">________________________________________________________________________________________________</text:p>
      <text:p text:style-name="P10"/>
      <text:p text:style-name="P1"><text:span text:style-name="Основной_20_шрифт_20_абзаца"><text:span text:style-name="T3">JAVASCRIPT</text:span></text:span></text:p>
      <text:p text:style-name="P2"><text:span text:style-name="Основной_20_шрифт_20_абзаца"><text:span text:style-name="T9">Rest API_</text:span></text:span><text:span text:style-name="Основной_20_шрифт_20_абзаца"><text:span text:style-name="T12">Формат обмена данными по https между клиентом и сервером, в качестве формата данных используют json, по эндпоинтам данные получаем, меняем, изменяем</text:span></text:span></text:p>
      <text:p text:style-name="P2"><text:span text:style-name="Основной_20_шрифт_20_абзаца"><text:span text:style-name="T9">OPTIONS</text:span></text:span><text:span text:style-name="Основной_20_шрифт_20_абзаца"><text:span text:style-name="T12"> - preflight запрос. Проверяет можем ли мы с одного адреса делать запрос на другой</text:span></text:span></text:p>
      <text:p text:style-name="P2"><text:span text:style-name="Основной_20_шрифт_20_абзаца"><text:span text:style-name="T9">CORS</text:span></text:span><text:span text:style-name="Основной_20_шрифт_20_абзаца"><text:span text:style-name="T12"> – разрешает ли сервер слать запрос с этого домена - с клиента на этот сервер. </text:span></text:span><text:span text:style-name="Основной_20_шрифт_20_абзаца"><text:span text:style-name="T9">Если сервер разрешает</text:span></text:span><text:span text:style-name="Основной_20_шрифт_20_абзаца"><text:span text:style-name="T12"> доступ - он возвращает заголовок Access-Control-Allow-Origin, который содержит домен, с которого разрешён запрос, или символ *, разрешающий запросы с любых доменов. «</text:span></text:span><text:span text:style-name="Основной_20_шрифт_20_абзаца"><text:span text:style-name="T9">Бэкенд» устанавливает</text:span></text:span><text:span text:style-name="Основной_20_шрифт_20_абзаца"><text:span text:style-name="T12">: Можно разрешить </text:span></text:span><text:span text:style-name="Основной_20_шрифт_20_абзаца"><text:span text:style-name="T32">Если бэк не настроил у себя корсы</text:span></text:span><text:span text:style-name="Основной_20_шрифт_20_абзаца"><text:span text:style-name="T12">:</text:span></text:span></text:p>
      <text:p text:style-name="P2"><text:span text:style-name="Основной_20_шрифт_20_абзаца"><text:span text:style-name="T12">- использовать прокси-сервер для перенаправления запросов через тот же домен, с которого работает клиент. Настроить сервер (или промежуточный сервис) на том же домене, что и фронтенд, и направлять запросы через него.</text:span></text:span></text:p>
      <text:p text:style-name="P2"><text:span text:style-name="Основной_20_шрифт_20_абзаца"><text:span text:style-name="T12">- Расширения для браузра: CORS Unblock — они временно отключают CORS в браузере для всех запросов. После установки их можно активировать, и браузер будет игнорировать CORS-политику для запросов, пока расширение включено.</text:span></text:span></text:p>
      <text:p text:style-name="P8">________________________________________________________________________________________________</text:p>
      <text:p text:style-name="P2"><text:span text:style-name="Основной_20_шрифт_20_абзаца"><text:span text:style-name="T4">Https</text:span></text:span><text:span text:style-name="Основной_20_шрифт_20_абзаца"><text:span text:style-name="T9">_</text:span></text:span><text:span text:style-name="Основной_20_шрифт_20_абзаца"><text:span text:style-name="T12">расширение протокола </text:span></text:span><text:span text:style-name="Основной_20_шрифт_20_абзаца"><text:span text:style-name="T7">HTTP</text:span></text:span><text:span text:style-name="Основной_20_шрифт_20_абзаца"><text:span text:style-name="T12"> (Протокол прикладного уровня), которое используется для безопасного обмена данными в интернете. </text:span></text:span><text:span text:style-name="Основной_20_шрифт_20_абзаца"><text:span text:style-name="T7">HTTPS</text:span></text:span><text:span text:style-name="Основной_20_шрифт_20_абзаца"><text:span text:style-name="T12"> обеспечивает шифрование данных, аутентификацию сервера и целостность данных при передаче, в котором есть заголовки, строка запроса и методы.</text:span></text:span></text:p>
      <text:p text:style-name="P2"><text:span text:style-name="Основной_20_шрифт_20_абзаца"><text:span text:style-name="T9">Разница между </text:span></text:span><text:span text:style-name="Основной_20_шрифт_20_абзаца"><text:span text:style-name="T4">http</text:span></text:span><text:span text:style-name="Основной_20_шрифт_20_абзаца"><text:span text:style-name="T9"> протоколами </text:span></text:span><text:span text:style-name="Основной_20_шрифт_20_абзаца"><text:span text:style-name="T4">http</text:span></text:span><text:span text:style-name="Основной_20_шрифт_20_абзаца"><text:span text:style-name="T9">1.1 и </text:span></text:span><text:span text:style-name="Основной_20_шрифт_20_абзаца"><text:span text:style-name="T4">http</text:span></text:span><text:span text:style-name="Основной_20_шрифт_20_абзаца"><text:span text:style-name="T9">2?</text:span></text:span></text:p>
      <text:p text:style-name="P2"><text:span text:style-name="Основной_20_шрифт_20_абзаца"><text:span text:style-name="T7">HTTP</text:span></text:span><text:span text:style-name="Основной_20_шрифт_20_абзаца"><text:span text:style-name="T12">/2 улучшает производительность за счет мультиплексирования, сжатия заголовков, двоичного формата данных. </text:span></text:span><text:span text:style-name="Основной_20_шрифт_20_абзаца"><text:span text:style-name="T7">HTTP</text:span></text:span><text:span text:style-name="Основной_20_шрифт_20_абзаца"><text:span text:style-name="T12">/1.1 более старый и менее эффективный, с текстовой передачей данных и отсутствием поддержки параллельных запросов в одном соединении</text:span></text:span></text:p>
      <text:p text:style-name="P11">________________________________________________________________________________________________</text:p>
      <text:p text:style-name="P11">Типы данных в JavaScript?</text:p>
      <text:p text:style-name="P5"><text:span text:style-name="Основной_20_шрифт_20_абзаца"><text:span text:style-name="T12">Примитивные типы:</text:span></text:span><text:span text:style-name="Основной_20_шрифт_20_абзаца"><text:span text:style-name="T9"> </text:span></text:span></text:p>
      <text:p text:style-name="P5"><text:span text:style-name="Основной_20_шрифт_20_абзаца"><text:span text:style-name="T12">1)</text:span></text:span><text:span text:style-name="Основной_20_шрифт_20_абзаца"><text:span text:style-name="T32">boolean-</text:span></text:span><text:span text:style-name="Основной_20_шрифт_20_абзаца"><text:span text:style-name="T12">логический тип данных, который принимает значения true иди false.<text:line-break/>2) </text:span></text:span><text:span text:style-name="Основной_20_шрифт_20_абзаца"><text:span text:style-name="T32">number-</text:span></text:span><text:span text:style-name="Основной_20_шрифт_20_абзаца"><text:span text:style-name="T12">числовой тип данных, который используется как для целых, так и для дробных чисел + специальные значения, которые по сути не являются числами, но принадлежат к числовому типу данных: </text:span></text:span><text:span text:style-name="Основной_20_шрифт_20_абзаца"><text:span text:style-name="T32">Infinity</text:span></text:span><text:span text:style-name="Основной_20_шрифт_20_абзаца"><text:span text:style-name="T12"> (бесконечность, например при делении на ноль) и NaN (например строку разделить на число „Hello”/5<text:line-break/>3) </text:span></text:span><text:span text:style-name="Основной_20_шрифт_20_абзаца"><text:span text:style-name="T32">string</text:span></text:span><text:span text:style-name="Основной_20_шрифт_20_абзаца"><text:span text:style-name="T12"> - представляет собой цепочку «элементов» - «недомассив». Первый элемент имеет индекс 0, следующий — 1, и так далее. Длина строки — это количество элементов в ней. Также соединения строк (конкатенации) можно использовать оператор + или метод String.concat(). Также для составления строк с использованием значений переменных удобно применять шаблонизацию через обратные кавычки - `строка с переменной ${value}`. Обращаться можно по индексу. Итерируемся через </text:span></text:span><text:span text:style-name="Основной_20_шрифт_20_абзаца"><text:span text:style-name="T4">for</text:span></text:span><text:span text:style-name="Основной_20_шрифт_20_абзаца"><text:span text:style-name="T9"> </text:span></text:span><text:span text:style-name="Основной_20_шрифт_20_абзаца"><text:span text:style-name="T4">of</text:span></text:span></text:p>
      <text:p text:style-name="P2"><text:soft-page-break/><text:span text:style-name="Основной_20_шрифт_20_абзаца"><text:span text:style-name="T12">4) </text:span></text:span><text:span text:style-name="Основной_20_шрифт_20_абзаца"><text:span text:style-name="T32">symbol</text:span></text:span><text:span text:style-name="Основной_20_шрифт_20_абзаца"><text:span text:style-name="T12"> - это уникальный и неизменяемый тип данных, который может быть использован как идентификатор для создания скрытых свойств объектов (в объекте использовать в квадратных скобках). И в к консоле символа нет — тк символ создал специальное скрытое своиство в обьекте. <text:s text:c="22"/></text:span></text:span></text:p>
      <text:p text:style-name="P2"><text:span text:style-name="Основной_20_шрифт_20_абзаца"><text:span text:style-name="T12">5) </text:span></text:span><text:span text:style-name="Основной_20_шрифт_20_абзаца"><text:span text:style-name="T32">null</text:span></text:span><text:span text:style-name="Основной_20_шрифт_20_абзаца"><text:span text:style-name="T12"> - этот тип данных имеет всего одно значение: null. Которое выражает «нулевое» или «пустое» значение. <text:s/>Объявляем переменную но пока не знаем что там будет храниться</text:span></text:span></text:p>
      <text:p text:style-name="P2"><text:span text:style-name="Основной_20_шрифт_20_абзаца"><text:span text:style-name="T12">6) </text:span></text:span><text:span text:style-name="Основной_20_шрифт_20_абзаца"><text:span text:style-name="T32">undefined</text:span></text:span><text:span text:style-name="Основной_20_шрифт_20_абзаца"><text:span text:style-name="T12"> - тип данных, отражает то, что </text:span></text:span><text:span text:style-name="Основной_20_шрифт_20_абзаца"><text:span text:style-name="T9">данное значение «не определено»</text:span></text:span><text:span text:style-name="Основной_20_шрифт_20_абзаца"><text:span text:style-name="T12">. Например,</text:span></text:span></text:p>
      <text:p text:style-name="P2"><text:span text:style-name="Основной_20_шрифт_20_абзаца"><text:span text:style-name="T12">- </text:span></text:span><text:span text:style-name="Основной_20_шрифт_20_абзаца"><text:span text:style-name="T32">переменная была объявлена без присвоения ей какого-либо значение</text:span></text:span><text:span text:style-name="Основной_20_шрифт_20_абзаца"><text:span text:style-name="T12">, то её значение будет undefined. Или когда из функции ничего не возвращаем будет undefined.</text:span></text:span></text:p>
      <text:p text:style-name="P2"><text:span text:style-name="Основной_20_шрифт_20_абзаца"><text:span text:style-name="T33">Разница «</text:span></text:span><text:span text:style-name="Основной_20_шрифт_20_абзаца"><text:span text:style-name="T34">null</text:span></text:span><text:span text:style-name="Основной_20_шрифт_20_абзаца"><text:span text:style-name="T33">”, “</text:span></text:span><text:span text:style-name="Основной_20_шрифт_20_абзаца"><text:span text:style-name="T34">undefined</text:span></text:span><text:span text:style-name="Основной_20_шрифт_20_абзаца"><text:span text:style-name="T33">”:</text:span></text:span><text:span text:style-name="Основной_20_шрифт_20_абзаца"><text:span text:style-name="T50"> </text:span></text:span><text:span text:style-name="Основной_20_шрифт_20_абзаца"><text:span text:style-name="T12">Обычно </text:span></text:span><text:span text:style-name="Основной_20_шрифт_20_абзаца"><text:span text:style-name="T9">null</text:span></text:span><text:span text:style-name="Основной_20_шрифт_20_абзаца"><text:span text:style-name="T12"> используется для присвоения переменной «пустого»значения, а </text:span></text:span><text:span text:style-name="Основной_20_шрифт_20_абзаца"><text:span text:style-name="T9">undefined</text:span></text:span><text:span text:style-name="Основной_20_шрифт_20_абзаца"><text:span text:style-name="T12"> – для проверок, была ли переменная назначена или мы </text:span></text:span><text:span text:style-name="Основной_20_шрифт_20_абзаца"><text:span text:style-name="T32">проинициализировали</text:span></text:span><text:span text:style-name="Основной_20_шрифт_20_абзаца"><text:span text:style-name="T12"> </text:span></text:span><text:span text:style-name="Основной_20_шрифт_20_абзаца"><text:span text:style-name="T32">переменную</text:span></text:span><text:span text:style-name="Основной_20_шрифт_20_абзаца"><text:span text:style-name="T12"> но туда значение не присвоили. Если хотим очистить значение переменной то присваиваем </text:span></text:span><text:span text:style-name="Основной_20_шрифт_20_абзаца"><text:span text:style-name="T7">nul</text:span></text:span></text:p>
      <text:p text:style-name="P2"><text:span text:style-name="Основной_20_шрифт_20_абзаца"><text:span text:style-name="T12">7) </text:span></text:span><text:span text:style-name="Основной_20_шрифт_20_абзаца"><text:span text:style-name="T32">bigInt</text:span></text:span><text:span text:style-name="Основной_20_шрифт_20_абзаца"><text:span text:style-name="T12"> — чтобы хранить числа в огромном диапозопе от 2 53 стпени…</text:span></text:span></text:p>
      <text:p text:style-name="P2"><text:span text:style-name="Основной_20_шрифт_20_абзаца"><text:span text:style-name="T12">8) </text:span></text:span><text:span text:style-name="Основной_20_шрифт_20_абзаца"><text:span text:style-name="T32">object</text:span></text:span><text:span text:style-name="Основной_20_шрифт_20_абзаца"><text:span text:style-name="T12"> - это ссылочный тип данных содержит: ключ (свойство) и значение, то есть это значение в памяти, на которое возможно сослаться с помощью идентификатора.</text:span></text:span></text:p>
      <text:p text:style-name="P2"><text:span text:style-name="Основной_20_шрифт_20_абзаца"><text:span text:style-name="T9">Другие структуры данных, такие как:</text:span></text:span><text:span text:style-name="Основной_20_шрифт_20_абзаца"><text:span text:style-name="T12"> Функции (Functions), Массивы (Arrays), Коллекции (Maps, Sets, WeakMaps, WeakSets) и т.д. тоже являются объектами.</text:span></text:span></text:p>
      <text:p text:style-name="P8">________________________________________________________________________________________________</text:p>
      <text:p text:style-name="P17"><text:span text:style-name="Основной_20_шрифт_20_абзаца"><text:span text:style-name="T9">Объекты localStorage и sessionStorage</text:span></text:span><text:span text:style-name="Основной_20_шрифт_20_абзаца"><text:span text:style-name="T12"> являются свойствами глобального объекта </text:span></text:span><text:span text:style-name="Основной_20_шрифт_20_абзаца"><text:span text:style-name="T9">window</text:span></text:span><text:span text:style-name="Основной_20_шрифт_20_абзаца"><text:span text:style-name="T12">. <text:s text:c="102"/></text:span></text:span></text:p>
      <text:p text:style-name="P18"><text:span text:style-name="Основной_20_шрифт_20_абзаца"><text:span text:style-name="T9">ЛС</text:span></text:span><text:span text:style-name="Основной_20_шрифт_20_абзаца"><text:span text:style-name="T12"> «ключ-знач.»:<text:line-break/>- хранит данные бессрочно — хранятся даже если выключим копм<text:line-break/>- очищается только с помощью JavaScript или очистки кэша браузера.<text:line-break/>- хранит данные объёмом до 5 МБ</text:span></text:span></text:p>
      <text:p text:style-name="P9">- небезопасный (к XSS атакам), не хранить авторизационные данные</text:p>
      <text:p text:style-name="P18"><text:span text:style-name="Основной_20_шрифт_20_абзаца"><text:span text:style-name="T12">- не передаются с HTTP-запросами. <text:s/>Задача: как сохранить картинку в ЛС? Перевести ее в base64<text:line-break/></text:span></text:span><text:span text:style-name="Основной_20_шрифт_20_абзаца"><text:span text:style-name="T9">СС</text:span></text:span><text:span text:style-name="Основной_20_шрифт_20_абзаца"><text:span text:style-name="T12">:<text:line-break/>- хранит данные, пока продолжается текущая сессия вкладки.<text:line-break/>- каждая вкладка имеет свой sessionStorage.<text:line-break/>- хранит данные объёмом до 5 МБ.</text:span></text:span></text:p>
      <text:p text:style-name="P18"><text:span text:style-name="Основной_20_шрифт_20_абзаца"><text:span text:style-name="T9">Cookies</text:span></text:span><text:span text:style-name="Основной_20_шрифт_20_абзаца"><text:span text:style-name="T12"> - это технология, позволяющая сайтам сохранять в браузере небольшую порцию данных (до 4Кбайт).<text:line-break/>Обычно эти данные используются на сайте для того, чтобы:<text:line-break/>1) "узнать" (идентифицировать) пользователя (эмулировать постоянное соединение с сервером) — передаются в хедерах с каждый запросом на сервер;<text:line-break/>2) сохранить информацию о просмотренных страницах или товаров;<text:line-break/>4) запомнить настройки интерфейса, расположение блоков, товара, добавленного в корзину<text:line-break/></text:span></text:span><text:span text:style-name="Основной_20_шрифт_20_абзаца"><text:span text:style-name="T9">Cookie-куки </text:span></text:span><text:span text:style-name="Основной_20_шрифт_20_абзаца"><text:span text:style-name="T12">(это текстовые файлики - ключ значение - хранятся в браузере, и для каждого домена (сайта) куки свои. С каждым запросом на сервер, если для этого сервера есть Кука, то Кука цепляется и отправляется с закодированной инфой кто ты такой, сервер эту кодировку раскодирует и определяет кто ты такой и отдает запрашиваемые данные) - </text:span></text:span><text:span text:style-name="Основной_20_шрифт_20_абзаца"><text:span text:style-name="T32">кейс кук авторизация и анализ деиствии юзера</text:span></text:span><text:span text:style-name="Основной_20_шрифт_20_абзаца"><text:span text:style-name="T12">: куда заходил, что выбрал, что смотрел...:<text:line-break/>- куки хранятся ограниченное время (до конца сеанса или истечения указанной даты), объём данных от 4 Кбайт до 32 Кбайт. На клиенте доступны все куки, кроме тех, у которых установлен флаг </text:span></text:span><text:span text:style-name="Основной_20_шрифт_20_абзаца"><text:span text:style-name="T9">HttpOnly</text:span></text:span><text:span text:style-name="Основной_20_шрифт_20_абзаца"><text:span text:style-name="T12"> - их с фронта прочитать не сможем, позволит обесопасить данные, например jwt токен от XXS атак.</text:span></text:span></text:p>
      <text:p text:style-name="P18"><text:span text:style-name="Основной_20_шрифт_20_абзаца"><text:span text:style-name="T12">- куки улетают с запросом на сервер в хедерах. </text:span></text:span><text:span text:style-name="Основной_20_шрифт_20_абзаца"><text:span text:style-name="T32">HttpOnly: куки недоступны через JavaScript со стороны клиента</text:span></text:span><text:span text:style-name="Основной_20_шрифт_20_абзаца"><text:span text:style-name="T12"> (запрещает доступ к кукам) и могут быть использованы только сервером — для защиты от XXS атак.</text:span></text:span></text:p>
      <text:p text:style-name="P18"><text:span text:style-name="Основной_20_шрифт_20_абзаца"><text:span text:style-name="T12">- можно </text:span></text:span><text:span text:style-name="Основной_20_шрифт_20_абзаца"><text:span text:style-name="T9">настроить</text:span></text:span><text:span text:style-name="Основной_20_шрифт_20_абзаца"><text:span text:style-name="T12"> (контролировать) </text:span></text:span><text:span text:style-name="Основной_20_шрифт_20_абзаца"><text:span text:style-name="T9">время жизни cookies</text:span></text:span><text:span text:style-name="Основной_20_шрифт_20_абзаца"><text:span text:style-name="T12"> с помощью параметров (ключей) </text:span></text:span><text:span text:style-name="Основной_20_шрифт_20_абзаца"><text:span text:style-name="T32">expires</text:span></text:span><text:span text:style-name="Основной_20_шрифт_20_абзаца"><text:span text:style-name="T12"> или </text:span></text:span><text:span text:style-name="Основной_20_шрифт_20_абзаца"><text:span text:style-name="T32">max-age</text:span></text:span><text:span text:style-name="Основной_20_шрифт_20_абзаца"><text:span text:style-name="T12">. По истечении этого времени они автоматически удаляются.</text:span></text:span></text:p>
      <text:p text:style-name="P18"><text:span text:style-name="Основной_20_шрифт_20_абзаца"><text:span text:style-name="T9">Ключи в куках которые знаешь?_</text:span></text:span></text:p>
      <text:p text:style-name="P18"><text:span text:style-name="Основной_20_шрифт_20_абзаца"><text:span text:style-name="T32">1. secure</text:span></text:span><text:span text:style-name="Основной_20_шрифт_20_абзаца"><text:span text:style-name="T12"> — этот атрибут используется для указания, что cookie должно передаваться только через защищенное соединение (HTTPS). Без этого атрибута куки могут передаваться как по HTTP, так и по HTTPS.</text:span></text:span></text:p>
      <text:p text:style-name="P18"><text:span text:style-name="Основной_20_шрифт_20_абзаца"><text:span text:style-name="T32">2. expires</text:span></text:span><text:span text:style-name="Основной_20_шрифт_20_абзаца"><text:span text:style-name="T12"> — устанавливает точную дату и время, когда кука истечет.</text:span></text:span></text:p>
      <text:p text:style-name="P18"><text:span text:style-name="Основной_20_шрифт_20_абзаца"><text:span text:style-name="T32">3. max-age</text:span></text:span><text:span text:style-name="Основной_20_шрифт_20_абзаца"><text:span text:style-name="T12"> — задает время жизни куки в секундах, начиная с момента ее установки.</text:span></text:span></text:p>
      <text:p text:style-name="P18"><text:span text:style-name="Основной_20_шрифт_20_абзаца"><text:span text:style-name="T32">4. HttpOnly </text:span></text:span><text:span text:style-name="Основной_20_шрифт_20_абзаца"><text:span text:style-name="T12">— этот атрибут указывает, что кука должна быть доступна только через HTTP запросы, а не через <text:s/></text:span></text:span><text:span text:style-name="Основной_20_шрифт_20_абзаца"><text:span text:style-name="T32">XSS-атака:</text:span></text:span><text:span text:style-name="Основной_20_шрифт_20_абзаца"><text:span text:style-name="T12"> вредоносный код внедряется в ответ на запрос от пользователя. Злоумышленник отправляет жертве ссылку с вредоносным скриптом, и если пользователь откроет её, сервер вернёт вредоносный скрипт в ответ.</text:span></text:span></text:p>
      <text:p text:style-name="P18"><text:span text:style-name="Основной_20_шрифт_20_абзаца"><text:span text:style-name="T32">Что использовать: ЛС или cookie? </text:span></text:span><text:span text:style-name="Основной_20_шрифт_20_абзаца"><text:span text:style-name="T12">Если данные нужны на стороне сервера, то в этом случае лучше использовать cookie — пример jwt авторизация. Т.к. куки отправляются с каждым HTTP-запросом на сервер в заголовках, а также их там можно установить (они добавляются в ответ и браузер при его получении их сохранит). Если вы работаете с данными только на клиенте (в браузере), то тогда более предпочтительно использовать ЛС.</text:span></text:span></text:p>
      <text:p text:style-name="P18"><text:span text:style-name="Основной_20_шрифт_20_абзаца"><text:span text:style-name="T32">IndexedDB</text:span></text:span><text:span text:style-name="Основной_20_шрифт_20_абзаца"><text:span text:style-name="T12"> — встроенная БД в браузерах, более мощная альтернатива ЛС и СС, поскольку она поддерживает более сложные структуры данных, транзакции, индексы и асинхронное взаимодействие.</text:span></text:span></text:p>
      <text:p text:style-name="P9"><text:s text:c="4"/>• Хранение данных на стороне клиента для улучшения производительности.</text:p>
      <text:p text:style-name="P9"><text:s text:c="4"/>• Работа с большим объемом данных (например, для веб-приложений, которые работают с изображениями, видео или сложными данными).</text:p>
      <text:p text:style-name="P9"><text:soft-page-break/><text:s text:c="4"/>• Офлайн-приложения, где нужно хранить данные на устройстве пользователя и синхронизировать их с сервером по мере необходимости.</text:p>
      <text:p text:style-name="P9"><text:s text:c="4"/>• Приложения с высокими требованиями к скорости работы с данными (например, игры или приложения для работы с большими данными).</text:p>
      <text:p text:style-name="P9">_______________________________________________________________________________________________</text:p>
      <text:p text:style-name="P12">Event loop_</text:p>
      <text:p text:style-name="P9">так как js синхронный, однопоточный язык с помощью него сложно выполнять асинхронный код в JavaScript.</text:p>
      <text:p text:style-name="P18"><text:span text:style-name="Основной_20_шрифт_20_абзаца"><text:span text:style-name="T35">EL</text:span></text:span><text:span text:style-name="Основной_20_шрифт_20_абзаца"><text:span text:style-name="T12"> - бесконечный цикл где выполнятся браузерные события — они распределяются по очередям: сначала </text:span></text:span><text:span text:style-name="Основной_20_шрифт_20_абзаца"><text:span text:style-name="T32">синхронный код</text:span></text:span><text:span text:style-name="Основной_20_шрифт_20_абзаца"><text:span text:style-name="T12">, потом <text:s/></text:span></text:span><text:span text:style-name="Основной_20_шрифт_20_абзаца"><text:span text:style-name="T32">все</text:span></text:span><text:span text:style-name="Основной_20_шрифт_20_абзаца"><text:span text:style-name="T12"> </text:span></text:span><text:span text:style-name="Основной_20_шрифт_20_абзаца"><text:span text:style-name="T32">микротаски </text:span></text:span><text:span text:style-name="Основной_20_шрифт_20_абзаца"><text:span text:style-name="T36">(</text:span></text:span><text:span text:style-name="Основной_20_шрифт_20_абзаца"><text:span text:style-name="T14">колбэки для then, catch, finally, process.nextTick() - в Node.js, MutationObserver (наблюдение за изменениями в DOM), queueMicrotask - позволяет явно добавлять задачи в очередь микрозадач </text:span></text:span><text:span text:style-name="Основной_20_шрифт_20_абзаца"><text:span text:style-name="T36">)</text:span></text:span></text:p>
      <text:p text:style-name="P18"><text:span text:style-name="Основной_20_шрифт_20_абзаца"><text:span text:style-name="T32">— </text:span></text:span><text:span text:style-name="Основной_20_шрифт_20_абзаца"><text:span text:style-name="T12">прежде чем выполнить одну</text:span></text:span><text:span text:style-name="Основной_20_шрифт_20_абзаца"><text:span text:style-name="T32"> макрозадачу.</text:span></text:span><text:span text:style-name="Основной_20_шрифт_20_абзаца"><text:span text:style-name="T12"> </text:span></text:span><text:span text:style-name="Основной_20_шрифт_20_абзаца"><text:span text:style-name="T9">Макрозадачи</text:span></text:span><text:span text:style-name="Основной_20_шрифт_20_абзаца"><text:span text:style-name="T12">: <text:s/>setTimeout, setInterval , сетевые запросы, requestAnimationFrame, обработчики событий)</text:span></text:span></text:p>
      <text:p text:style-name="P18"><text:span text:style-name="Основной_20_шрифт_20_абзаца"><text:span text:style-name="T35">EL</text:span></text:span><text:span text:style-name="Основной_20_шрифт_20_абзаца"><text:span text:style-name="T12"> - специальный механизм на уровне движка js_v8, который координирует работу трёх сущностей: Call Stack (стэк вызовов), Web API (API, предоставляемый браузером), Callback Queue (очередь колбэков).</text:span></text:span></text:p>
      <text:p text:style-name="P9">Работают они следующим образом: движок js анализирует код. Когда он встречает вызов какой-то функции, он перемещает эту функцию в Call Stack. Если эта функция синхронная (например,console.log() ), то она сразу же исполняется, покидает стэк и на её место приходит следующая функция. Если же эта функция асинхронная, например, setTimeout(), обработчик событий, сетевой запрос и т.д., то асинхронная функция регистрируется в Стеке и уходит пришедшему на помощь браузеру со своим Web API (мы же помним, что JavaScript - это однопоточный язык, и сам работать в многопоточном режиме он не может). Event Loop перемещает колбэк асинхронной функции в Web API, а сама асинхронная функция уходит из стэка вызовов. То есть, пока колбэк асинхронной функции находится под управлением Web API, движок js продолжает выполнять другие операции! Что же происходит с колбэком? В случае, например, setTimeout(), Web API ожидает истечения указанного времени, затем Event Loop перемещает этот колбэк в Callback Queue (очередь колбэков). Когда стэк вызовов освобождается, Event Loop перемещает в него наш колбэк из очереди колбэков, после чего колбэк наконец исполняется и покидает стэк вызовов. Этот процесс повторяется до тех пор, пока весь js код не будет выполнен.</text:p>
      <text:p text:style-name="P8">_______________________________________________________________________________________________</text:p>
      <text:p text:style-name="P11">Алгоритмы:</text:p>
      <text:p text:style-name="P2"><text:span text:style-name="Основной_20_шрифт_20_абзаца"><text:span text:style-name="T9">O(n) </text:span></text:span><text:span text:style-name="Основной_20_шрифт_20_абзаца"><text:span text:style-name="T12">— это временная сложность алгоритма, где время выполнения увеличивается пропорционально количеству входных данных. </text:span></text:span><text:span text:style-name="Основной_20_шрифт_20_абзаца"><text:span text:style-name="T9">Оценка сложности алгоритма:</text:span></text:span><text:span text:style-name="Основной_20_шрифт_20_абзаца"><text:span text:style-name="T12"> максимальное кол-во операций который алгоритм может выполнить в самом худшем случае.</text:span></text:span></text:p>
      <text:p text:style-name="P2"><text:span text:style-name="Основной_20_шрифт_20_абзаца"><text:span text:style-name="T32">Какие бывают алгоритмы</text:span></text:span><text:span text:style-name="Основной_20_шрифт_20_абзаца"><text:span text:style-name="T12">: линейный, разветвляющийся , циклический.</text:span></text:span></text:p>
      <text:p text:style-name="P19">Виды сложности алгоритмов</text:p>
      <text:p text:style-name="P2"><text:span text:style-name="Основной_20_шрифт_20_абзаца"><text:span text:style-name="T12">а. </text:span></text:span><text:span text:style-name="Основной_20_шрифт_20_абзаца"><text:span text:style-name="T32">Константная</text:span></text:span><text:span text:style-name="Основной_20_шрифт_20_абзаца"><text:span text:style-name="T12"> - O(1). Означает, что вычислительная сложность алгоритма не зависит от входных данных. Вызываем функцию или используем переменную</text:span></text:span></text:p>
      <text:p text:style-name="P2"><text:span text:style-name="Основной_20_шрифт_20_абзаца"><text:span text:style-name="T12">б. </text:span></text:span><text:span text:style-name="Основной_20_шрифт_20_абзаца"><text:span text:style-name="T32">Линейная</text:span></text:span><text:span text:style-name="Основной_20_шрифт_20_абзаца"><text:span text:style-name="T12"> - O(n). сложность линейно растёт с увеличением входных данных (Пробегаемся по массиву)</text:span></text:span></text:p>
      <text:p text:style-name="P2"><text:span text:style-name="Основной_20_шрифт_20_абзаца"><text:span text:style-name="T12">в. </text:span></text:span><text:span text:style-name="Основной_20_шрифт_20_абзаца"><text:span text:style-name="T32">Логарифмическая</text:span></text:span><text:span text:style-name="Основной_20_шрифт_20_абзаца"><text:span text:style-name="T12"> - O(log n). растёт логарифмически с увеличением входных данных. Другими словами это такой алгоритм, где на каждой итерации берётся половина элементов.</text:span></text:span></text:p>
      <text:p text:style-name="P2"><text:span text:style-name="Основной_20_шрифт_20_абзаца"><text:span text:style-name="T12">г. <text:s/></text:span></text:span><text:span text:style-name="Основной_20_шрифт_20_абзаца"><text:span text:style-name="T32">Линеарифметическая</text:span></text:span><text:span text:style-name="Основной_20_шрифт_20_абзаца"><text:span text:style-name="T12"> - O(n * log n). <text:s/>удвоение размера входных данных увеличит время выполнения чуть более, чем вдвое</text:span></text:span></text:p>
      <text:p text:style-name="P2"><text:span text:style-name="Основной_20_шрифт_20_абзаца"><text:span text:style-name="T12">д. </text:span></text:span><text:span text:style-name="Основной_20_шрифт_20_абзаца"><text:span text:style-name="T32">Квадратичная</text:span></text:span><text:span text:style-name="Основной_20_шрифт_20_абзаца"><text:span text:style-name="T12"> - O(n2), O(n^2). удвоение размера входных данных увеличивает время выполнения в 4 раза</text:span></text:span></text:p>
      <text:p text:style-name="P8">_______________________________________________________________________________________________</text:p>
      <text:p text:style-name="P2"><text:span text:style-name="Основной_20_шрифт_20_абзаца"><text:span text:style-name="T33">Своиства </text:span></text:span><text:span text:style-name="Основной_20_шрифт_20_абзаца"><text:span text:style-name="T34">JS</text:span></text:span><text:span text:style-name="Основной_20_шрифт_20_абзаца"><text:span text:style-name="T33">:</text:span></text:span></text:p>
      <text:p text:style-name="P2"><text:span text:style-name="Основной_20_шрифт_20_абзаца"><text:span text:style-name="T9">Object.freeze() </text:span></text:span><text:span text:style-name="Основной_20_шрифт_20_абзаца"><text:span text:style-name="T12">– замараживает объект который передаем ему в качестве аргумента — т.е теперь нельзя ему добавить новые своиства или их изменить. Используют чтобы предотвратить мутацию данных</text:span></text:span></text:p>
      <text:p text:style-name="P2"><text:span text:style-name="Основной_20_шрифт_20_абзаца"><text:span text:style-name="T9">Object.entries </text:span></text:span><text:span text:style-name="Основной_20_шрифт_20_абзаца"><text:span text:style-name="T12">— в многомерный массив: ключ и значение в массиве, который в массиве</text:span></text:span></text:p>
      <text:p text:style-name="P2"><text:span text:style-name="Основной_20_шрифт_20_абзаца"><text:span text:style-name="T9">Object.fromEntries() </text:span></text:span><text:span text:style-name="Основной_20_шрифт_20_абзаца"><text:span text:style-name="T12">- из многомерного массива в объект преобразует</text:span></text:span></text:p>
      <text:p text:style-name="P2"><text:span text:style-name="Основной_20_шрифт_20_абзаца"><text:span text:style-name="T9">Object.seal(): </text:span></text:span><text:span text:style-name="Основной_20_шрифт_20_абзаца"><text:span text:style-name="T12">сможем изменить (переписать, переименовать) своиства в объекте, но не сможем добавить новые.</text:span></text:span></text:p>
      <text:p text:style-name="P2"><text:span text:style-name="Основной_20_шрифт_20_абзаца"><text:span text:style-name="T9">Object.create() </text:span></text:span><text:span text:style-name="Основной_20_шрифт_20_абзаца"><text:span text:style-name="T12">– создать новый объект на основе существующего</text:span></text:span></text:p>
      <text:p text:style-name="P2"><text:span text:style-name="Основной_20_шрифт_20_абзаца"><text:span text:style-name="T32">Статические методы промисса </text:span></text:span><text:span text:style-name="Основной_20_шрифт_20_абзаца"><text:span text:style-name="T35">Promise</text:span></text:span><text:span text:style-name="Основной_20_шрифт_20_абзаца"><text:span text:style-name="T32"> (6 методов):</text:span></text:span></text:p>
      <text:p text:style-name="P2"><text:span text:style-name="Основной_20_шрифт_20_абзаца"><text:span text:style-name="T9">Promise.all()</text:span></text:span><text:span text:style-name="Основной_20_шрифт_20_абзаца"><text:span text:style-name="T12"> -отправить несколько запросов на сервер за данными и дождаться пока все они выполняться — если хоть один запрос упадет - то запрос завершится с ошибкой — результата не будет. Возвращает новый промис, который резолвится в массив значений результатов всех промисов, сохраненных в порядке их появления в массиве.</text:span></text:span></text:p>
      <text:p text:style-name="P2"><text:span text:style-name="Основной_20_шрифт_20_абзаца"><text:span text:style-name="T9">Promise.allSettled():</text:span></text:span><text:span text:style-name="Основной_20_шрифт_20_абзаца"><text:span text:style-name="T12"> принимает массив промисов, выполняет их параллельно, и в отличии от Promise.all </text:span></text:span><text:span text:style-name="Основной_20_шрифт_20_абзаца"><text:span text:style-name="T9">всегда ждёт завершения всех промисов</text:span></text:span><text:span text:style-name="Основной_20_шрифт_20_абзаца"><text:span text:style-name="T12">, неважно завершились они с ошибкой, или нет. В итоге возвращает промис с массивом результатов {status: "fulfilled", value: результат}</text:span></text:span></text:p>
      <text:p text:style-name="P2"><text:span text:style-name="Основной_20_шрифт_20_абзаца"><text:span text:style-name="T9">Promise.race()</text:span></text:span><text:span text:style-name="Основной_20_шрифт_20_абзаца"><text:span text:style-name="T12"> - принимает массив промисов и возвращает новый промис. Он завершится, когда завершится самый быстрый из всех переданных (неважно успешно или с ошибкой). Остальные промисы будут проигнорированы - «работа на скорость»</text:span></text:span></text:p>
      <text:p text:style-name="P2"><text:span text:style-name="Основной_20_шрифт_20_абзаца"><text:span text:style-name="T9">Promise.any()</text:span></text:span><text:span text:style-name="Основной_20_шрифт_20_абзаца"><text:span text:style-name="T12"> — возвращает первый завершившийся успешный промис. Если все промисы завершаются с ошибками, Promise.any() завершится с ошибкой типа </text:span></text:span><text:span text:style-name="Основной_20_шрифт_20_абзаца"><text:span text:style-name="T32">AggregateError</text:span></text:span><text:span text:style-name="Основной_20_шрифт_20_абзаца"><text:span text:style-name="T12">, содержащей все ошибки</text:span></text:span></text:p>
      <text:p text:style-name="P2"><text:span text:style-name="Основной_20_шрифт_20_абзаца"><text:span text:style-name="T12">Promise.any()</text:span></text:span><text:span text:style-name="Основной_20_шрифт_20_абзаца"><text:span text:style-name="T9"> </text:span></text:span><text:span text:style-name="Основной_20_шрифт_20_абзаца"><text:span text:style-name="T12">полезен, когда необходимо собрать результаты всех провалившихся промисов и обработать их</text:span></text:span></text:p>
      <text:p text:style-name="P8"><text:soft-page-break/>________________________________________________________________________________________________</text:p>
      <text:p text:style-name="P2"><text:span text:style-name="Основной_20_шрифт_20_абзаца"><text:span text:style-name="T9">Мар_</text:span></text:span><text:span text:style-name="Основной_20_шрифт_20_абзаца"><text:span text:style-name="T12"> - коллекция: ключ значение, как и объект, но Мар позволяет использовать ключи любого типа данных.</text:span></text:span></text:p>
      <text:p text:style-name="P2"><text:span text:style-name="Основной_20_шрифт_20_абзаца"><text:span text:style-name="T32">Методы</text:span></text:span><text:span text:style-name="Основной_20_шрифт_20_абзаца"><text:span text:style-name="T7">: set, get, delete, has, clear, values. </text:span></text:span><text:span text:style-name="Основной_20_шрифт_20_абзаца"><text:span text:style-name="T12">У </text:span></text:span><text:span text:style-name="Основной_20_шрифт_20_абзаца"><text:span text:style-name="T7">Map</text:span></text:span><text:span text:style-name="Основной_20_шрифт_20_абзаца"><text:span text:style-name="T12">_ов() — </text:span></text:span><text:span text:style-name="Основной_20_шрифт_20_абзаца"><text:span text:style-name="T32">алгоритмическая сложность</text:span></text:span><text:span text:style-name="Основной_20_шрифт_20_абзаца"><text:span text:style-name="T12"> О(1) — константная.</text:span></text:span></text:p>
      <text:p text:style-name="P19">Для перебора Map есть 3 метода:</text:p>
      <text:p text:style-name="P2"><text:span text:style-name="Основной_20_шрифт_20_абзаца"><text:span text:style-name="T12">map.keys() – возвращает </text:span></text:span><text:span text:style-name="Основной_20_шрифт_20_абзаца"><text:span text:style-name="T9">итерируемый</text:span></text:span><text:span text:style-name="Основной_20_шрифт_20_абзаца"><text:span text:style-name="T12"> объект по ключам,</text:span></text:span></text:p>
      <text:p text:style-name="P2"><text:span text:style-name="Основной_20_шрифт_20_абзаца"><text:span text:style-name="T12">map.values() – возвращает </text:span></text:span><text:span text:style-name="Основной_20_шрифт_20_абзаца"><text:span text:style-name="T9">итерируемый</text:span></text:span><text:span text:style-name="Основной_20_шрифт_20_абзаца"><text:span text:style-name="T12"> объект по значениям,</text:span></text:span></text:p>
      <text:p text:style-name="P2"><text:span text:style-name="Основной_20_шрифт_20_абзаца"><text:span text:style-name="T12">map.entries() – возвращает </text:span></text:span><text:span text:style-name="Основной_20_шрифт_20_абзаца"><text:span text:style-name="T9">итерируемый</text:span></text:span><text:span text:style-name="Основной_20_шрифт_20_абзаца"><text:span text:style-name="T12"> объект по парам вида [ключ, значение]</text:span></text:span></text:p>
      <text:p text:style-name="P2"><text:span text:style-name="Основной_20_шрифт_20_абзаца"><text:span text:style-name="T9">WeakMap - </text:span></text:span><text:span text:style-name="Основной_20_шрифт_20_абзаца"><text:span text:style-name="T12">ключи должны быть </text:span></text:span><text:span text:style-name="Основной_20_шрифт_20_абзаца"><text:span text:style-name="T9">ссылочного</text:span></text:span><text:span text:style-name="Основной_20_шрифт_20_абзаца"><text:span text:style-name="T12"> </text:span></text:span><text:span text:style-name="Основной_20_шрифт_20_абзаца"><text:span text:style-name="T9">типа</text:span></text:span><text:span text:style-name="Основной_20_шрифт_20_абзаца"><text:span text:style-name="T12">: объект, массив, функция, а не примитивными значениями. Если мы используем этот объект в качестве ключа и на этот объект нет ссылок то он удаляется из памяти сборщиком мусора, в отличии от обычной Map() которая не удаляется из памяти. Перебор по ключам нельзя сделать как у </text:span></text:span><text:span text:style-name="Основной_20_шрифт_20_абзаца"><text:span text:style-name="T7">Map</text:span></text:span></text:p>
      <text:p text:style-name="P2"><text:span text:style-name="Основной_20_шрифт_20_абзаца"><text:span text:style-name="T9">Set_</text:span></text:span><text:span text:style-name="Основной_20_шрифт_20_абзаца"><text:span text:style-name="T12"> – коллекция которая уникальные значения в единственном экземпляре</text:span></text:span></text:p>
      <text:p text:style-name="P2"><text:span text:style-name="Основной_20_шрифт_20_абзаца"><text:span text:style-name="T9">WeakSet - </text:span></text:span><text:span text:style-name="Основной_20_шрифт_20_абзаца"><text:span text:style-name="T12">коллекция объектов. В отличие от Set, WeakSet хранит только объекты и нельзя в нее добавлять примитивы. Если объект, добавленный в WeakSet, больше нигде не используется, он будет удален сборщиком мусора.</text:span></text:span></text:p>
      <text:p text:style-name="P2"><text:span text:style-name="Основной_20_шрифт_20_абзаца"><text:span text:style-name="T12">________________________________________________________________________________________________</text:span></text:span></text:p>
      <text:p text:style-name="P2"><text:span text:style-name="Основной_20_шрифт_20_абзаца"><text:span text:style-name="T9">Как определить наличие свойства в обьекте?</text:span></text:span><text:span text:style-name="Основной_20_шрифт_20_абзаца"><text:span text:style-name="T12"> </text:span></text:span><text:span text:style-name="Основной_20_шрифт_20_абзаца"><text:span text:style-name="T32">hasOwnProperty()</text:span></text:span><text:span text:style-name="Основной_20_шрифт_20_абзаца"><text:span text:style-name="T12"> - только собственные своиства объекта проверит не лезит в прототип родителя или <text:s/></text:span></text:span><text:span text:style-name="Основной_20_шрифт_20_абзаца"><text:span text:style-name="T9">оператор</text:span></text:span><text:span text:style-name="Основной_20_шрифт_20_абзаца"><text:span text:style-name="T12"> </text:span></text:span><text:span text:style-name="Основной_20_шрифт_20_абзаца"><text:span text:style-name="T32">in - </text:span></text:span><text:span text:style-name="Основной_20_шрифт_20_абзаца"><text:span text:style-name="T12">лезит в прототип родителя пробегается также по унаследованным своиствам </text:span></text:span><text:span text:style-name="Основной_20_шрифт_20_абзаца"><text:span text:style-name="T32">Object.hasOwn()</text:span></text:span><text:span text:style-name="Основной_20_шрифт_20_абзаца"><text:span text:style-name="T12"> — это современный метод для проверки наличия собственного свойства объекта — удобнее чем </text:span></text:span><text:span text:style-name="Основной_20_шрифт_20_абзаца"><text:span text:style-name="T32">hasOwnProperty()</text:span></text:span><text:span text:style-name="Основной_20_шрифт_20_абзаца"><text:span text:style-name="T12"> и </text:span></text:span><text:span text:style-name="Основной_20_шрифт_20_абзаца"><text:span text:style-name="T32">Reflect.has</text:span></text:span><text:span text:style-name="Основной_20_шрифт_20_абзаца"><text:span text:style-name="T12"> -Проверяет наличие свойства только в самом объекте, не учитывая его прототипы.</text:span></text:span></text:p>
      <text:p text:style-name="P6"><text:span text:style-name="Основной_20_шрифт_20_абзаца"><text:span text:style-name="T12">________________________________________________________________________________________________</text:span></text:span></text:p>
      <text:p text:style-name="P6"><text:span text:style-name="Основной_20_шрифт_20_абзаца"><text:span text:style-name="T9">Proxy</text:span></text:span><text:span text:style-name="Основной_20_шрифт_20_абзаца"><text:span text:style-name="T12"> — объект для перехвата операций над объектами. Перехватили и манипулируем операциями с объектом, такими как доступ к свойствам, установка значений, вызов методов. Для создания объектов с динамическим поведением, например, для создания «виртуальных» или «моковых» объектов. Для валидации и преобразования входных данных перед их использованием. </text:span></text:span><text:span text:style-name="Основной_20_шрифт_20_абзаца"><text:span text:style-name="T7">Vue</text:span></text:span><text:span text:style-name="Основной_20_шрифт_20_абзаца"><text:span text:style-name="T12"> под капотом работает на прокси.</text:span></text:span></text:p>
      <text:p text:style-name="P8">_______________________________________________________________________________________________</text:p>
      <text:p text:style-name="P2"><text:span text:style-name="Основной_20_шрифт_20_абзаца"><text:span text:style-name="T9">Дескрипторы полей объекта: </text:span></text:span><text:span text:style-name="Основной_20_шрифт_20_абзаца"><text:span text:style-name="T12">специальные объекты, которые содержат информацию о свойствах объекта, таких как их значение, доступность для изменения, перечисляемость и конфигурируемость — </text:span></text:span><text:span text:style-name="Основной_20_шрифт_20_абзаца"><text:span text:style-name="T32">для контролем за поведением свойств объекта</text:span></text:span><text:span text:style-name="Основной_20_шрифт_20_абзаца"><text:span text:style-name="T12">:</text:span></text:span></text:p>
      <text:p text:style-name="P2"><text:span text:style-name="Основной_20_шрифт_20_абзаца"><text:span text:style-name="T32">Метод Object.defineProperty(obj, prop, descriptor)</text:span></text:span><text:span text:style-name="Основной_20_шрифт_20_абзаца"><text:span text:style-name="T12"> позволяет задать или изменить дескриптор свойства</text:span></text:span></text:p>
      <text:p text:style-name="P8">1) Можно сделать свойства неизменяемыми (writable: false).</text:p>
      <text:p text:style-name="P8">2) Можно скрыть свойства от перечисления (enumerable: false</text:p>
      <text:p text:style-name="P8">3) Можно запретить удаление или изменение свойства (configurable: false)</text:p>
      <text:p text:style-name="P8">4) гетеры и сеттеры</text:p>
      <text:p text:style-name="P11">_______________________________________________________________________________________________</text:p>
      <text:p text:style-name="P2"><text:span text:style-name="Основной_20_шрифт_20_абзаца"><text:span text:style-name="T9">MutationObserver</text:span></text:span><text:span text:style-name="Основной_20_шрифт_20_абзаца"><text:span text:style-name="T44"> - </text:span></text:span><text:span text:style-name="Основной_20_шрифт_20_абзаца"><text:span text:style-name="T12">специальный объект в JavaScript, который позволяет следить за изменениями в DOM-структуре страницы (отслеживает только изменения, а не перебирает весь DOM). Используется, чтобы в реальном времени отлавливать изменения на веб-странице, такие как: Добавление или удаление элементов. Изменение атрибутов (например, class, id). Изменение текста в элементах. Если DOM динамически изменяется, а вам нужно реагировать на эти изменения...</text:span></text:span></text:p>
      <text:p text:style-name="P2"><text:span text:style-name="Основной_20_шрифт_20_абзаца"><text:span text:style-name="T32">Пример</text:span></text:span><text:span text:style-name="Основной_20_шрифт_20_абзаца"><text:span text:style-name="T12">: </text:span></text:span><text:span text:style-name="Основной_20_шрифт_20_абзаца"><text:span text:style-name="T9">Автоматическое отслеживание добавления комментариев</text:span></text:span><text:span text:style-name="Основной_20_шрифт_20_абзаца"><text:span text:style-name="T12">. Предположим, у вас есть веб-страница (например, форум или блог), где пользователи могут добавлять комментарии. Новые комментарии появляются на странице динамически (без перезагрузки страницы). Вы хотите автоматически запускать какой-то скрипт (например, обновление счетчика комментариев или уведомление), когда новый комментарий добавлен</text:span></text:span></text:p>
      <text:p text:style-name="P2"><text:span text:style-name="Основной_20_шрифт_20_абзаца"><text:span text:style-name="T32">Пример2: </text:span></text:span><text:span text:style-name="Основной_20_шрифт_20_абзаца"><text:span text:style-name="T9">Отслеживание загрузки асинхронного контента</text:span></text:span><text:span text:style-name="Основной_20_шрифт_20_абзаца"><text:span text:style-name="T12">. Сайты с бесконечной прокруткой (например, социальные сети) подгружают данные динамически, когда вы скроллите вниз. Вы хотите что-то делать каждый раз, когда подгружается новая часть контента (например, отслеживать количество элементов или собирать аналитику).</text:span></text:span></text:p>
      <text:p text:style-name="P2"><text:span text:style-name="Основной_20_шрифт_20_абзаца"><text:span text:style-name="T9">IntersectionObserver</text:span></text:span><text:span text:style-name="Основной_20_шрифт_20_абзаца"><text:span text:style-name="T12"> - наблюдает за пересечением элемента с областью просмотра браузера (viewport). Он срабатывает, когда элемент становится видимым или исчезает из области просмотра (для "ленивой" загрузки изображений, когда изображения загружаются только при их видимости.) - для </text:span></text:span><text:span text:style-name="Основной_20_шрифт_20_абзаца"><text:span text:style-name="T9">оптимизации</text:span></text:span><text:span text:style-name="Основной_20_шрифт_20_абзаца"><text:span text:style-name="T12"> — виртуализации</text:span></text:span></text:p>
      <text:p text:style-name="P2"><text:span text:style-name="Основной_20_шрифт_20_абзаца"><text:span text:style-name="T4">R</text:span></text:span><text:span text:style-name="Основной_20_шрифт_20_абзаца"><text:span text:style-name="T9">equest</text:span></text:span><text:span text:style-name="Основной_20_шрифт_20_абзаца"><text:span text:style-name="T33">Idle</text:span></text:span><text:span text:style-name="Основной_20_шрифт_20_абзаца"><text:span text:style-name="T9">Callback — </text:span></text:span><text:span text:style-name="Основной_20_шрифт_20_абзаца"><text:span text:style-name="T12">метод браузера, который позволяет отложить выполнение кода до тех пор, пока браузеру не потребуется выполнение других, более важные задач, таких как рендеринг или обработка событий. </text:span></text:span><text:span text:style-name="Основной_20_шрифт_20_абзаца"><text:span text:style-name="T32">Цель: </text:span></text:span><text:span text:style-name="Основной_20_шрифт_20_абзаца"><text:span text:style-name="T12">Позволяет выполнить код, когда браузер находится в "неактивном" состоянии, то есть когда у него есть свободное время для выполнения неотложных задач. Улучшаем производительность, снижаем <text:s/>нагрузку на процессор</text:span></text:span></text:p>
      <text:p text:style-name="P2"><text:span text:style-name="Основной_20_шрифт_20_абзаца"><text:span text:style-name="T4">R</text:span></text:span><text:span text:style-name="Основной_20_шрифт_20_абзаца"><text:span text:style-name="T9">equest</text:span></text:span><text:span text:style-name="Основной_20_шрифт_20_абзаца"><text:span text:style-name="T33">Animation</text:span></text:span><text:span text:style-name="Основной_20_шрифт_20_абзаца"><text:span text:style-name="T9">Frame</text:span></text:span><text:span text:style-name="Основной_20_шрифт_20_абзаца"><text:span text:style-name="T12"> — метод браузера, который </text:span></text:span><text:span text:style-name="Основной_20_шрифт_20_абзаца"><text:span text:style-name="T32">позволяет</text:span></text:span><text:span text:style-name="Основной_20_шрифт_20_абзаца"><text:span text:style-name="T12"> </text:span></text:span><text:span text:style-name="Основной_20_шрифт_20_абзаца"><text:span text:style-name="T32">создать</text:span></text:span><text:span text:style-name="Основной_20_шрифт_20_абзаца"><text:span text:style-name="T12"> плавные анимации, избежать перерисовок при отсутствии изменений в кадре, что помогает снизить нагрузку на процессор и улучшить производительность, и может быть использован в сочетании с другими методами, такими как setTimeout или setInterval. </text:span></text:span><text:span text:style-name="Основной_20_шрифт_20_абзаца"><text:span text:style-name="T32">Возвращает</text:span></text:span><text:span text:style-name="Основной_20_шрифт_20_абзаца"><text:span text:style-name="T12"> идентификатор анимации, который можно использовать для отмены вызова с помощью </text:span></text:span><text:span text:style-name="Основной_20_шрифт_20_абзаца"><text:span text:style-name="T35">cancelAnimationFrame</text:span></text:span></text:p>
      <text:p text:style-name="P2"><text:span text:style-name="Основной_20_шрифт_20_абзаца"><text:span text:style-name="T9">Web Workers</text:span></text:span><text:span text:style-name="Основной_20_шрифт_20_абзаца"><text:span text:style-name="T12"> - паралельные потоки — если надо тяжелую задачу разбить на много потоков — тк как js однопоточный а веб-воркеры позволяют разбить на несколько. Отдельный процесс со своим собственным event-loop_ом, делегируем тяжелые математические вычисления - часть задач на воркеры чтобы саит не зависал, юзер не сможет выполнить деиствие пока не дождется завершения предыдущего</text:span></text:span></text:p>
      <text:p text:style-name="P8">________________________________________________________________________________________________</text:p>
      <text:p text:style-name="P2"><text:soft-page-break/><text:span text:style-name="Основной_20_шрифт_20_абзаца"><text:span text:style-name="T9">Сервис-воркер-</text:span></text:span><text:span text:style-name="Основной_20_шрифт_20_абзаца"><text:span text:style-name="T12">работает как прокси между браузером и сессией, </text:span></text:span><text:span text:style-name="Основной_20_шрифт_20_абзаца"><text:span text:style-name="T32">перехватывает</text:span></text:span><text:span text:style-name="Основной_20_шрифт_20_абзаца"><text:span text:style-name="T12"> все </text:span></text:span><text:span text:style-name="Основной_20_шрифт_20_абзаца"><text:span text:style-name="T32">запросы</text:span></text:span><text:span text:style-name="Основной_20_шрифт_20_абзаца"><text:span text:style-name="T12"> и модифицирует, </text:span></text:span><text:span text:style-name="Основной_20_шрифт_20_абзаца"><text:span text:style-name="T32">реализовать оффлайн</text:span></text:span><text:span text:style-name="Основной_20_шрифт_20_абзаца"><text:span text:style-name="T12">, когда сети нет отдадим браузеру какие-то закэшированные данные. Кэшируем полученные данные — показываем загруженные страницы, а те которые не загрузились когда пропала сеть — покажем Скелетон + красную плашку что саит работает в оффлаин режиме например.</text:span></text:span></text:p>
      <text:p text:style-name="P8">________________________________________________________________________________________________</text:p>
      <text:p text:style-name="P2"><text:span text:style-name="Основной_20_шрифт_20_абзаца"><text:span text:style-name="T9">Классы</text:span></text:span><text:span text:style-name="Основной_20_шрифт_20_абзаца"><text:span text:style-name="T12"> = синтаксически сахар над функцией-конструктором, для удобного создания однотипных объектов, </text:span></text:span><text:span text:style-name="Основной_20_шрифт_20_абзаца"><text:span text:style-name="T32">constructor</text:span></text:span><text:span text:style-name="Основной_20_шрифт_20_абзаца"><text:span text:style-name="T12"> чтобы проинициализировать начальные значения класса, инициализирует через </text:span></text:span><text:span text:style-name="Основной_20_шрифт_20_абзаца"><text:span text:style-name="T9">this</text:span></text:span><text:span text:style-name="Основной_20_шрифт_20_абзаца"><text:span text:style-name="T12">_контекст указывающии на текущий объект=инстанс(</text:span></text:span><text:span text:style-name="Основной_20_шрифт_20_абзаца"><text:span text:style-name="T7">this</text:span></text:span><text:span text:style-name="Основной_20_шрифт_20_абзаца"><text:span text:style-name="T12">). </text:span></text:span><text:span text:style-name="Основной_20_шрифт_20_абзаца"><text:span text:style-name="T32"># -</text:span></text:span><text:span text:style-name="Основной_20_шрифт_20_абзаца"><text:span text:style-name="T12"> Делаем поле </text:span></text:span><text:span text:style-name="Основной_20_шрифт_20_абзаца"><text:span text:style-name="T32">приватным</text:span></text:span><text:span text:style-name="Основной_20_шрифт_20_абзаца"><text:span text:style-name="T12"> чтобы поле никто во внешнем мире не мог изменить, обращаемся только через методы. </text:span></text:span><text:span text:style-name="Основной_20_шрифт_20_абзаца"><text:span text:style-name="T32">Геттеры и сеттеры(</text:span></text:span><text:span text:style-name="Основной_20_шрифт_20_абзаца"><text:span text:style-name="T35">set</text:span></text:span><text:span text:style-name="Основной_20_шрифт_20_абзаца"><text:span text:style-name="T32">, </text:span></text:span><text:span text:style-name="Основной_20_шрифт_20_абзаца"><text:span text:style-name="T35">get</text:span></text:span><text:span text:style-name="Основной_20_шрифт_20_абзаца"><text:span text:style-name="T32">):</text:span></text:span><text:span text:style-name="Основной_20_шрифт_20_абзаца"><text:span text:style-name="T12"> устанавливает или выводит наши данные. </text:span></text:span><text:span text:style-name="Основной_20_шрифт_20_абзаца"><text:span text:style-name="T32">Статические функции</text:span></text:span><text:span text:style-name="Основной_20_шрифт_20_абзаца"><text:span text:style-name="T12"> — родительские собственные функции которые можно вызвать не создавая экземпляры класса и они не доступны инстансам. </text:span></text:span><text:span text:style-name="Основной_20_шрифт_20_абзаца"><text:span text:style-name="T32">Наследование, Абстракция, Инкапсуляция, Полиморфизм - </text:span></text:span><text:span text:style-name="Основной_20_шрифт_20_абзаца"><text:span text:style-name="T12">множество форм — способность вызывать один и тот же метод для разных объектов, метод будет называться одинаково, но каждый объект реагирует на него по своему.</text:span></text:span></text:p>
      <text:p text:style-name="P2"><text:span text:style-name="Основной_20_шрифт_20_абзаца"><text:span text:style-name="T32">super() </text:span></text:span><text:span text:style-name="Основной_20_шрифт_20_абзаца"><text:span text:style-name="T12">- чтобы унаследовать интерфеис родителя в своем конструкторе, вызывает конструктор класса-родителя, + в своем конструкторе <text:s/>инициализируем свои данные. <text:s/></text:span></text:span><text:span text:style-name="Основной_20_шрифт_20_абзаца"><text:span text:style-name="T32">InstanceOf </text:span></text:span><text:span text:style-name="Основной_20_шрифт_20_абзаца"><text:span text:style-name="T12">проверит принадлежит ли дочка родителю от которого создана</text:span></text:span></text:p>
      <text:p text:style-name="P8">________________________________________________________________________________________________</text:p>
      <text:p text:style-name="P2"><text:span text:style-name="Основной_20_шрифт_20_абзаца"><text:span text:style-name="T9">__proto__ ссылка на prototype</text:span></text:span><text:span text:style-name="Основной_20_шрифт_20_абзаца"><text:span text:style-name="T12"> того класса</text:span></text:span><text:span text:style-name="Основной_20_шрифт_20_абзаца"><text:span text:style-name="T13">(обьекта)</text:span></text:span><text:span text:style-name="Основной_20_шрифт_20_абзаца"><text:span text:style-name="T12"> с помощью которого объект был создан, инстанс....для того чтобы любой объект, инстанс мог вызвать методы и своиства родительского класса. prototype есть у класса либо функции конструктора, </text:span></text:span><text:span text:style-name="Основной_20_шрифт_20_абзаца"><text:span text:style-name="T32">Например:</text:span></text:span></text:p>
      <text:p text:style-name="P2"><text:span text:style-name="Основной_20_шрифт_20_абзаца"><text:span text:style-name="T53">let a = { } </text:span></text:span><text:span text:style-name="Основной_20_шрифт_20_абзаца"><text:span text:style-name="T54">// new Object()</text:span></text:span></text:p>
      <text:p text:style-name="P2"><text:span text:style-name="Основной_20_шрифт_20_абзаца"><text:span text:style-name="T53">a.__proto__ = <text:s/>Object.prototype </text:span></text:span><text:span text:style-name="Основной_20_шрифт_20_абзаца"><text:span text:style-name="T54">// true / </text:span></text:span><text:span text:style-name="Основной_20_шрифт_20_абзаца"><text:span text:style-name="T53">a.__proto__ </text:span></text:span><text:span text:style-name="Основной_20_шрифт_20_абзаца"><text:span text:style-name="T54">- </text:span></text:span><text:span text:style-name="Основной_20_шрифт_20_абзаца"><text:span text:style-name="T55">устаревший</text:span></text:span><text:span text:style-name="Основной_20_шрифт_20_абзаца"><text:span text:style-name="T54">, </text:span></text:span><text:span text:style-name="Основной_20_шрифт_20_абзаца"><text:span text:style-name="T55">медленное</text:span></text:span><text:span text:style-name="Основной_20_шрифт_20_абзаца"><text:span text:style-name="T54"> </text:span></text:span><text:span text:style-name="Основной_20_шрифт_20_абзаца"><text:span text:style-name="T55">свойство</text:span></text:span></text:p>
      <text:p text:style-name="P2"><text:span text:style-name="Основной_20_шрифт_20_абзаца"><text:span text:style-name="T32">Надо</text:span></text:span><text:span text:style-name="Основной_20_шрифт_20_абзаца"><text:span text:style-name="T35"> </text:span></text:span><text:span text:style-name="Основной_20_шрифт_20_абзаца"><text:span text:style-name="T32">так</text:span></text:span><text:span text:style-name="Основной_20_шрифт_20_абзаца"><text:span text:style-name="T35">:</text:span></text:span></text:p>
      <text:p text:style-name="P21">const a = {};</text:p>
      <text:p text:style-name="P2"><text:span text:style-name="Основной_20_шрифт_20_абзаца"><text:span text:style-name="T53">console.log(Object.getPrototypeOf(a) === Object.prototype);</text:span></text:span><text:span text:style-name="Основной_20_шрифт_20_абзаца"><text:span text:style-name="T54"> // true</text:span></text:span></text:p>
      <text:p text:style-name="P2"><text:span text:style-name="Основной_20_шрифт_20_абзаца"><text:span text:style-name="T32">Прототип в js prototype </text:span></text:span><text:span text:style-name="Основной_20_шрифт_20_абзаца"><text:span text:style-name="T12">– это объект, который </text:span></text:span><text:span text:style-name="Основной_20_шрифт_20_абзаца"><text:span text:style-name="T9">служит</text:span></text:span><text:span text:style-name="Основной_20_шрифт_20_абзаца"><text:span text:style-name="T12"> </text:span></text:span><text:span text:style-name="Основной_20_шрифт_20_абзаца"><text:span text:style-name="T9">шаблоном</text:span></text:span><text:span text:style-name="Основной_20_шрифт_20_абзаца"><text:span text:style-name="T12">, от которого другие объекты наследуют свои свойства и методы по ссыле: a__proto__. Если объекту нужно обратиться к свойству или методу, которых у него самого нет, он пытается найти их в своем прототипе. Если и там нужного свойства нет, запрос идет дальше по цепочке прототипов вплоть до самого верха. </text:span></text:span><text:span text:style-name="Основной_20_шрифт_20_абзаца"><text:span text:style-name="T32">На вершине цепочки </text:span></text:span><text:span text:style-name="Основной_20_шрифт_20_абзаца"><text:span text:style-name="T12">всегда находится объект </text:span></text:span><text:span text:style-name="Основной_20_шрифт_20_абзаца"><text:span text:style-name="T9">Object.prototype</text:span></text:span><text:span text:style-name="Основной_20_шрифт_20_абзаца"><text:span text:style-name="T12">, у которого прототип — это </text:span></text:span><text:span text:style-name="Основной_20_шрифт_20_абзаца"><text:span text:style-name="T9">null</text:span></text:span><text:span text:style-name="Основной_20_шрифт_20_абзаца"><text:span text:style-name="T12">.</text:span></text:span></text:p>
      <text:p text:style-name="P2"><text:span text:style-name="Основной_20_шрифт_20_абзаца"><text:span text:style-name="T32">Если у инстанса нет метода</text:span></text:span><text:span text:style-name="Основной_20_шрифт_20_абзаца"><text:span text:style-name="T12"> — мы может в родителе этот новый метод написать</text:span></text:span></text:p>
      <text:p text:style-name="P8">_______________________________________________________________________________________________</text:p>
      <text:p text:style-name="P2"><text:span text:style-name="Основной_20_шрифт_20_абзаца"><text:span text:style-name="T9">Каррирование</text:span></text:span><text:span text:style-name="Основной_20_шрифт_20_абзаца"><text:span text:style-name="T12"> – это процесс преобразования функции, которая принимает несколько аргументов, в цепочку функций, каждая из которых принимает только один аргумент._преобразуем функцию f(a, b, c), значит вызов функции f(a) вернул другую функцию,её вызываем с параметром b, потом возвращается третья новая функция ее вызываем с параметром с,</text:span></text:span></text:p>
      <text:p text:style-name="P22">function sum(a) {</text:p>
      <text:p text:style-name="P22"><text:s text:c="2"/>return function(b) {</text:p>
      <text:p text:style-name="P22"><text:s text:c="4"/>return function(c) {</text:p>
      <text:p text:style-name="P22"><text:s text:c="6"/>return a + b + c;</text:p>
      <text:p text:style-name="P2"><text:span text:style-name="Основной_20_шрифт_20_абзаца"><text:span text:style-name="T51"><text:s text:c="4"/></text:span></text:span><text:span text:style-name="Основной_20_шрифт_20_абзаца"><text:span text:style-name="T52">};</text:span></text:span></text:p>
      <text:p text:style-name="P8">______________________________________________________________________________________________</text:p>
      <text:p text:style-name="P2"><text:span text:style-name="Основной_20_шрифт_20_абзаца"><text:span text:style-name="T4">SOLID</text:span></text:span><text:span text:style-name="Основной_20_шрифт_20_абзаца"><text:span text:style-name="T9">:</text:span></text:span></text:p>
      <text:p text:style-name="P2"><text:span text:style-name="Основной_20_шрифт_20_абзаца"><text:span text:style-name="T35">S</text:span></text:span><text:span text:style-name="Основной_20_шрифт_20_абзаца"><text:span text:style-name="T32"> - Принцип единственной ответственности</text:span></text:span><text:span text:style-name="Основной_20_шрифт_20_абзаца"><text:span text:style-name="T12"> каждый класс, функция должен выполнять лишь одну задачу и все сервисы класса должны быть направлены на обеспечение этой обязанности. Например компонент должен отрисовать </text:span></text:span><text:span text:style-name="Основной_20_шрифт_20_абзаца"><text:span text:style-name="T7">JSX</text:span></text:span><text:span text:style-name="Основной_20_шрифт_20_абзаца"><text:span text:style-name="T12"> и нежелательно чтобы </text:span></text:span><text:span text:style-name="Основной_20_шрифт_20_абзаца"><text:span text:style-name="T7">axios</text:span></text:span><text:span text:style-name="Основной_20_шрифт_20_абзаца"><text:span text:style-name="T12">/</text:span></text:span><text:span text:style-name="Основной_20_шрифт_20_абзаца"><text:span text:style-name="T7">fetch</text:span></text:span><text:span text:style-name="Основной_20_шрифт_20_абзаца"><text:span text:style-name="T12"> запросы делались прямо в компонентах, это нужно выносить в отдельные переиспользуемые классы, функции, хуки. Тупые компоненты.</text:span></text:span></text:p>
      <text:p text:style-name="P2"><text:span text:style-name="Основной_20_шрифт_20_абзаца"><text:span text:style-name="T32">• </text:span></text:span><text:span text:style-name="Основной_20_шрифт_20_абзаца"><text:span text:style-name="T35">O</text:span></text:span><text:span text:style-name="Основной_20_шрифт_20_абзаца"><text:span text:style-name="T32"> - Принцип открытости/закрытости</text:span></text:span><text:span text:style-name="Основной_20_шрифт_20_абзаца"><text:span text:style-name="T12"> - программные сущности должны быть открыты для расширения, но закрыты для модификации. В общем, этот принцип имеет в виду следующее: у нас должна быть возможность добавлять новый функционал, не трогая существующий код класса.</text:span></text:span></text:p>
      <text:p text:style-name="P2"><text:span text:style-name="Основной_20_шрифт_20_абзаца"><text:span text:style-name="T12">• </text:span></text:span><text:span text:style-name="Основной_20_шрифт_20_абзаца"><text:span text:style-name="T35">L</text:span></text:span><text:span text:style-name="Основной_20_шрифт_20_абзаца"><text:span text:style-name="T32"> - Принцип подстановки Барбары Лисков</text:span></text:span><text:span text:style-name="Основной_20_шрифт_20_абзаца"><text:span text:style-name="T12"> - Наследующий класс должен дополнять, а не изменять базовый. Для того чтобы следовать принципу необходимо в базовый (родительский) класс выносить только общую логику, характерную для классов наследников, которые будут ее реализовывать и, соответственно, можно будет базовый класс без проблем заменить на его класс-наследник.</text:span></text:span></text:p>
      <text:p text:style-name="P2"><text:span text:style-name="Основной_20_шрифт_20_абзаца"><text:span text:style-name="T12">•</text:span></text:span><text:span text:style-name="Основной_20_шрифт_20_абзаца"><text:span text:style-name="T32"> </text:span></text:span><text:span text:style-name="Основной_20_шрифт_20_абзаца"><text:span text:style-name="T35">I</text:span></text:span><text:span text:style-name="Основной_20_шрифт_20_абзаца"><text:span text:style-name="T32"> - Принцип разделения интерфейса -</text:span></text:span><text:span text:style-name="Основной_20_шрифт_20_абзаца"><text:span text:style-name="T12"> много интерфейсов, специально предназначенных для клиентов, лучше, чем один интерфейс общего назначения. Классы не должны реализовывать и зависить от методов, которые они не используют. Классы необходимо разделять на более специфические. В </text:span></text:span><text:span text:style-name="Основной_20_шрифт_20_абзаца"><text:span text:style-name="T7">react</text:span></text:span><text:span text:style-name="Основной_20_шрифт_20_абзаца"><text:span text:style-name="T12"> – компоненты не должны зависеть от пропсов, которые они не юзают.</text:span></text:span></text:p>
      <text:p text:style-name="P2"><text:span text:style-name="Основной_20_шрифт_20_абзаца"><text:span text:style-name="T12">• </text:span></text:span><text:span text:style-name="Основной_20_шрифт_20_абзаца"><text:span text:style-name="T35">D</text:span></text:span><text:span text:style-name="Основной_20_шрифт_20_абзаца"><text:span text:style-name="T32"> - Принцип инверсии зависимостей</text:span></text:span><text:span text:style-name="Основной_20_шрифт_20_абзаца"><text:span text:style-name="T12"> -классы должны зависеть от интерфейсов или абстрактных классов, а не от конкретных классов и функций. Высокоуровневые модули не должны зависеть от низкоуровневых модулей. Оба типа модулей должны зависеть от абстракций.</text:span></text:span></text:p>
      <text:p text:style-name="P8">_______________________________________________________________________________________________________________</text:p>
      <text:p text:style-name="P2"><text:soft-page-break/><text:span text:style-name="Основной_20_шрифт_20_абзаца"><text:span text:style-name="T9">PWA</text:span></text:span><text:span text:style-name="Основной_20_шрифт_20_абзаца"><text:span text:style-name="T12">_ «юзер» ощущает что это не просто саит - а </text:span></text:span><text:span text:style-name="Основной_20_шрифт_20_абзаца"><text:span text:style-name="T33">приложении</text:span></text:span><text:span text:style-name="Основной_20_шрифт_20_абзаца"><text:span text:style-name="T12"> </text:span></text:span><text:span text:style-name="Основной_20_шрифт_20_абзаца"><text:span text:style-name="T9">при</text:span></text:span><text:span text:style-name="Основной_20_шрифт_20_абзаца"><text:span text:style-name="T12"> </text:span></text:span><text:span text:style-name="Основной_20_шрифт_20_абзаца"><text:span text:style-name="T9">пользовании</text:span></text:span><text:span text:style-name="Основной_20_шрифт_20_абзаца"><text:span text:style-name="T12">, это оптимизированный сайт _что-то среднее между нативными мобильными приложениями и вебсайтами,</text:span></text:span><text:span text:style-name="Основной_20_шрифт_20_абзаца"><text:span text:style-name="T9"> оптимизировав сайт под pwa</text:span></text:span><text:span text:style-name="Основной_20_шрифт_20_абзаца"><text:span text:style-name="T12"> можем установить его на мобилку и использовать его вне браузера. Обязательно должен быть у него сервис-воркер, должен быть фаил манифест json, </text:span></text:span><text:span text:style-name="Основной_20_шрифт_20_абзаца"><text:span text:style-name="T9">Оптимизировав под pwa наш сайт может работать оффлайн </text:span></text:span><text:span text:style-name="Основной_20_шрифт_20_абзаца"><text:span text:style-name="T12">без сети, и загружался быстрее чем сайты которые не оптимизированы. </text:span></text:span><text:span text:style-name="Основной_20_шрифт_20_абзаца"><text:span text:style-name="T9">Pwa имеет доступ к </text:span></text:span><text:span text:style-name="Основной_20_шрифт_20_абзаца"><text:span text:style-name="T12">блютуз,. push уведомлениям, локациям</text:span></text:span></text:p>
      <text:p text:style-name="P8">______________________________________________________________________________________________</text:p>
      <text:p text:style-name="P2"><text:span text:style-name="Основной_20_шрифт_20_абзаца"><text:span text:style-name="T12">- </text:span></text:span><text:span text:style-name="Основной_20_шрифт_20_абзаца"><text:span text:style-name="T9">Производительность</text:span></text:span><text:span text:style-name="Основной_20_шрифт_20_абзаца"><text:span text:style-name="T12"> - </text:span></text:span><text:span text:style-name="Основной_20_шрифт_20_абзаца"><text:span text:style-name="T32">уменьшить размер бандла:</text:span></text:span><text:span text:style-name="Основной_20_шрифт_20_абзаца"><text:span text:style-name="T12"> минификация js и css, </text:span></text:span><text:span text:style-name="Основной_20_шрифт_20_абзаца"><text:span text:style-name="T32">использование не всей библы </text:span></text:span><text:span text:style-name="Основной_20_шрифт_20_абзаца"><text:span text:style-name="T12">а ее части </text:span></text:span><text:span text:style-name="Основной_20_шрифт_20_абзаца"><text:span text:style-name="T32">«three shaking»</text:span></text:span><text:span text:style-name="Основной_20_шрифт_20_абзаца"><text:span text:style-name="T12"> (то что не используем не попадет в итоговый бандл «встряхнем код»), асинхронную подгрузку библиотек, леизи лоадинг компонент, страниц, форм; на чанки разбивать, чтобы модули подгружались не все сразу а тогда когда нужны, </text:span></text:span><text:span text:style-name="Основной_20_шрифт_20_абзаца"><text:span text:style-name="T7">lazy</text:span></text:span><text:span text:style-name="Основной_20_шрифт_20_абзаца"><text:span text:style-name="T12"> подгрузка картинок, кеширование статических фаилов на стороне бэкенда, </text:span></text:span><text:span text:style-name="Основной_20_шрифт_20_абзаца"><text:span text:style-name="T32">gzip</text:span></text:span><text:span text:style-name="Основной_20_шрифт_20_абзаца"><text:span text:style-name="T12"> </text:span></text:span><text:span text:style-name="Основной_20_шрифт_20_абзаца"><text:span text:style-name="T32">сжатие</text:span></text:span><text:span text:style-name="Основной_20_шрифт_20_абзаца"><text:span text:style-name="T12"> статики на сервере, пересжатие картинок на бэкенде, прелоад шрифтов если со стороннего ресурса подключаем; улучшить UX с помощью memo useMemo useCallback, отдать сложную задачу другому потоку: </text:span></text:span><text:span text:style-name="Основной_20_шрифт_20_абзаца"><text:span text:style-name="T32">вебверкеру. </text:span></text:span><text:span text:style-name="Основной_20_шрифт_20_абзаца"><text:span text:style-name="T12">Добавить кеширование js, css и шрифтов в SW. От того на сколько саит быстрый, на сколько там плавные анимаци быстрый интерфеис — зависит UX юзер не уйдет. </text:span></text:span><text:span text:style-name="Основной_20_шрифт_20_абзаца"><text:span text:style-name="T9">Важно не делать преждевремменную оптимизацию - </text:span></text:span><text:span text:style-name="Основной_20_шрифт_20_абзаца"><text:span text:style-name="T33">а только когда лагает</text:span></text:span></text:p>
      <text:p text:style-name="P19">Тестируем производительность (делаем замеры):</text:p>
      <text:p text:style-name="P2"><text:span text:style-name="Основной_20_шрифт_20_абзаца"><text:span text:style-name="T12">- в инкогнито где почищены кэши, ЛС, замедляем интернет в 3G медленной сети, с помощью вебпак-бандл-аналайзера(размер бандла анализируем), через </text:span></text:span><text:span text:style-name="Основной_20_шрифт_20_абзаца"><text:span text:style-name="T32">profiler</text:span></text:span><text:span text:style-name="Основной_20_шрифт_20_абзаца"><text:span text:style-name="T12"> во вкладке </text:span></text:span><text:span text:style-name="Основной_20_шрифт_20_абзаца"><text:span text:style-name="T9">perfomance</text:span></text:span><text:span text:style-name="Основной_20_шрифт_20_абзаца"><text:span text:style-name="T12"> анализируем метрики</text:span></text:span></text:p>
      <text:p text:style-name="P8">________________________________________________________________________________________________</text:p>
      <text:p text:style-name="P1"><text:span text:style-name="Основной_20_шрифт_20_абзаца"><text:span text:style-name="T3">REACT</text:span></text:span></text:p>
      <text:p text:style-name="P2"><text:span text:style-name="Основной_20_шрифт_20_абзаца"><text:span text:style-name="T9">Также в реакт 16 появился </text:span></text:span><text:span text:style-name="Основной_20_шрифт_20_абзаца"><text:span text:style-name="T4">Fiber</text:span></text:span><text:span text:style-name="Основной_20_шрифт_20_абзаца"><text:span text:style-name="T9">-</text:span></text:span><text:span text:style-name="Основной_20_шрифт_20_абзаца"><text:span text:style-name="T12">это </text:span></text:span><text:span text:style-name="Основной_20_шрифт_20_абзаца"><text:span text:style-name="T32">новый движок согласования,</text:span></text:span><text:span text:style-name="Основной_20_шрифт_20_абзаца"><text:span text:style-name="T12"> который тоже улучшает производительность, </text:span></text:span><text:span text:style-name="Основной_20_шрифт_20_абзаца"><text:span text:style-name="T7">Fiber</text:span></text:span><text:span text:style-name="Основной_20_шрифт_20_абзаца"><text:span text:style-name="T12"> дерево хранится в виде </text:span></text:span><text:span text:style-name="Основной_20_шрифт_20_абзаца"><text:span text:style-name="T7">Linked</text:span></text:span><text:span text:style-name="Основной_20_шрифт_20_абзаца"><text:span text:style-name="T12"> </text:span></text:span><text:span text:style-name="Основной_20_шрифт_20_абзаца"><text:span text:style-name="T7">List</text:span></text:span><text:span text:style-name="Основной_20_шрифт_20_абзаца"><text:span text:style-name="T12">.Во время согласования данные каждого </text:span></text:span><text:span text:style-name="Основной_20_шрифт_20_абзаца"><text:span text:style-name="T7">React</text:span></text:span><text:span text:style-name="Основной_20_шрифт_20_абзаца"><text:span text:style-name="T12"> элемента, возвращенные из метода </text:span></text:span><text:span text:style-name="Основной_20_шрифт_20_абзаца"><text:span text:style-name="T7">render</text:span></text:span><text:span text:style-name="Основной_20_шрифт_20_абзаца"><text:span text:style-name="T12">, объединяются в дерево </text:span></text:span><text:span text:style-name="Основной_20_шрифт_20_абзаца"><text:span text:style-name="T7">fiber</text:span></text:span><text:span text:style-name="Основной_20_шрифт_20_абзаца"><text:span text:style-name="T12">-узлов. Каждый </text:span></text:span><text:span text:style-name="Основной_20_шрифт_20_абзаца"><text:span text:style-name="T7">React</text:span></text:span><text:span text:style-name="Основной_20_шрифт_20_абзаца"><text:span text:style-name="T12"> элемент имеет соответствующий </text:span></text:span><text:span text:style-name="Основной_20_шрифт_20_абзаца"><text:span text:style-name="T7">fiber</text:span></text:span><text:span text:style-name="Основной_20_шрифт_20_абзаца"><text:span text:style-name="T12">-узел. В отличие от </text:span></text:span><text:span text:style-name="Основной_20_шрифт_20_абзаца"><text:span text:style-name="T7">React</text:span></text:span><text:span text:style-name="Основной_20_шрифт_20_абзаца"><text:span text:style-name="T12"> элементов, </text:span></text:span><text:span text:style-name="Основной_20_шрифт_20_абзаца"><text:span text:style-name="T7">fibers</text:span></text:span><text:span text:style-name="Основной_20_шрифт_20_абзаца"><text:span text:style-name="T12"> не создаются заново при каждом рендере. Это мутабельные структуры данных, которые хранят состояние компонентов и </text:span></text:span><text:span text:style-name="Основной_20_шрифт_20_абзаца"><text:span text:style-name="T7">DOM</text:span></text:span></text:p>
      <text:p text:style-name="P8"/>
      <text:p text:style-name="P2"><text:span text:style-name="Основной_20_шрифт_20_абзаца"><text:span text:style-name="T9">«Ивристический алгоритм» </text:span></text:span><text:span text:style-name="Основной_20_шрифт_20_абзаца"><text:span text:style-name="T34">O</text:span></text:span><text:span text:style-name="Основной_20_шрифт_20_абзаца"><text:span text:style-name="T33"> от </text:span></text:span><text:span text:style-name="Основной_20_шрифт_20_абзаца"><text:span text:style-name="T34">n</text:span></text:span><text:span text:style-name="Основной_20_шрифт_20_абзаца"><text:span text:style-name="T33"> </text:span></text:span><text:span text:style-name="Основной_20_шрифт_20_абзаца"><text:span text:style-name="T12">– использует 2 предположения: </text:span></text:span><text:span text:style-name="Основной_20_шрифт_20_абзаца"><text:span text:style-name="T32">1)</text:span></text:span><text:span text:style-name="Основной_20_шрифт_20_абзаца"><text:span text:style-name="T12"> если изменились корневые элементы то уничтожается старое дерево и строится новое с нуля, те если при сравнении старого и нового виртуалДОМ_ов Реакт видит что был </text:span></text:span><text:span text:style-name="Основной_20_шрифт_20_абзаца"><text:span text:style-name="T4">div</text:span></text:span><text:span text:style-name="Основной_20_шрифт_20_абзаца"><text:span text:style-name="T12"> а стал </text:span></text:span><text:span text:style-name="Основной_20_шрифт_20_абзаца"><text:span text:style-name="T4">span</text:span></text:span><text:span text:style-name="Основной_20_шрифт_20_абзаца"><text:span text:style-name="T12"> - тогда старое дерево уничтожается и строится новое с нуля </text:span></text:span><text:span text:style-name="Основной_20_шрифт_20_абзаца"><text:span text:style-name="T32">2)</text:span></text:span><text:span text:style-name="Основной_20_шрифт_20_абзаца"><text:span text:style-name="T12"> то что можно использовать ключи - чтобы Реакт мог сопоставлять элементы между ререндерами, оптимизация своего рода. Без ивристическог алгоритма сложность </text:span></text:span><text:span text:style-name="Основной_20_шрифт_20_абзаца"><text:span text:style-name="T35">O</text:span></text:span><text:span text:style-name="Основной_20_шрифт_20_абзаца"><text:span text:style-name="T32"> от </text:span></text:span><text:span text:style-name="Основной_20_шрифт_20_абзаца"><text:span text:style-name="T35">n</text:span></text:span><text:span text:style-name="Основной_20_шрифт_20_абзаца"><text:span text:style-name="T32"> в кубе.</text:span></text:span></text:p>
      <text:p text:style-name="P8"/>
      <text:p text:style-name="P2"><text:span text:style-name="Основной_20_шрифт_20_абзаца"><text:span text:style-name="T9">Событяи в реакт концепция:</text:span></text:span><text:span text:style-name="Основной_20_шрифт_20_абзаца"><text:span text:style-name="T12"> </text:span></text:span><text:span text:style-name="Основной_20_шрифт_20_абзаца"><text:span text:style-name="T35">SyntaticEvent</text:span></text:span><text:span text:style-name="Основной_20_шрифт_20_абзаца"><text:span text:style-name="T12"> – свои собственные события поверх своих собственных событии — более производительный, кроссбраузерный, объект события всегда одинаковый и не зависит от браузера, если надо обратиться к нативному событию в реакте то в синтетическом есть к нему доступ.</text:span></text:span></text:p>
      <text:p text:style-name="P8"/>
      <text:p text:style-name="P2"><text:span text:style-name="Основной_20_шрифт_20_абзаца"><text:span text:style-name="T4">Key</text:span></text:span><text:span text:style-name="Основной_20_шрифт_20_абзаца"><text:span text:style-name="T9"> “ключ” </text:span></text:span><text:span text:style-name="Основной_20_шрифт_20_абзаца"><text:span text:style-name="T12">- чтобы </text:span></text:span><text:span text:style-name="Основной_20_шрифт_20_абзаца"><text:span text:style-name="T7">React</text:span></text:span><text:span text:style-name="Основной_20_шрифт_20_абзаца"><text:span text:style-name="T12"> мог определить, какие элементы были изменены, </text:span></text:span><text:span text:style-name="Основной_20_шрифт_20_абзаца"><text:span text:style-name="T16">(одну </text:span></text:span><text:span text:style-name="Основной_20_шрифт_20_абзаца"><text:span text:style-name="T37">“</text:span></text:span><text:span text:style-name="Основной_20_шрифт_20_абзаца"><text:span text:style-name="T38">li</text:span></text:span><text:span text:style-name="Основной_20_шрифт_20_абзаца"><text:span text:style-name="T37">”</text:span></text:span><text:span text:style-name="Основной_20_шрифт_20_абзаца"><text:span text:style-name="T16"> а не все перерисовать)</text:span></text:span><text:span text:style-name="Основной_20_шрифт_20_абзаца"><text:span text:style-name="T12"> добавлены или удалены. Благодаря этому ВиртуалДОМ реакта может перерисовать только необходимые элементы вместо полной перерисовки всего списка.</text:span></text:span><text:span text:style-name="Основной_20_шрифт_20_абзаца"><text:span text:style-name="T32"> Ключ должен быть уникальным</text:span></text:span><text:span text:style-name="Основной_20_шрифт_20_абзаца"><text:span text:style-name="T12"> обычно </text:span></text:span><text:span text:style-name="Основной_20_шрифт_20_абзаца"><text:span text:style-name="T7">id</text:span></text:span><text:span text:style-name="Основной_20_шрифт_20_абзаца"><text:span text:style-name="T12">, если ничего не передали в </text:span></text:span><text:span text:style-name="Основной_20_шрифт_20_абзаца"><text:span text:style-name="T7">key</text:span></text:span><text:span text:style-name="Основной_20_шрифт_20_абзаца"><text:span text:style-name="T12"> то по дефолту индекс подставляется, </text:span></text:span><text:span text:style-name="Основной_20_шрифт_20_абзаца"><text:span text:style-name="T7">index</text:span></text:span><text:span text:style-name="Основной_20_шрифт_20_абзаца"><text:span text:style-name="T12"> можно использовать если у нас не изменяемый статичный список в котором ничего не изменяется не удаляется.</text:span></text:span></text:p>
      <text:p text:style-name="P2"><text:span text:style-name="Основной_20_шрифт_20_абзаца"><text:span text:style-name="T35">UseId</text:span></text:span><text:span text:style-name="Основной_20_шрифт_20_абзаца"><text:span text:style-name="T32">() </text:span></text:span><text:span text:style-name="Основной_20_шрифт_20_абзаца"><text:span text:style-name="T12">- можно использовать для генерации </text:span></text:span><text:span text:style-name="Основной_20_шрифт_20_абзаца"><text:span text:style-name="T7">id</text:span></text:span><text:span text:style-name="Основной_20_шрифт_20_абзаца"><text:span text:style-name="T12"> для ключей</text:span></text:span></text:p>
      <text:p text:style-name="P8"/>
      <text:p text:style-name="P2"><text:span text:style-name="Основной_20_шрифт_20_абзаца"><text:span text:style-name="T9">«Батчинг»</text:span></text:span><text:span text:style-name="Основной_20_шрифт_20_абзаца"><text:span text:style-name="T12"> - это оптимизация, при которой несколько обновлений состояния в рамках одного события </text:span></text:span><text:span text:style-name="Основной_20_шрифт_20_абзаца"><text:span text:style-name="T32">объединяются в один рендер, чтобы минимизировать количество рендеров</text:span></text:span><text:span text:style-name="Основной_20_шрифт_20_абзаца"><text:span text:style-name="T12"> и улучшить производительность. </text:span></text:span><text:span text:style-name="Основной_20_шрифт_20_абзаца"><text:span text:style-name="T35">InitialState</text:span></text:span><text:span text:style-name="Основной_20_шрифт_20_абзаца"><text:span text:style-name="T12"> мняется всегда 1 раз, пока не напишем колбек </text:span></text:span><text:span text:style-name="Основной_20_шрифт_20_абзаца"><text:span text:style-name="T4">prev</text:span></text:span><text:span text:style-name="Основной_20_шрифт_20_абзаца"><text:span text:style-name="T9">: </text:span></text:span><text:span text:style-name="Основной_20_шрифт_20_абзаца"><text:span text:style-name="T4">setCount</text:span></text:span><text:span text:style-name="Основной_20_шрифт_20_абзаца"><text:span text:style-name="T9">(</text:span></text:span><text:span text:style-name="Основной_20_шрифт_20_абзаца"><text:span text:style-name="T4">count</text:span></text:span><text:span text:style-name="Основной_20_шрифт_20_абзаца"><text:span text:style-name="T9"> =&gt; </text:span></text:span><text:span text:style-name="Основной_20_шрифт_20_абзаца"><text:span text:style-name="T4">count</text:span></text:span><text:span text:style-name="Основной_20_шрифт_20_абзаца"><text:span text:style-name="T9"> + 1)</text:span></text:span></text:p>
      <text:p text:style-name="P8"/>
      <text:p text:style-name="P2"><text:span text:style-name="Основной_20_шрифт_20_абзаца"><text:span text:style-name="T9">Дебаунс</text:span></text:span><text:span text:style-name="Основной_20_шрифт_20_абзаца"><text:span text:style-name="T12"> (имитирует </text:span></text:span><text:span text:style-name="Основной_20_шрифт_20_абзаца"><text:span text:style-name="T7">setTimeout</text:span></text:span><text:span text:style-name="Основной_20_шрифт_20_абзаца"><text:span text:style-name="T12">) — (отложенное действие) чтобы при вводе каждого символа не отправлялся мгновенно запрос - отменять предыдущее событие в течении какого-то времени - пока мы что то вводим в инпут колбек вызываться не будет пока не перестали вводить</text:span></text:span></text:p>
      <text:p text:style-name="P8"/>
      <text:p text:style-name="P2"><text:span text:style-name="Основной_20_шрифт_20_абзаца"><text:span text:style-name="T9">Тротлинг</text:span></text:span><text:span text:style-name="Основной_20_шрифт_20_абзаца"><text:span text:style-name="T12"> (имитирует </text:span></text:span><text:span text:style-name="Основной_20_шрифт_20_абзаца"><text:span text:style-name="T7">setInterval</text:span></text:span><text:span text:style-name="Основной_20_шрифт_20_абзаца"><text:span text:style-name="T12">): для скролла.Механизм позволяющии </text:span></text:span><text:span text:style-name="Основной_20_шрифт_20_абзаца"><text:span text:style-name="T32">выполнить одно событие в промежуток времени, не давать функции выполняться слишком часто</text:span></text:span><text:span text:style-name="Основной_20_шрифт_20_абзаца"><text:span text:style-name="T12">, например, при прокрутке страницы - </text:span></text:span><text:span text:style-name="Основной_20_шрифт_20_абзаца"><text:span text:style-name="T9">сохранять <text:s/>позицию скролла только раз в секунду а не при каждои прокрутке</text:span></text:span><text:span text:style-name="Основной_20_шрифт_20_абзаца"><text:span text:style-name="T12"> - “спама” (нагрузки на производительность) каждую милисекунду с событиями не будет.</text:span></text:span></text:p>
      <text:p text:style-name="P20">ХУКИ:</text:p>
      <text:p text:style-name="P2"><text:span text:style-name="Основной_20_шрифт_20_абзаца"><text:span text:style-name="T4">useReducer</text:span></text:span><text:span text:style-name="Основной_20_шрифт_20_абзаца"><text:span text:style-name="T12">-управлять состоянием которое зависит от предыдущего состояния и требует сложного логического управления. Например когда </text:span></text:span><text:span text:style-name="Основной_20_шрифт_20_абзаца"><text:span text:style-name="T7">initialState</text:span></text:span><text:span text:style-name="Основной_20_шрифт_20_абзаца"><text:span text:style-name="T12"> асоциативный масив.</text:span></text:span></text:p>
      <text:p text:style-name="P2"><text:span text:style-name="Основной_20_шрифт_20_абзаца"><text:span text:style-name="T4">useRef</text:span></text:span><text:span text:style-name="Основной_20_шрифт_20_абзаца"><text:span text:style-name="T9">()</text:span></text:span><text:span text:style-name="Основной_20_шрифт_20_абзаца"><text:span text:style-name="T12"> -возвращает объект </text:span></text:span><text:span text:style-name="Основной_20_шрифт_20_абзаца"><text:span text:style-name="T35">ref</text:span></text:span><text:span text:style-name="Основной_20_шрифт_20_абзаца"><text:span text:style-name="T12"> <text:s/>со своиством </text:span></text:span><text:span text:style-name="Основной_20_шрифт_20_абзаца"><text:span text:style-name="T35">current</text:span></text:span><text:span text:style-name="Основной_20_шрифт_20_абзаца"><text:span text:style-name="T32">, </text:span></text:span><text:span text:style-name="Основной_20_шрифт_20_абзаца"><text:span text:style-name="T12">получаем доступы к ДОМ элементам или сохранять значения которые всегда будут одинаковые после ререндером - объект </text:span></text:span><text:span text:style-name="Основной_20_шрифт_20_абзаца"><text:span text:style-name="T7">ref</text:span></text:span><text:span text:style-name="Основной_20_шрифт_20_абзаца"><text:span text:style-name="T12"> будет одинаковый между всеми ререндерами — запоминает ссылку на объект, появляется при монтировании компонента исчезает при размонтировании (</text:span></text:span><text:span text:style-name="Основной_20_шрифт_20_абзаца"><text:span text:style-name="T7">ref</text:span></text:span><text:span text:style-name="Основной_20_шрифт_20_абзаца"><text:span text:style-name="T12">.</text:span></text:span><text:span text:style-name="Основной_20_шрифт_20_абзаца"><text:span text:style-name="T7">current</text:span></text:span><text:span text:style-name="Основной_20_шрифт_20_абзаца"><text:span text:style-name="T12"> === </text:span></text:span><text:span text:style-name="Основной_20_шрифт_20_абзаца"><text:span text:style-name="T7">null</text:span></text:span><text:span text:style-name="Основной_20_шрифт_20_абзаца"><text:span text:style-name="T12">).</text:span></text:span><text:span text:style-name="Основной_20_шрифт_20_абзаца"><text:span text:style-name="T32"> 1) Возможность мутабельного хранения состояния между ререндерами</text:span></text:span><text:span text:style-name="Основной_20_шрифт_20_абзаца"><text:span text:style-name="T56"> </text:span></text:span><text:span text:style-name="Основной_20_шрифт_20_абзаца"><text:span text:style-name="T12">— мутабельного, который не будет </text:span></text:span><text:soft-page-break/><text:span text:style-name="Основной_20_шрифт_20_абзаца"><text:span text:style-name="T12">вызывать перерисовку + реф всегда </text:span></text:span><text:span text:style-name="Основной_20_шрифт_20_абзаца"><text:span text:style-name="T32">предпочтительнее глобальной переменной</text:span></text:span><text:span text:style-name="Основной_20_шрифт_20_абзаца"><text:span text:style-name="T12"> </text:span></text:span><text:span text:style-name="Основной_20_шрифт_20_абзаца"><text:span text:style-name="T9">если надо сохранить данные между рендерами</text:span></text:span><text:span text:style-name="Основной_20_шрифт_20_абзаца"><text:span text:style-name="T12"> </text:span></text:span><text:span text:style-name="Основной_20_шрифт_20_абзаца"><text:span text:style-name="T32">2) Доступ к ДОМ элементу </text:span></text:span><text:span text:style-name="Основной_20_шрифт_20_абзаца"><text:span text:style-name="T12">(как если бы в нативке написали </text:span></text:span><text:span text:style-name="Основной_20_шрифт_20_абзаца"><text:span text:style-name="T7">documemt</text:span></text:span><text:span text:style-name="Основной_20_шрифт_20_абзаца"><text:span text:style-name="T12">.</text:span></text:span><text:span text:style-name="Основной_20_шрифт_20_абзаца"><text:span text:style-name="T7">querySelector</text:span></text:span><text:span text:style-name="Основной_20_шрифт_20_абзаца"><text:span text:style-name="T12">()..)</text:span></text:span></text:p>
      <text:p text:style-name="P2"><text:span text:style-name="Основной_20_шрифт_20_абзаца"><text:span text:style-name="T4">useMemo</text:span></text:span><text:span text:style-name="Основной_20_шрифт_20_абзаца"><text:span text:style-name="T9">() </text:span></text:span><text:span text:style-name="Основной_20_шрифт_20_абзаца"><text:span text:style-name="T12">-</text:span></text:span><text:span text:style-name="Основной_20_шрифт_20_абзаца"><text:span text:style-name="T32">1)</text:span></text:span><text:span text:style-name="Основной_20_шрифт_20_абзаца"><text:span text:style-name="T12"> запоминание какого-то значения которое нам досталось с трудом, сложный расчет, вычисления</text:span></text:span></text:p>
      <text:p text:style-name="P2"><text:span text:style-name="Основной_20_шрифт_20_абзаца"><text:span text:style-name="T32">2)</text:span></text:span><text:span text:style-name="Основной_20_шрифт_20_абзаца"><text:span text:style-name="T12"> Оптимизация рендеринга дочерних компонентов: Чтобы React.memo() <text:s/>работал корректно, хотим ограничить защищенный </text:span></text:span><text:span text:style-name="Основной_20_шрифт_20_абзаца"><text:span text:style-name="T7">memo</text:span></text:span><text:span text:style-name="Основной_20_шрифт_20_абзаца"><text:span text:style-name="T12">() дочку от лишних перерисовок — например фильтруемся в родителе по юзерам и отфильтрованный массив передаем в дочку, тк новый перерендер родителя даже если снова не фильтровались — создался все равно новыи массив, зн.перерендер дочернего К.</text:span></text:span></text:p>
      <text:p text:style-name="P8"/>
      <text:p text:style-name="P2"><text:span text:style-name="Основной_20_шрифт_20_абзаца"><text:span text:style-name="T9">Конкуретный режим (подход) с 18 Реакта: </text:span></text:span><text:span text:style-name="Основной_20_шрифт_20_абзаца"><text:span text:style-name="T32">не конкурентный режим</text:span></text:span><text:span text:style-name="Основной_20_шрифт_20_абзаца"><text:span text:style-name="T12">: клик — набор текста, пересчет — отрисовка в ДОМ_е — это синхронная опарация и если на этапе рендера длительные или сложные вычисления то у юзера не будет возможность видеть изменения на экране или будут они лагать — приложение не будет реагировать на тригеры юзера. </text:span></text:span><text:span text:style-name="Основной_20_шрифт_20_абзаца"><text:span text:style-name="T32">конкурентный</text:span></text:span><text:span text:style-name="Основной_20_шрифт_20_абзаца"><text:span text:style-name="T12">: сложную тяжелую операцию разбиваем на этапы (чанки) — если событие юзера новое происходит - оно влезит между этими кусочками и вычисления продолжаться: Набираем в инпут и тормозит пользовательский ввод — лагает, много раз виртуалДОМ пересоздается - </text:span></text:span><text:span text:style-name="Основной_20_шрифт_20_абзаца"><text:span text:style-name="T35">useTransition</text:span></text:span><text:span text:style-name="Основной_20_шрифт_20_абзаца"><text:span text:style-name="T32">()</text:span></text:span><text:span text:style-name="Основной_20_шрифт_20_абзаца"><text:span text:style-name="T12"> - блокируем временно то что надо увидеть после ввода в инпут = второстепенную операцию </text:span></text:span><text:span text:style-name="Основной_20_шрифт_20_абзаца"><text:span text:style-name="T7">(не важную) Использовать этот хук всегда вместо </text:span></text:span><text:span text:style-name="Основной_20_шрифт_20_абзаца"><text:span text:style-name="T35">useDeferredValue</text:span></text:span><text:span text:style-name="Основной_20_шрифт_20_абзаца"><text:span text:style-name="T32">()</text:span></text:span></text:p>
      <text:p text:style-name="P7"/>
      <text:p text:style-name="P2"><text:span text:style-name="Основной_20_шрифт_20_абзаца"><text:span text:style-name="T9">МЖЦ</text:span></text:span><text:span text:style-name="Основной_20_шрифт_20_абзаца"><text:span text:style-name="T4">?</text:span></text:span></text:p>
      <text:p text:style-name="P2"><text:span text:style-name="Основной_20_шрифт_20_абзаца"><text:span text:style-name="T4">инициализация</text:span></text:span><text:span text:style-name="Основной_20_шрифт_20_абзаца"><text:span text:style-name="T7">: </text:span></text:span><text:span text:style-name="Основной_20_шрифт_20_абзаца"><text:span text:style-name="T35">constructor</text:span></text:span><text:span text:style-name="Основной_20_шрифт_20_абзаца"><text:span text:style-name="T7"> (props), </text:span></text:span><text:span text:style-name="Основной_20_шрифт_20_абзаца"><text:span text:style-name="T4">перед монтированием:</text:span></text:span><text:span text:style-name="Основной_20_шрифт_20_абзаца"><text:span text:style-name="T35">componentWillMount() </text:span></text:span><text:span text:style-name="Основной_20_шрифт_20_абзаца"><text:span text:style-name="T4">«размонтирование»</text:span></text:span><text:span text:style-name="Основной_20_шрифт_20_абзаца"><text:span text:style-name="T35"> componentWillUnmount()</text:span></text:span><text:span text:style-name="Основной_20_шрифт_20_абзаца"><text:span text:style-name="T7">; </text:span></text:span><text:span text:style-name="Основной_20_шрифт_20_абзаца"><text:span text:style-name="T9">после</text:span></text:span><text:span text:style-name="Основной_20_шрифт_20_абзаца"><text:span text:style-name="T4"> </text:span></text:span><text:span text:style-name="Основной_20_шрифт_20_абзаца"><text:span text:style-name="T9">вмонтирования</text:span></text:span><text:span text:style-name="Основной_20_шрифт_20_абзаца"><text:span text:style-name="T4">:</text:span></text:span><text:span text:style-name="Основной_20_шрифт_20_абзаца"><text:span text:style-name="T7"> </text:span></text:span><text:span text:style-name="Основной_20_шрифт_20_абзаца"><text:span text:style-name="T35">componentDidMount() </text:span></text:span><text:span text:style-name="Основной_20_шрифт_20_абзаца"><text:span text:style-name="T7">аналог useEffect(); </text:span></text:span><text:span text:style-name="Основной_20_шрифт_20_абзаца"><text:span text:style-name="T4">обновление</text:span></text:span><text:span text:style-name="Основной_20_шрифт_20_абзаца"><text:span text:style-name="T7">: </text:span></text:span><text:span text:style-name="Основной_20_шрифт_20_абзаца"><text:span text:style-name="T35">shouldComponentUpdate()</text:span></text:span><text:span text:style-name="Основной_20_шрифт_20_абзаца"><text:span text:style-name="T7"> - </text:span></text:span><text:span text:style-name="Основной_20_шрифт_20_абзаца"><text:span text:style-name="T12">проверка</text:span></text:span><text:span text:style-name="Основной_20_шрифт_20_абзаца"><text:span text:style-name="T7"> </text:span></text:span><text:span text:style-name="Основной_20_шрифт_20_абзаца"><text:span text:style-name="T12">перед</text:span></text:span><text:span text:style-name="Основной_20_шрифт_20_абзаца"><text:span text:style-name="T7"> </text:span></text:span><text:span text:style-name="Основной_20_шрифт_20_абзаца"><text:span text:style-name="T12">обновлением</text:span></text:span><text:span text:style-name="Основной_20_шрифт_20_абзаца"><text:span text:style-name="T7"> </text:span></text:span><text:span text:style-name="Основной_20_шрифт_20_абзаца"><text:span text:style-name="T12">изменились</text:span></text:span><text:span text:style-name="Основной_20_шрифт_20_абзаца"><text:span text:style-name="T7"> </text:span></text:span><text:span text:style-name="Основной_20_шрифт_20_абзаца"><text:span text:style-name="T12">ли</text:span></text:span><text:span text:style-name="Основной_20_шрифт_20_абзаца"><text:span text:style-name="T7">: props или state. </text:span></text:span><text:span text:style-name="Основной_20_шрифт_20_абзаца"><text:span text:style-name="T35">componentWillUpdate ()</text:span></text:span><text:span text:style-name="Основной_20_шрифт_20_абзаца"><text:span text:style-name="T7"> - после обновления states и props</text:span></text:span></text:p>
      <text:p text:style-name="P2"><text:span text:style-name="Основной_20_шрифт_20_абзаца"><text:span text:style-name="T12">________________________________________________________________________________________________</text:span></text:span></text:p>
      <text:p text:style-name="P2"/>
      <text:p text:style-name="P1"><text:span text:style-name="Основной_20_шрифт_20_абзаца"><text:span text:style-name="T5">NEXT</text:span></text:span><text:span text:style-name="Основной_20_шрифт_20_абзаца"><text:span text:style-name="T10">_13-14</text:span></text:span></text:p>
      <text:p text:style-name="P1"><text:span text:style-name="Основной_20_шрифт_20_абзаца"><text:span text:style-name="T6">SSR</text:span></text:span><text:span text:style-name="Основной_20_шрифт_20_абзаца"><text:span text:style-name="T32"> (“</text:span></text:span><text:span text:style-name="Основной_20_шрифт_20_абзаца"><text:span text:style-name="T33">рендеринг страницы на сервере при каждом запросе</text:span></text:span><text:span text:style-name="Основной_20_шрифт_20_абзаца"><text:span text:style-name="T32">”)</text:span></text:span></text:p>
      <text:p text:style-name="P2"><text:span text:style-name="Основной_20_шрифт_20_абзаца"><text:span text:style-name="T12">по дефолту Некст использует </text:span></text:span><text:span text:style-name="Основной_20_шрифт_20_абзаца"><text:span text:style-name="T9">серверный рендеринг </text:span></text:span><text:span text:style-name="Основной_20_шрифт_20_абзаца"><text:span text:style-name="T12">в отличие от </text:span></text:span><text:span text:style-name="Основной_20_шрифт_20_абзаца"><text:span text:style-name="T7">React</text:span></text:span><text:span text:style-name="Основной_20_шрифт_20_абзаца"><text:span text:style-name="T12"> (где испол. </text:span></text:span><text:span text:style-name="Основной_20_шрифт_20_абзаца"><text:span text:style-name="T7">SPA</text:span></text:span><text:span text:style-name="Основной_20_шрифт_20_абзаца"><text:span text:style-name="T12"> “рендеринг на клиенте”).</text:span></text:span></text:p>
      <text:p text:style-name="P2"><text:span text:style-name="Основной_20_шрифт_20_абзаца"><text:span text:style-name="T5">SSR</text:span></text:span><text:span text:style-name="Основной_20_шрифт_20_абзаца"><text:span text:style-name="T12"> — </text:span></text:span><text:span text:style-name="Основной_20_шрифт_20_абзаца"><text:span text:style-name="T32">генерирует страницы на лету </text:span></text:span><text:span text:style-name="Основной_20_шрифт_20_абзаца"><text:span text:style-name="T12">— перешли на страницу она будет налету </text:span></text:span><text:span text:style-name="Основной_20_шрифт_20_абзаца"><text:span text:style-name="T9">сгенерена на сервере</text:span></text:span><text:span text:style-name="Основной_20_шрифт_20_абзаца"><text:span text:style-name="T12"> </text:span></text:span><text:span text:style-name="Основной_20_шрифт_20_абзаца"><text:span text:style-name="T7">Next</text:span></text:span><text:span text:style-name="Основной_20_шрифт_20_абзаца"><text:span text:style-name="T12">_ом (на каждый запрос генерируем страницу). </text:span></text:span><text:span text:style-name="Основной_20_шрифт_20_абзаца"><text:span text:style-name="T9">Плюсы </text:span></text:span><text:span text:style-name="Основной_20_шрифт_20_абзаца"><text:span text:style-name="T4">SSR</text:span></text:span><text:span text:style-name="Основной_20_шрифт_20_абзаца"><text:span text:style-name="T9">:</text:span></text:span><text:span text:style-name="Основной_20_шрифт_20_абзаца"><text:span text:style-name="T12"> страница всегда отображает актуальные данные; размер итогового <text:s/>бандла будет меньше чем в </text:span></text:span><text:span text:style-name="Основной_20_шрифт_20_абзаца"><text:span text:style-name="T7">SPA</text:span></text:span><text:span text:style-name="Основной_20_шрифт_20_абзаца"><text:span text:style-name="T12">; отдаем клиенту сразу без задержек — быстро получает страницу («первую отрисовку») без лишних Лоадеров как на реакте и намного быстрее; Тк контент генерируется на сервере и отправляется полностью, поисковые системы могут легко его индексировать (+</text:span></text:span><text:span text:style-name="Основной_20_шрифт_20_абзаца"><text:span text:style-name="T7">SEO</text:span></text:span><text:span text:style-name="Основной_20_шрифт_20_абзаца"><text:span text:style-name="T12"> оптимизация);огромный прирост производительности на слабых устроиствах (мобилках); </text:span></text:span><text:span text:style-name="Основной_20_шрифт_20_абзаца"><text:span text:style-name="T9">Минусы </text:span></text:span><text:span text:style-name="Основной_20_шрифт_20_абзаца"><text:span text:style-name="T4">SSR</text:span></text:span><text:span text:style-name="Основной_20_шрифт_20_абзаца"><text:span text:style-name="T12">: нагрузка на сервер — когда пользователей много, то сервер должен обрабатывать каждый запрос от каждого юзера.</text:span></text:span></text:p>
      <text:p text:style-name="P1"><text:span text:style-name="Основной_20_шрифт_20_абзаца"><text:span text:style-name="T57">SSG + <text:s/></text:span></text:span><text:span text:style-name="Основной_20_шрифт_20_абзаца"><text:span text:style-name="T6">ISR</text:span></text:span><text:span text:style-name="Основной_20_шрифт_20_абзаца"><text:span text:style-name="T11">(статика которая переобновляется-данные переобновляются)</text:span></text:span></text:p>
      <text:p text:style-name="P2"><text:span text:style-name="Основной_20_шрифт_20_абзаца"><text:span text:style-name="T5">SSG</text:span></text:span><text:span text:style-name="Основной_20_шрифт_20_абзаца"><text:span text:style-name="T12"> (</text:span></text:span><text:span text:style-name="Основной_20_шрифт_20_абзаца"><text:span text:style-name="T7">Static</text:span></text:span><text:span text:style-name="Основной_20_шрифт_20_абзаца"><text:span text:style-name="T12"> </text:span></text:span><text:span text:style-name="Основной_20_шрифт_20_абзаца"><text:span text:style-name="T7">Site</text:span></text:span><text:span text:style-name="Основной_20_шрифт_20_абзаца"><text:span text:style-name="T12"> </text:span></text:span><text:span text:style-name="Основной_20_шрифт_20_абзаца"><text:span text:style-name="T7">Generation</text:span></text:span><text:span text:style-name="Основной_20_шрифт_20_абзаца"><text:span text:style-name="T12"> - </text:span></text:span><text:span text:style-name="Основной_20_шрифт_20_абзаца"><text:span text:style-name="T35">html</text:span></text:span><text:span text:style-name="Основной_20_шрифт_20_абзаца"><text:span text:style-name="T32"> создаётся не в момент запроса к серверу а заранее во время сборки,единожды, </text:span></text:span><text:span text:style-name="Основной_20_шрифт_20_абзаца"><text:span text:style-name="T12">вся статика складывается в папку</text:span></text:span><text:span text:style-name="Основной_20_шрифт_20_абзаца"><text:span text:style-name="T15"> .</text:span></text:span><text:span text:style-name="Основной_20_шрифт_20_абзаца"><text:span text:style-name="T8">Next</text:span></text:span><text:span text:style-name="Основной_20_шрифт_20_абзаца"><text:span text:style-name="T15">.</text:span></text:span><text:span text:style-name="Основной_20_шрифт_20_абзаца"><text:span text:style-name="T32"> Некст всегда рекомендует использовать предпочтительнее </text:span></text:span><text:span text:style-name="Основной_20_шрифт_20_абзаца"><text:span text:style-name="T35">SSG</text:span></text:span><text:span text:style-name="Основной_20_шрифт_20_абзаца"><text:span text:style-name="T12">) - Используется функция </text:span></text:span><text:span text:style-name="Основной_20_шрифт_20_абзаца"><text:span text:style-name="T6">getStaticProps</text:span></text:span><text:span text:style-name="Основной_20_шрифт_20_абзаца"><text:span text:style-name="T11"> (</text:span></text:span><text:span text:style-name="Основной_20_шрифт_20_абзаца"><text:span text:style-name="T6">SSG</text:span></text:span><text:span text:style-name="Основной_20_шрифт_20_абзаца"><text:span text:style-name="T11">)</text:span></text:span><text:span text:style-name="Основной_20_шрифт_20_абзаца"><text:span text:style-name="T12"> </text:span></text:span><text:span text:style-name="Основной_20_шрифт_20_абзаца"><text:span text:style-name="T9">на Некст13. </text:span></text:span><text:span text:style-name="Основной_20_шрифт_20_абзаца"><text:span text:style-name="T32">В режиме разработки:</text:span></text:span><text:span text:style-name="Основной_20_шрифт_20_абзаца"><text:span text:style-name="T12"> </text:span></text:span><text:span text:style-name="Основной_20_шрифт_20_абзаца"><text:span text:style-name="T4">getStaticProps</text:span></text:span><text:span text:style-name="Основной_20_шрифт_20_абзаца"><text:span text:style-name="T12"> выполняется при каждом запросе к странице, чтобы разработчику было удобнее тестировать изменения. </text:span></text:span><text:span text:style-name="Основной_20_шрифт_20_абзаца"><text:span text:style-name="T32">В продакшене:</text:span></text:span><text:span text:style-name="Основной_20_шрифт_20_абзаца"><text:span text:style-name="T12"> данные </text:span></text:span><text:span text:style-name="Основной_20_шрифт_20_абзаца"><text:span text:style-name="T9">загружаются</text:span></text:span><text:span text:style-name="Основной_20_шрифт_20_абзаца"><text:span text:style-name="T12"> один раз на этапе сборки (</text:span></text:span><text:span text:style-name="Основной_20_шрифт_20_абзаца"><text:span text:style-name="T7">build</text:span></text:span><text:span text:style-name="Основной_20_шрифт_20_абзаца"><text:span text:style-name="T12">), и результат рендеринга сохраняется в виде статического </text:span></text:span><text:span text:style-name="Основной_20_шрифт_20_абзаца"><text:span text:style-name="T7">HTML</text:span></text:span><text:span text:style-name="Основной_20_шрифт_20_абзаца"><text:span text:style-name="T12">-файла. Этот файл используется для всех пользователей, пока не сработает </text:span></text:span><text:span text:style-name="Основной_20_шрифт_20_абзаца"><text:span text:style-name="T5">ISR</text:span></text:span><text:span text:style-name="Основной_20_шрифт_20_абзаца"><text:span text:style-name="T12">(</text:span></text:span><text:span text:style-name="Основной_20_шрифт_20_абзаца"><text:span text:style-name="T35">revalidate</text:span></text:span><text:span text:style-name="Основной_20_шрифт_20_абзаца"><text:span text:style-name="T32">: 60 </text:span></text:span><text:span text:style-name="Основной_20_шрифт_20_абзаца"><text:span text:style-name="T35">sec</text:span></text:span><text:span text:style-name="Основной_20_шрифт_20_абзаца"><text:span text:style-name="T32"> </text:span></text:span><text:span text:style-name="Основной_20_шрифт_20_абзаца"><text:span text:style-name="T12">например, </text:span></text:span><text:span text:style-name="Основной_20_шрифт_20_абзаца"><text:span text:style-name="T9">тоже самое что и SSG только после билда можем не пересобирать весь наш сайт а билдить снова те части которые изменились</text:span></text:span><text:span text:style-name="Основной_20_шрифт_20_абзаца"><text:span text:style-name="T12">)</text:span></text:span></text:p>
      <text:p text:style-name="P2"><text:span text:style-name="Основной_20_шрифт_20_абзаца"><text:span text:style-name="T9">Страницы, генерируемые </text:span></text:span><text:span text:style-name="Основной_20_шрифт_20_абзаца"><text:span text:style-name="T5">SSG</text:span></text:span><text:span text:style-name="Основной_20_шрифт_20_абзаца"><text:span text:style-name="T9">, обновляются только при новой сборке проекта, </text:span></text:span><text:span text:style-name="Основной_20_шрифт_20_абзаца"><text:span text:style-name="T12">что делает их идеально подходящими для контента, который редко меняется (например, </text:span></text:span><text:span text:style-name="Основной_20_шрифт_20_абзаца"><text:span text:style-name="T32">блог-посты, страницы конкретных продуктов</text:span></text:span><text:span text:style-name="Основной_20_шрифт_20_абзаца"><text:span text:style-name="T12">).</text:span></text:span></text:p>
      <text:p text:style-name="P2"/>
      <text:p text:style-name="P2"><text:span text:style-name="Основной_20_шрифт_20_абзаца"><text:span text:style-name="T33">Для статичных страниц используем</text:span></text:span><text:span text:style-name="Основной_20_шрифт_20_абзаца"><text:span text:style-name="T9"> </text:span></text:span><text:span text:style-name="Основной_20_шрифт_20_абзаца"><text:span text:style-name="T12">всегда </text:span></text:span><text:span text:style-name="Основной_20_шрифт_20_абзаца"><text:span text:style-name="T5">SSG</text:span></text:span><text:span text:style-name="Основной_20_шрифт_20_абзаца"><text:span text:style-name="T10"> + </text:span></text:span><text:span text:style-name="Основной_20_шрифт_20_абзаца"><text:span text:style-name="T5">ISR</text:span></text:span><text:span text:style-name="Основной_20_шрифт_20_абзаца"><text:span text:style-name="T12"> (</text:span></text:span><text:span text:style-name="Основной_20_шрифт_20_абзаца"><text:span text:style-name="T32">гибридный подход</text:span></text:span><text:span text:style-name="Основной_20_шрифт_20_абзаца"><text:span text:style-name="T12">, который сочетает статическую генерацию и серверный рендеринг. </text:span></text:span><text:span text:style-name="Основной_20_шрифт_20_абзаца"><text:span text:style-name="T9">Страницы изначально статически сгенерены</text:span></text:span><text:span text:style-name="Основной_20_шрифт_20_абзаца"><text:span text:style-name="T12">, </text:span></text:span><text:span text:style-name="Основной_20_шрифт_20_абзаца"><text:span text:style-name="T9">но могут обновляться с течением времени</text:span></text:span><text:span text:style-name="Основной_20_шрифт_20_абзаца"><text:span text:style-name="T12">, что позволяет получать актуальные данные без необходимости полного </text:span></text:span><text:span text:style-name="Основной_20_шрифт_20_абзаца"><text:span text:style-name="T7">SSR</text:span></text:span><text:span text:style-name="Основной_20_шрифт_20_абзаца"><text:span text:style-name="T12">) – для страниц которые не требуют персональных данных можем «пресгенерить» — предположить что у любого юзера который заходит на страницу основной контент должен быть статичный, скажем что статично сгенерим сайт, и есть </text:span></text:span><text:span text:style-name="Основной_20_шрифт_20_абзаца"><text:span text:style-name="T5">ISR</text:span></text:span><text:span text:style-name="Основной_20_шрифт_20_абзаца"><text:span text:style-name="T12"> - <text:s/>например с точки зрения </text:span></text:span><text:span text:style-name="Основной_20_шрифт_20_абзаца"><text:span text:style-name="T5">SSG</text:span></text:span><text:span text:style-name="Основной_20_шрифт_20_абзаца"><text:span text:style-name="T12"> например: говорим что “Есть к примеру 50 страниц продуктов и на этапе сборки должны </text:span></text:span><text:span text:style-name="Основной_20_шрифт_20_абзаца"><text:span text:style-name="T9">сгенерить</text:span></text:span><text:span text:style-name="Основной_20_шрифт_20_абзаца"><text:span text:style-name="T12"> все 50 страниц, положить в кэш и когда юзер запрашивает продукт мы ему просто отдаем статику это генерится мнгновенно налету не требует никаких ресурсов от сервера, кроме как отдать статику. Минусы: данные не будут актуализироваться вообще - но тк есть «инкрементальная генерация» - когда заходим на страницу после определенного прохождения числа секунд, которые мы задали через </text:span></text:span><text:span text:style-name="Основной_20_шрифт_20_абзаца"><text:span text:style-name="T7">revalidate</text:span></text:span><text:span text:style-name="Основной_20_шрифт_20_абзаца"><text:span text:style-name="T12"> – Некст еще раз перегенерирует эту страницу. У </text:span></text:span><text:span text:style-name="Основной_20_шрифт_20_абзаца"><text:span text:style-name="T5">SSG</text:span></text:span><text:span text:style-name="Основной_20_шрифт_20_абзаца"><text:span text:style-name="T12">  </text:span></text:span><text:span text:style-name="Основной_20_шрифт_20_абзаца"><text:span text:style-name="T32">можем генерить часть самых популярных страниц остальные генерить динамически</text:span></text:span><text:span text:style-name="Основной_20_шрифт_20_абзаца"><text:span text:style-name="T12"> — мы их тоже сгенерим и положим в кеш. </text:span></text:span><text:span text:style-name="Основной_20_шрифт_20_абзаца"><text:span text:style-name="T9">Если статичный контент используем </text:span></text:span><text:span text:style-name="Основной_20_шрифт_20_абзаца"><text:span text:style-name="T5">SSG</text:span></text:span><text:span text:style-name="Основной_20_шрифт_20_абзаца"><text:span text:style-name="T9"> по максимуму</text:span></text:span><text:span text:style-name="Основной_20_шрифт_20_абзаца"><text:span text:style-name="T12"> (и рендерить только чать </text:span></text:span><text:span text:style-name="Основной_20_шрифт_20_абзаца"><text:span text:style-name="T4">lazy</text:span></text:span><text:span text:style-name="Основной_20_шрифт_20_абзаца"><text:span text:style-name="T12">), а если есть персонализированный контент например личный кабинет то делаем с помощью </text:span></text:span><text:span text:style-name="Основной_20_шрифт_20_абзаца"><text:span text:style-name="T7">SSR.</text:span></text:span></text:p>
      <text:p text:style-name="P2"/>
      <text:p text:style-name="P2"><text:span text:style-name="Основной_20_шрифт_20_абзаца"><text:span text:style-name="T9">Гидратация</text:span></text:span><text:span text:style-name="Основной_20_шрифт_20_абзаца"><text:span text:style-name="T12"> — процесс когда к нам на клиент пришел HTML, сгенериный на сервере (SSR или SSG), и к нему присобачиваются «джаваскриптовые» события, обработчики, добавляется интерактивность, страница «оживает».</text:span></text:span></text:p>
      <text:p text:style-name="P1"><text:span text:style-name="Основной_20_шрифт_20_абзаца"><text:span text:style-name="T34">App</text:span></text:span><text:span text:style-name="Основной_20_шрифт_20_абзаца"><text:span text:style-name="T33"> </text:span></text:span><text:span text:style-name="Основной_20_шрифт_20_абзаца"><text:span text:style-name="T34">router</text:span></text:span><text:span text:style-name="Основной_20_шрифт_20_абзаца"><text:span text:style-name="T33">:</text:span></text:span></text:p>
      <text:p text:style-name="P2"><text:soft-page-break/><text:span text:style-name="Основной_20_шрифт_20_абзаца"><text:span text:style-name="T5">app</text:span></text:span><text:span text:style-name="Основной_20_шрифт_20_абзаца"><text:span text:style-name="T10"> </text:span></text:span><text:span text:style-name="Основной_20_шрифт_20_абзаца"><text:span text:style-name="T12">– главная корневая папка, все работа с роутами и создаем компоненты, страницы как </text:span></text:span><text:span text:style-name="Основной_20_шрифт_20_абзаца"><text:span text:style-name="T35">page</text:span></text:span><text:span text:style-name="Основной_20_шрифт_20_абзаца"><text:span text:style-name="T32"> </text:span></text:span><text:span text:style-name="Основной_20_шрифт_20_абзаца"><text:span text:style-name="T12">(роут будет:</text:span></text:span><text:span text:style-name="Основной_20_шрифт_20_абзаца"><text:span text:style-name="T33"> /</text:span></text:span><text:span text:style-name="Основной_20_шрифт_20_абзаца"><text:span text:style-name="T12">), главная страница </text:span></text:span><text:span text:style-name="Основной_20_шрифт_20_абзаца"><text:span text:style-name="T35">Home</text:span></text:span><text:span text:style-name="Основной_20_шрифт_20_абзаца"><text:span text:style-name="T12">, </text:span></text:span><text:span text:style-name="Основной_20_шрифт_20_абзаца"><text:span text:style-name="T9">страницы</text:span></text:span><text:span text:style-name="Основной_20_шрифт_20_абзаца"><text:span text:style-name="T12"> и компоненты могут быть асинхронными.</text:span></text:span></text:p>
      <text:p text:style-name="P2"><text:span text:style-name="Основной_20_шрифт_20_абзаца"><text:span text:style-name="T35">layout</text:span></text:span><text:span text:style-name="Основной_20_шрифт_20_абзаца"><text:span text:style-name="T12"> – обертка над приложением, </text:span></text:span><text:span text:style-name="Основной_20_шрифт_20_абзаца"><text:span text:style-name="T32">корневой</text:span></text:span><text:span text:style-name="Основной_20_шрифт_20_абзаца"><text:span text:style-name="T12"> </text:span></text:span><text:span text:style-name="Основной_20_шрифт_20_абзаца"><text:span text:style-name="T4">RootLayout</text:span></text:span><text:span text:style-name="Основной_20_шрифт_20_абзаца"><text:span text:style-name="T12">, несколько лайаутов,</text:span></text:span></text:p>
      <text:p text:style-name="P2"><text:span text:style-name="Основной_20_шрифт_20_абзаца"><text:span text:style-name="T35">public</text:span></text:span><text:span text:style-name="Основной_20_шрифт_20_абзаца"><text:span text:style-name="T12"> – картинки, </text:span></text:span><text:span text:style-name="Основной_20_шрифт_20_абзаца"><text:span text:style-name="T7">svg</text:span></text:span><text:span text:style-name="Основной_20_шрифт_20_абзаца"><text:span text:style-name="T12"> тут храним по пути /</text:span></text:span><text:span text:style-name="Основной_20_шрифт_20_абзаца"><text:span text:style-name="T7">cat</text:span></text:span><text:span text:style-name="Основной_20_шрифт_20_абзаца"><text:span text:style-name="T12">.</text:span></text:span><text:span text:style-name="Основной_20_шрифт_20_абзаца"><text:span text:style-name="T7">svg</text:span></text:span><text:span text:style-name="Основной_20_шрифт_20_абзаца"><text:span text:style-name="T12">(наидет сразу в папке);</text:span></text:span></text:p>
      <text:p text:style-name="P2"><text:span text:style-name="Основной_20_шрифт_20_абзаца"><text:span text:style-name="T4">Template</text:span></text:span><text:span text:style-name="Основной_20_шрифт_20_абзаца"><text:span text:style-name="T12"> – схож с Лайатом но они <text:s/>генерятся при каждой загрузки страницы(</text:span></text:span><text:span text:style-name="Основной_20_шрифт_20_абзаца"><text:span text:style-name="T9">при переходе между страницами</text:span></text:span><text:span text:style-name="Основной_20_шрифт_20_абзаца"><text:span text:style-name="T12">)</text:span></text:span></text:p>
      <text:p text:style-name="P2"><text:span text:style-name="Основной_20_шрифт_20_абзаца"><text:span text:style-name="T4">Link</text:span></text:span><text:span text:style-name="Основной_20_шрифт_20_абзаца"><text:span text:style-name="T12"> – меняется контент, перезагрузки стр.не будет,</text:span></text:span></text:p>
      <text:p text:style-name="P2"><text:span text:style-name="Основной_20_шрифт_20_абзаца"><text:span text:style-name="T4">Image</text:span></text:span><text:span text:style-name="Основной_20_шрифт_20_абзаца"><text:span text:style-name="T12"> – оптимизирует изображения, кэширует картинки, сжать их можно, указать приоритет, </text:span></text:span><text:span text:style-name="Основной_20_шрифт_20_абзаца"><text:span text:style-name="T7">lazy</text:span></text:span><text:span text:style-name="Основной_20_шрифт_20_абзаца"><text:span text:style-name="T12"> загрузку картинки назначить можем,</text:span></text:span></text:p>
      <text:p text:style-name="P2"><text:span text:style-name="Основной_20_шрифт_20_абзаца"><text:span text:style-name="T4">Script</text:span></text:span><text:span text:style-name="Основной_20_шрифт_20_абзаца"><text:span text:style-name="T12"> – в </text:span></text:span><text:span text:style-name="Основной_20_шрифт_20_абзаца"><text:span text:style-name="T7">head</text:span></text:span><text:span text:style-name="Основной_20_шрифт_20_абзаца"><text:span text:style-name="T12"> пишем, если надо подгрузить какой то скрипт, например сервис-воркер, Некст не рекомендует через тэг </text:span></text:span><text:span text:style-name="Основной_20_шрифт_20_абзаца"><text:span text:style-name="T7">script</text:span></text:span><text:span text:style-name="Основной_20_шрифт_20_абзаца"><text:span text:style-name="T12"> скрипты подключать а именно так</text:span></text:span></text:p>
      <text:p text:style-name="P2"/>
      <text:p text:style-name="P2"><text:span text:style-name="Основной_20_шрифт_20_абзаца"><text:span text:style-name="T32">() - круглые скобки</text:span></text:span><text:span text:style-name="Основной_20_шрифт_20_абзаца"><text:span text:style-name="T12"> не идет название папки в урл (</text:span></text:span><text:span text:style-name="Основной_20_шрифт_20_абзаца"><text:span text:style-name="T9">группировка роутов</text:span></text:span><text:span text:style-name="Основной_20_шрифт_20_абзаца"><text:span text:style-name="T12">)</text:span></text:span></text:p>
      <text:p text:style-name="P18"><text:span text:style-name="Основной_20_шрифт_20_абзаца"><text:span text:style-name="T32">_</text:span></text:span><text:span text:style-name="Основной_20_шрифт_20_абзаца"><text:span text:style-name="T12"> наименование папки с пожчеркиванием исключает содержимое папки из роутинговои сислемы</text:span></text:span></text:p>
      <text:p text:style-name="P2"/>
      <text:p text:style-name="P2"><text:span text:style-name="Основной_20_шрифт_20_абзаца"><text:span text:style-name="T9">Хуки </text:span></text:span><text:span text:style-name="Основной_20_шрифт_20_абзаца"><text:span text:style-name="T4">Next</text:span></text:span><text:span text:style-name="Основной_20_шрифт_20_абзаца"><text:span text:style-name="T9">_14</text:span></text:span></text:p>
      <text:p text:style-name="P2"><text:span text:style-name="Основной_20_шрифт_20_абзаца"><text:span text:style-name="T35">useRouter</text:span></text:span><text:span text:style-name="Основной_20_шрифт_20_абзаца"><text:span text:style-name="T32">() </text:span></text:span><text:span text:style-name="Основной_20_шрифт_20_абзаца"><text:span text:style-name="T12">- <text:s/>для работы с маршрутизацией. Хук предоставляет доступ к объекту маршрутизатора (</text:span></text:span><text:span text:style-name="Основной_20_шрифт_20_абзаца"><text:span text:style-name="T7">router</text:span></text:span><text:span text:style-name="Основной_20_шрифт_20_абзаца"><text:span text:style-name="T12">)</text:span></text:span></text:p>
      <text:p text:style-name="P2"><text:span text:style-name="Основной_20_шрифт_20_абзаца"><text:span text:style-name="T35">usePathname</text:span></text:span><text:span text:style-name="Основной_20_шрифт_20_абзаца"><text:span text:style-name="T32">() </text:span></text:span><text:span text:style-name="Основной_20_шрифт_20_абзаца"><text:span text:style-name="T12">- текущий адрес страницы где я нахожусь (</text:span></text:span><text:span text:style-name="Основной_20_шрифт_20_абзаца"><text:span text:style-name="T32">например сделать активную ссылку</text:span></text:span><text:span text:style-name="Основной_20_шрифт_20_абзаца"><text:span text:style-name="T12">)</text:span></text:span></text:p>
      <text:p text:style-name="P2"><text:span text:style-name="Основной_20_шрифт_20_абзаца"><text:span text:style-name="T32">useSearchParams () </text:span></text:span><text:span text:style-name="Основной_20_шрифт_20_абзаца"><text:span text:style-name="T12">- позволяет работать с квери параметрами URL</text:span></text:span></text:p>
      <text:p text:style-name="P2"><text:span text:style-name="Основной_20_шрифт_20_абзаца"><text:span text:style-name="T4">Wrapper</text:span></text:span><text:span text:style-name="Основной_20_шрифт_20_абзаца"><text:span text:style-name="T9"> (Стейт-менеджер</text:span></text:span><text:span text:style-name="Основной_20_шрифт_20_абзаца"><text:span text:style-name="T12"> </text:span></text:span><text:span text:style-name="Основной_20_шрифт_20_абзаца"><text:span text:style-name="T35">RTK</text:span></text:span><text:span text:style-name="Основной_20_шрифт_20_абзаца"><text:span text:style-name="T12">)– </text:span></text:span><text:span text:style-name="Основной_20_шрифт_20_абзаца"><text:span text:style-name="T35">next</text:span></text:span><text:span text:style-name="Основной_20_шрифт_20_абзаца"><text:span text:style-name="T32">-</text:span></text:span><text:span text:style-name="Основной_20_шрифт_20_абзаца"><text:span text:style-name="T35">redux</text:span></text:span><text:span text:style-name="Основной_20_шрифт_20_абзаца"><text:span text:style-name="T32">-</text:span></text:span><text:span text:style-name="Основной_20_шрифт_20_абзаца"><text:span text:style-name="T35">wrapper</text:span></text:span><text:span text:style-name="Основной_20_шрифт_20_абзаца"><text:span text:style-name="T32"> </text:span></text:span><text:span text:style-name="Основной_20_шрифт_20_абзаца"><text:span text:style-name="T12">- <text:s/>в </text:span></text:span><text:span text:style-name="Основной_20_шрифт_20_абзаца"><text:span text:style-name="T7">RootLaypout</text:span></text:span><text:span text:style-name="Основной_20_шрифт_20_абзаца"><text:span text:style-name="T12"> оборачиваем страницы оберткой РТК, к нему подключаем </text:span></text:span><text:span text:style-name="Основной_20_шрифт_20_абзаца"><text:span text:style-name="T7">store</text:span></text:span><text:span text:style-name="Основной_20_шрифт_20_абзаца"><text:span text:style-name="T12"> редакса</text:span></text:span></text:p>
      <text:p text:style-name="P2"/>
      <text:p text:style-name="P11">Клиентские и серверные компоненты:</text:p>
      <text:p text:style-name="P2"><text:span text:style-name="Основной_20_шрифт_20_абзаца"><text:span text:style-name="T33">Клиентские</text:span></text:span><text:span text:style-name="Основной_20_шрифт_20_абзаца"><text:span text:style-name="T12"> — если нужна интерактивность, </text:span></text:span><text:span text:style-name="Основной_20_шрифт_20_абзаца"><text:span text:style-name="T32">„</text:span></text:span><text:span text:style-name="Основной_20_шрифт_20_абзаца"><text:span text:style-name="T35">use</text:span></text:span><text:span text:style-name="Основной_20_шрифт_20_абзаца"><text:span text:style-name="T32"> </text:span></text:span><text:span text:style-name="Основной_20_шрифт_20_абзаца"><text:span text:style-name="T35">client</text:span></text:span><text:span text:style-name="Основной_20_шрифт_20_абзаца"><text:span text:style-name="T32">“ </text:span></text:span><text:span text:style-name="Основной_20_шрифт_20_абзаца"><text:span text:style-name="T12">— как привыкли в Реакт пишем код, хуки использовать Некста и Реакта можем. Где написали </text:span></text:span><text:span text:style-name="Основной_20_шрифт_20_абзаца"><text:span text:style-name="T7">use</text:span></text:span><text:span text:style-name="Основной_20_шрифт_20_абзаца"><text:span text:style-name="T12"> </text:span></text:span><text:span text:style-name="Основной_20_шрифт_20_абзаца"><text:span text:style-name="T7">client</text:span></text:span><text:span text:style-name="Основной_20_шрифт_20_абзаца"><text:span text:style-name="T12"> все вложенные в родителя компоненты станут клиентскими.</text:span></text:span></text:p>
      <text:p text:style-name="P2"><text:span text:style-name="Основной_20_шрифт_20_абзаца"><text:span text:style-name="T33">Сереверный</text:span></text:span><text:span text:style-name="Основной_20_шрифт_20_абзаца"><text:span text:style-name="T12"> — взаимодеиствие с сервером и получения данных, если на серверный повешаем </text:span></text:span><text:span text:style-name="Основной_20_шрифт_20_абзаца"><text:span text:style-name="T35">onClick</text:span></text:span><text:span text:style-name="Основной_20_шрифт_20_абзаца"><text:span text:style-name="T12"> на кнопку или хук использовать то Некст выдаст ошибку</text:span></text:span></text:p>
      <text:p text:style-name="P2"><text:span text:style-name="Основной_20_шрифт_20_абзаца"><text:span text:style-name="T32">Клиентские</text:span></text:span><text:span text:style-name="Основной_20_шрифт_20_абзаца"><text:span text:style-name="T12"> </text:span></text:span><text:span text:style-name="Основной_20_шрифт_20_абзаца"><text:span text:style-name="T32">К</text:span></text:span><text:span text:style-name="Основной_20_шрифт_20_абзаца"><text:span text:style-name="T12">. пишем внутри </text:span></text:span><text:span text:style-name="Основной_20_шрифт_20_абзаца"><text:span text:style-name="T32">С</text:span></text:span><text:span text:style-name="Основной_20_шрифт_20_абзаца"><text:span text:style-name="T12">, внутри </text:span></text:span><text:span text:style-name="Основной_20_шрифт_20_абзаца"><text:span text:style-name="T32">серверного</text:span></text:span><text:span text:style-name="Основной_20_шрифт_20_абзаца"><text:span text:style-name="T12"> мы можем импортировать </text:span></text:span><text:span text:style-name="Основной_20_шрифт_20_абзаца"><text:span text:style-name="T32">клиентскии</text:span></text:span><text:span text:style-name="Основной_20_шрифт_20_абзаца"><text:span text:style-name="T12">, но внутри </text:span></text:span><text:span text:style-name="Основной_20_шрифт_20_абзаца"><text:span text:style-name="T32">клиентского</text:span></text:span><text:span text:style-name="Основной_20_шрифт_20_абзаца"><text:span text:style-name="T12"> не можем импортировать </text:span></text:span><text:span text:style-name="Основной_20_шрифт_20_абзаца"><text:span text:style-name="T32">серверный</text:span></text:span><text:span text:style-name="Основной_20_шрифт_20_абзаца"><text:span text:style-name="T12">, если все же импортируем то </text:span></text:span><text:span text:style-name="Основной_20_шрифт_20_абзаца"><text:span text:style-name="T32">серверный</text:span></text:span><text:span text:style-name="Основной_20_шрифт_20_абзаца"><text:span text:style-name="T12"> станет </text:span></text:span><text:span text:style-name="Основной_20_шрифт_20_абзаца"><text:span text:style-name="T32">клиентским</text:span></text:span><text:span text:style-name="Основной_20_шрифт_20_абзаца"><text:span text:style-name="T12">. Мы можем использовать серверные внутри клиентских но не импортировать их, а использовать их как пропсы в частности как </text:span></text:span><text:span text:style-name="Основной_20_шрифт_20_абзаца"><text:span text:style-name="T35">children</text:span></text:span></text:p>
      <text:p text:style-name="P27"><text:span text:style-name="T95">22 </text:span><text:span text:style-name="T40">билдим проект</text:span></text:p>
      <text:p text:style-name="P28"><text:span text:style-name="T97">10</text:span><text:span text:style-name="T42"> </text:span><text:span text:style-name="T41">клиентскии компонент</text:span></text:p>
      <text:p text:style-name="P29">15 <text:span text:style-name="T39">динамическии запрос </text:span><text:span text:style-name="T94">— </text:span><text:span text:style-name="T96">серверные компоненты в них </text:span><text:span text:style-name="T43">async</text:span><text:span text:style-name="T98"> </text:span><text:span text:style-name="T96">можем писать</text:span></text:p>
      <text:p text:style-name="P25"><text:span text:style-name="T68">1</text:span><text:span text:style-name="T69">9 </text:span><text:span text:style-name="T91">SSR </text:span><text:span text:style-name="T69">(динамическая страничка — не надо ее кэшировать, пускай каждый раз выполняет какую-то работу) </text:span><text:span text:style-name="T86">– </text:span><text:span text:style-name="T69">на каждый запрос рендеринг на сервере странички, дорого тк построение дерева </text:span><text:span text:style-name="T70">заново..</text:span><text:span text:style-name="T69">, ВирталДОМ, это дорого, </text:span><text:span text:style-name="T78">а может часть страниц статически сгенерируем? </text:span><text:span text:style-name="T71">По дефолту </text:span><text:span text:style-name="T79">Некст</text:span><text:span text:style-name="T71"> старается все сделать статически сгенерированным </text:span><text:span text:style-name="T72">и данные кэширует по дефолту</text:span><text:span text:style-name="T71">. Что значит статически сгенерирвоанным </text:span><text:span text:style-name="T90">(</text:span><text:span text:style-name="T92">SSG</text:span><text:span text:style-name="T90">)</text:span><text:span text:style-name="T92"> </text:span><text:span text:style-name="T71">— «</text:span><text:span text:style-name="T73">А</text:span><text:span text:style-name="T71"> даваи я в моменте компиляции приложения (билда) </text:span><text:span text:style-name="T73">то есть</text:span><text:span text:style-name="T71"> не в режиме </text:span><text:span text:style-name="T83">npm dev</text:span><text:span text:style-name="T87"> </text:span><text:span text:style-name="T71">а после сборки.., в режиме </text:span><text:span text:style-name="T83">dev</text:span><text:span text:style-name="T87"> </text:span><text:span text:style-name="T71">будет работать как </text:span><text:span text:style-name="T83">SSR</text:span><text:span text:style-name="T87"> </text:span><text:span text:style-name="T71">для удобства разработчика - </text:span><text:span text:style-name="T73">то есть</text:span><text:span text:style-name="T74"> перед тем как хотим залить свои саит на сервер, </text:span><text:span text:style-name="T75">делаем компиляцию</text:span><text:span text:style-name="T88"> </text:span><text:span text:style-name="T93">npm build</text:span><text:span text:style-name="T88"> </text:span><text:span text:style-name="T75">и эта компиляция выполняется и ВиртуалДОМ не пересоздается тк видит статические фаилики,</text:span></text:p>
      <text:p text:style-name="P30"><text:span text:style-name="T75">2</text:span><text:span text:style-name="T58">5- </text:span><text:span text:style-name="T80">SSR</text:span><text:span text:style-name="T84"> </text:span><text:span text:style-name="T58">во время билда такие страницы сделают запрос на сервер там отрисуют страницу со свежими данными и нам вернут ее. </text:span></text:p>
      <text:p text:style-name="P31"><text:span text:style-name="T58">27 </text:span><text:span text:style-name="T80">SSG</text:span><text:span text:style-name="T84"> – </text:span><text:span text:style-name="T89">делать когда данные жестко статичные:</text:span><text:span text:style-name="T58"> такие как футер, часть Хедара, Сайдбары, страница с офертой, правилами, то что не меняется никогда</text:span></text:p>
      <text:p text:style-name="P26"><text:span text:style-name="T58">28 </text:span><text:span text:style-name="T89">У нас есть возможность такие страницы сгенерить статически, а потом время от времени обновлять уже динамически?</text:span><text:span text:style-name="T58"> </text:span><text:span text:style-name="T80">SSG + ISR </text:span><text:span text:style-name="T76">(</text:span><text:span text:style-name="T81">revalidate:</text:span><text:span text:style-name="T76"> </text:span><text:span text:style-name="T77">20</text:span><text:span text:style-name="T82"> sec</text:span><text:span text:style-name="T85"> – </text:span><text:span text:style-name="T59">кол-во сек через которые я заново на сервере уже, возьму ту </text:span><text:span text:style-name="T76">статическую страничку</text:span><text:span text:style-name="T59"> которая была во время сборки сделана, </text:span><text:span text:style-name="T60">я ту страничку выкину, потому что прошло 20 сек </text:span><text:span text:style-name="T61">и сгенерирую новую страничку, </text:span><text:span text:style-name="T62">но сделаю я не по истечениее 20 сек - а после этого времени как только страницу запросят</text:span><text:span text:style-name="T59">) — </text:span><text:span text:style-name="T63">воспринимаи как кэш — на 20 сек видим старые данные после нашего запроса страницы — потом прошло время и обновление. </text:span><text:span text:style-name="T64">31.38 Когда применять: дял постов в инстаграмме, </text:span><text:span text:style-name="T65">зашел увидел ленту своих друзеи, зашел через минуту - увидел снова ее же, зашел снова обновил страницу на тебе более свежии контент, зато если 1000 чел запрашивают эту страницу то в рамках 20 сек сервер напрягаться не будет и юудет возвращать закешированную версию. </text:span><text:span text:style-name="T66">Жестко сняли нагрузку — </text:span><text:span text:style-name="T67">закешировали и показываем старью — только после перезагрузки страницы свежие данные отрисуются, экономим ресурсы. </text:span></text:p>
      <text:p text:style-name="P23">GIT</text:p>
      <text:p text:style-name="P18"><text:soft-page-break/><text:span text:style-name="Основной_20_шрифт_20_абзаца"><text:span text:style-name="T4">git reset –hard или git revert (или git chery-pich) </text:span></text:span><text:span text:style-name="Основной_20_шрифт_20_абзаца"><text:span text:style-name="T7">– </text:span></text:span><text:span text:style-name="Основной_20_шрифт_20_абзаца"><text:span text:style-name="T35">откатить коммит </text:span></text:span><text:span text:style-name="Основной_20_шрифт_20_абзаца"><text:span text:style-name="T32">назад</text:span></text:span></text:p>
      <text:p text:style-name="P18"><text:span text:style-name="Основной_20_шрифт_20_абзаца"><text:span text:style-name="T32">откатить коммит с конкретным </text:span></text:span><text:span text:style-name="Основной_20_шрифт_20_абзаца"><text:span text:style-name="T35">id</text:span></text:span><text:span text:style-name="Основной_20_шрифт_20_абзаца"><text:span text:style-name="T32"> отменить этот коммит</text:span></text:span><text:span text:style-name="Основной_20_шрифт_20_абзаца"><text:span text:style-name="T12"> - <text:s/></text:span></text:span><text:span text:style-name="Основной_20_шрифт_20_абзаца"><text:span text:style-name="T4">git</text:span></text:span><text:span text:style-name="Основной_20_шрифт_20_абзаца"><text:span text:style-name="T9"> </text:span></text:span><text:span text:style-name="Основной_20_шрифт_20_абзаца"><text:span text:style-name="T4">revert</text:span></text:span></text:p>
      <text:p text:style-name="P18"><text:span text:style-name="Основной_20_шрифт_20_абзаца"><text:span text:style-name="T32">разница </text:span></text:span><text:span text:style-name="Основной_20_шрифт_20_абзаца"><text:span text:style-name="T35">merge</text:span></text:span><text:span text:style-name="Основной_20_шрифт_20_абзаца"><text:span text:style-name="T32"> </text:span></text:span><text:span text:style-name="Основной_20_шрифт_20_абзаца"><text:span text:style-name="T35">vs</text:span></text:span><text:span text:style-name="Основной_20_шрифт_20_абзаца"><text:span text:style-name="T32"> </text:span></text:span><text:span text:style-name="Основной_20_шрифт_20_абзаца"><text:span text:style-name="T35">rebase</text:span></text:span><text:span text:style-name="Основной_20_шрифт_20_абзаца"><text:span text:style-name="T32"> </text:span></text:span><text:span text:style-name="Основной_20_шрифт_20_абзаца"><text:span text:style-name="T12">– мерж переписывает историю ветки а ребейс нет,</text:span></text:span></text:p>
      <text:p text:style-name="P18"><text:span text:style-name="Основной_20_шрифт_20_абзаца"><text:span text:style-name="T4">git</text:span></text:span><text:span text:style-name="Основной_20_шрифт_20_абзаца"><text:span text:style-name="T9"> </text:span></text:span><text:span text:style-name="Основной_20_шрифт_20_абзаца"><text:span text:style-name="T4">revert</text:span></text:span><text:span text:style-name="Основной_20_шрифт_20_абзаца"><text:span text:style-name="T9"> </text:span></text:span><text:span text:style-name="Основной_20_шрифт_20_абзаца"><text:span text:style-name="T12">“вернуться” </text:span></text:span><text:span text:style-name="Основной_20_шрифт_20_абзаца"><text:span text:style-name="T32">(откат коммита с сохранением в истории) </text:span></text:span><text:span text:style-name="Основной_20_шрифт_20_абзаца"><text:span text:style-name="T12">– это удаление всех предыдущих изменений любого предыдущего коммита в виде нового коммита с этой отменой в нашей ветке -- когда поняли что написали в коммите полную ерунду</text:span></text:span></text:p>
      <text:p text:style-name="P18"><text:span text:style-name="Основной_20_шрифт_20_абзаца"><text:span text:style-name="T32">как сделать откатить все изменения (состояния фаилов) которые были до этого коммита? </text:span></text:span><text:span text:style-name="Основной_20_шрифт_20_абзаца"><text:span text:style-name="T12">Отменить этот коммит. Делаем </text:span></text:span><text:span text:style-name="Основной_20_шрифт_20_абзаца"><text:span text:style-name="T7">git</text:span></text:span><text:span text:style-name="Основной_20_шрифт_20_абзаца"><text:span text:style-name="T12"> </text:span></text:span><text:span text:style-name="Основной_20_шрифт_20_абзаца"><text:span text:style-name="T7">log</text:span></text:span><text:span text:style-name="Основной_20_шрифт_20_абзаца"><text:span text:style-name="T12"> и ищем хеш коммита который надо отменить</text:span></text:span></text:p>
      <text:p text:style-name="P18"><text:span text:style-name="Основной_20_шрифт_20_абзаца"><text:span text:style-name="T4">git</text:span></text:span><text:span text:style-name="Основной_20_шрифт_20_абзаца"><text:span text:style-name="T9"> </text:span></text:span><text:span text:style-name="Основной_20_шрифт_20_абзаца"><text:span text:style-name="T4">chery</text:span></text:span><text:span text:style-name="Основной_20_шрифт_20_абзаца"><text:span text:style-name="T9">-</text:span></text:span><text:span text:style-name="Основной_20_шрифт_20_абзаца"><text:span text:style-name="T4">pich</text:span></text:span><text:span text:style-name="Основной_20_шрифт_20_абзаца"><text:span text:style-name="T9"> </text:span></text:span><text:span text:style-name="Основной_20_шрифт_20_абзаца"><text:span text:style-name="T12">– в</text:span></text:span><text:span text:style-name="Основной_20_шрифт_20_абзаца"><text:span text:style-name="T32">зять какой-то конкретный коммит и скопировать его в любую ветку.</text:span></text:span><text:span text:style-name="Основной_20_шрифт_20_абзаца"><text:span text:style-name="T12"> Сделал фичу, закоммитил и надо в другую ветку</text:span></text:span></text:p>
      <text:p text:style-name="P18"><text:span text:style-name="Основной_20_шрифт_20_абзаца"><text:span text:style-name="T4">git</text:span></text:span><text:span text:style-name="Основной_20_шрифт_20_абзаца"><text:span text:style-name="T9"> </text:span></text:span><text:span text:style-name="Основной_20_шрифт_20_абзаца"><text:span text:style-name="T4">stash</text:span></text:span><text:span text:style-name="Основной_20_шрифт_20_абзаца"><text:span text:style-name="T12"> – </text:span></text:span><text:span text:style-name="Основной_20_шрифт_20_абзаца"><text:span text:style-name="T32">временно положить свой код в облако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" style:font-family-generic="swiss" style:font-pitch="variable"/>
    <style:font-face style:name="Arial1" svg:font-family="Arial, Tahoma, Verdan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0.529cm" fo:margin-right="0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3-09-20T10:51:00Z</meta:creation-date>
    <dc:date>2024-12-20T19:12:39.300000000</dc:date>
    <meta:print-date>2024-12-18T04:32:00Z</meta:print-date>
    <meta:editing-cycles>351</meta:editing-cycles>
    <meta:editing-duration>PT1H10M32S</meta:editing-duration>
    <meta:document-statistic meta:table-count="0" meta:image-count="0" meta:object-count="0" meta:page-count="12" meta:paragraph-count="285" meta:word-count="6930" meta:character-count="53881" meta:non-whitespace-character-count="46886"/>
    <meta:template xlink:type="simple" xlink:actuate="onRequest" xlink:title="" xlink:href="Normal.dotm"/>
  </office:meta>
</office:document-meta>
</file>